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0.26757988 27.83119 0.02926 0.46415</text:p>
      <text:p text:style-name="P2">100 0.27025804 7.1343336 0.02996 0.08034</text:p>
      <text:p text:style-name="P2">200 0.2663382 2.3626783 0.02789 0.01704</text:p>
      <text:p text:style-name="P2">300 0.26245052 1.5245081 0.02745 0.01089</text:p>
      <text:p text:style-name="P2">400 0.26272678 1.0036936 0.02689 0.00726</text:p>
      <text:p text:style-name="P2">500 0.26635462 0.70714915 0.02849 0.00627</text:p>
      <text:p text:style-name="P2">600 0.26945505 0.51749265 0.02839 0.00535</text:p>
      <text:p text:style-name="P2">700 0.26776707 0.40081564 0.02851 0.00452</text:p>
      <text:p text:style-name="P2">800 0.2646637 0.34232032 0.02863 0.00456</text:p>
      <text:p text:style-name="P2">900 0.2623548 0.3093388 0.02722 0.00437</text:p>
      <text:p text:style-name="P2">1000 0.2710303 0.28107765 0.02916 0.00489</text:p>
      <text:p text:style-name="P2">1100 0.26828536 0.29855347 0.0294 0.00461</text:p>
      <text:p text:style-name="P2">1200 0.25909138 0.26723966 0.02684 0.00437</text:p>
      <text:p text:style-name="P2">1300 0.2698899 0.25164548 0.02972 0.00474</text:p>
      <text:p text:style-name="P2">1400 0.26447818 0.2901662 0.02742 0.00515</text:p>
      <text:p text:style-name="P2">1500 0.26081997 0.24624853 0.02741 0.00454</text:p>
      <text:p text:style-name="P2">1600 0.26615953 0.2419968 0.02842 0.00522</text:p>
      <text:p text:style-name="P2">1700 0.26481304 0.24219778 0.02868 0.00515</text:p>
      <text:p text:style-name="P2">1800 0.2623977 0.23651706 0.0278 0.00501</text:p>
      <text:p text:style-name="P2">1900 0.26635304 0.2326442 0.02873 0.00493</text:p>
      <text:p text:style-name="P2">2000 0.27158397 0.2525449 0.03021 0.00536</text:p>
      <text:p text:style-name="P2">2100 0.262535 0.2109434 0.02936 0.00428</text:p>
      <text:p text:style-name="P2">2200 0.26221412 0.21796572 0.02828 0.00513</text:p>
      <text:p text:style-name="P2">2300 0.2666295 0.24036002 0.02827 0.00528</text:p>
      <text:p text:style-name="P2">2400 0.27474895 0.22761713 0.03032 0.00512</text:p>
      <text:p text:style-name="P2">2500 0.26683694 0.21394067 0.02884 0.0048</text:p>
      <text:p text:style-name="P2">2600 0.26772398 0.25278467 0.0285 0.00559</text:p>
      <text:p text:style-name="P2">2700 0.2648653 0.20809035 0.02812 0.00491</text:p>
      <text:p text:style-name="P2">2800 0.26181358 0.2292279 0.02742 0.00502</text:p>
      <text:p text:style-name="P2">2900 0.26355663 0.23220605 0.02841 0.00543</text:p>
      <text:p text:style-name="P2">3000 0.26853028 0.23011401 0.02896 0.00537</text:p>
      <text:p text:style-name="P2">3100 0.26885766 0.21939787 0.02841 0.00527</text:p>
      <text:p text:style-name="P2">3200 0.26733255 0.22689886 0.03041 0.00547</text:p>
      <text:p text:style-name="P2">3300 0.2638279 0.20557345 0.0286 0.00481</text:p>
      <text:p text:style-name="P2">3400 0.26737764 0.24614894 0.02949 0.00549</text:p>
      <text:p text:style-name="P2">3500 0.26658484 0.21918175 0.02855 0.0048</text:p>
      <text:p text:style-name="P2">3600 0.26475972 0.29936534 0.0282 0.00611</text:p>
      <text:p text:style-name="P2">3700 0.26895818 0.24694946 0.02931 0.00549</text:p>
      <text:p text:style-name="P2">3800 0.26368818 0.22527127 0.02789 0.00496</text:p>
      <text:p text:style-name="P2">3900 0.266293 0.20494585 0.02827 0.0048</text:p>
      <text:p text:style-name="P2">4000 0.26903433 0.22921607 0.02919 0.00523</text:p>
      <text:p text:style-name="P2">4100 0.2650263 0.23739009 0.02899 0.00554</text:p>
      <text:p text:style-name="P2">4200 0.26796263 0.25945646 0.02928 0.00611</text:p>
      <text:p text:style-name="P2">4300 0.2695038 0.2331741 0.02939 0.00547</text:p>
      <text:p text:style-name="P2">4400 0.26758316 0.21952973 0.029 0.00518</text:p>
      <text:p text:style-name="P2">4500 0.27297577 0.2207122 0.02959 0.00559</text:p>
      <text:p text:style-name="P2">4600 0.26446256 0.21622173 0.02823 0.00504</text:p>
      <text:p text:style-name="P2">4700 0.264146 0.21232384 0.02831 0.00459</text:p>
      <text:p text:style-name="P2">4800 0.26990876 0.21920568 0.02951 0.00529</text:p>
      <text:p text:style-name="P2">4900 0.26671782 0.23726784 0.02857 0.00552</text:p>
      <text:p text:style-name="P2">5000 0.2703749 0.2351314 0.02879 0.0053</text:p>
      <text:p text:style-name="P2">5100 0.26530132 0.20407686 0.02851 0.00473</text:p>
      <text:p text:style-name="P2">5200 0.26714692 0.21779743 0.02821 0.00505</text:p>
      <text:p text:style-name="P2">5300 0.26608133 0.23564607 0.02909 0.00573</text:p>
      <text:p text:style-name="P2">5400 0.2684519 0.19113643 0.02884 0.00461</text:p>
      <text:p text:style-name="P2">5500 0.26503077 0.19698727 0.02843 0.00469</text:p>
      <text:p text:style-name="P2">5600 0.2654491 0.21671697 0.02823 0.00527</text:p>
      <text:p text:style-name="P2"><text:soft-page-break/>5700 0.26841173 0.25606915 0.02916 0.00586</text:p>
      <text:p text:style-name="P2">5800 0.2670583 0.21983604 0.02908 0.00521</text:p>
      <text:p text:style-name="P2">5900 0.2681813 0.21034116 0.02855 0.00499</text:p>
      <text:p text:style-name="P2">6000 0.26599446 0.23107462 0.02888 0.00504</text:p>
      <text:p text:style-name="P2">6100 0.26982352 0.23534016 0.02886 0.0054</text:p>
      <text:p text:style-name="P2">6200 0.2685316 0.22322066 0.02893 0.00529</text:p>
      <text:p text:style-name="P2">6300 0.26964092 0.19656159 0.02974 0.00456</text:p>
      <text:p text:style-name="P2">6400 0.26731995 0.22062194 0.02814 0.005</text:p>
      <text:p text:style-name="P2">6500 0.26220277 0.20106028 0.02793 0.00459</text:p>
      <text:p text:style-name="P2">6600 0.26434082 0.19752063 0.02795 0.00493</text:p>
      <text:p text:style-name="P2">6700 0.26291016 0.20421657 0.02735 0.00475</text:p>
      <text:p text:style-name="P2">6800 0.27158755 0.17959078 0.02962 0.00441</text:p>
      <text:p text:style-name="P2">6900 0.26953626 0.18686126 0.02859 0.00439</text:p>
      <text:p text:style-name="P2">7000 0.27166587 0.24296531 0.03027 0.00596</text:p>
      <text:p text:style-name="P2">7100 0.2660658 0.2095209 0.02875 0.00487</text:p>
      <text:p text:style-name="P2">7200 0.2688166 0.19121397 0.02923 0.0047</text:p>
      <text:p text:style-name="P2">7300 0.2718323 0.21633416 0.02931 0.00522</text:p>
      <text:p text:style-name="P2">7400 0.26444587 0.23236209 0.0283 0.00552</text:p>
      <text:p text:style-name="P2">7500 0.26316968 0.19870418 0.02777 0.00454</text:p>
      <text:p text:style-name="P2">7600 0.26425624 0.1965673 0.02864 0.00509</text:p>
      <text:p text:style-name="P2">7700 0.265773 0.19313566 0.02873 0.00467</text:p>
      <text:p text:style-name="P2">7800 0.26791236 0.2188089 0.02891 0.00488</text:p>
      <text:p text:style-name="P2">7900 0.26340124 0.21719451 0.02858 0.00514</text:p>
      <text:p text:style-name="P2">8000 0.2685546 0.19584501 0.03047 0.00505</text:p>
      <text:p text:style-name="P2">8100 0.26698336 0.19700007 0.02744 0.00494</text:p>
      <text:p text:style-name="P2">8200 0.26502222 0.19172868 0.02783 0.00452</text:p>
      <text:p text:style-name="P2">8300 0.26376608 0.19900519 0.02832 0.005</text:p>
      <text:p text:style-name="P2">8400 0.2663592 0.18580025 0.02824 0.00453</text:p>
      <text:p text:style-name="P2">8500 0.26967302 0.20905143 0.02959 0.00532</text:p>
      <text:p text:style-name="P2">8600 0.26734602 0.15763167 0.02909 0.00405</text:p>
      <text:p text:style-name="P2">8700 0.26599544 0.21703427 0.02874 0.00521</text:p>
      <text:p text:style-name="P2">8800 0.26711038 0.17913245 0.02755 0.00432</text:p>
      <text:p text:style-name="P2">8900 0.26393804 0.17438163 0.02865 0.00443</text:p>
      <text:p text:style-name="P2">9000 0.26633093 0.18727285 0.02862 0.00454</text:p>
      <text:p text:style-name="P2">9100 0.2691577 0.22712001 0.02902 0.00536</text:p>
      <text:p text:style-name="P2">9200 0.2702865 0.21471211 0.02886 0.0051</text:p>
      <text:p text:style-name="P2">9300 0.26707566 0.18456121 0.02946 0.00478</text:p>
      <text:p text:style-name="P2">9400 0.27063295 0.18083629 0.02908 0.0047</text:p>
      <text:p text:style-name="P2">9500 0.26624212 0.18591623 0.02862 0.00478</text:p>
      <text:p text:style-name="P2">9600 0.27085006 0.21371669 0.02914 0.00532</text:p>
      <text:p text:style-name="P2">9700 0.26428258 0.18362337 0.02718 0.0046</text:p>
      <text:p text:style-name="P2">9800 0.26891434 0.16672671 0.02944 0.00445</text:p>
      <text:p text:style-name="P2">9900 0.26523608 0.18862976 0.02853 0.00449</text:p>
      <text:p text:style-name="P2">10000 0.27498475 0.19332018 0.02977 0.00498</text:p>
      <text:p text:style-name="P2">10100 0.26958323 0.17904872 0.02808 0.00439</text:p>
      <text:p text:style-name="P2">10200 0.2690513 0.2086596 0.02909 0.00499</text:p>
      <text:p text:style-name="P2">10300 0.25741085 0.19678979 0.02617 0.00464</text:p>
      <text:p text:style-name="P2">10400 0.26585808 0.21036287 0.02921 0.00534</text:p>
      <text:p text:style-name="P2">10500 0.2632051 0.182794 0.02809 0.00426</text:p>
      <text:p text:style-name="P2">10600 0.26629034 0.20085585 0.02804 0.00495</text:p>
      <text:p text:style-name="P2">10700 0.26486805 0.2145448 0.02879 0.00519</text:p>
      <text:p text:style-name="P2">10800 0.27243784 0.20148219 0.02964 0.00528</text:p>
      <text:p text:style-name="P2">10900 0.27079552 0.21764615 0.02953 0.00531</text:p>
      <text:p text:style-name="P2">11000 0.26501933 0.21536702 0.02811 0.00496</text:p>
      <text:p text:style-name="P2">11100 0.26862442 0.21967216 0.02897 0.00551</text:p>
      <text:p text:style-name="P2">11200 0.26255855 0.20393921 0.02779 0.00467</text:p>
      <text:p text:style-name="P2">11300 0.26374257 0.19999698 0.02859 0.00485</text:p>
      <text:p text:style-name="P2"><text:soft-page-break/>11400 0.26793632 0.20655671 0.0297 0.00514</text:p>
      <text:p text:style-name="P2">11500 0.26042905 0.21127753 0.028 0.00498</text:p>
      <text:p text:style-name="P2">11600 0.26452425 0.17385106 0.02768 0.00444</text:p>
      <text:p text:style-name="P2">11700 0.26304114 0.19778948 0.02857 0.00463</text:p>
      <text:p text:style-name="P2">11800 0.26132637 0.16955008 0.0274 0.00418</text:p>
      <text:p text:style-name="P2">11900 0.26229703 0.18915178 0.02775 0.00432</text:p>
      <text:p text:style-name="P2">12000 0.26695928 0.17158584 0.02894 0.00423</text:p>
      <text:p text:style-name="P2">12100 0.26469588 0.20000678 0.02748 0.00461</text:p>
      <text:p text:style-name="P2">12200 0.26303715 0.1646254 0.02798 0.00417</text:p>
      <text:p text:style-name="P2">12300 0.26585913 0.16366053 0.02856 0.00416</text:p>
      <text:p text:style-name="P2">12400 0.26442313 0.15990357 0.02828 0.00413</text:p>
      <text:p text:style-name="P2">12500 0.2682384 0.22014984 0.02946 0.00512</text:p>
      <text:p text:style-name="P2">12600 0.26986578 0.20906457 0.02844 0.00507</text:p>
      <text:p text:style-name="P2">12700 0.26985916 0.20638573 0.02937 0.00493</text:p>
      <text:p text:style-name="P2">12800 0.26541936 0.18715523 0.02866 0.0046</text:p>
      <text:p text:style-name="P2">12900 0.26828066 0.18963759 0.03001 0.0049</text:p>
      <text:p text:style-name="P2">13000 0.26823503 0.18501948 0.02846 0.00471</text:p>
      <text:p text:style-name="P2">13100 0.26604867 0.18647219 0.02896 0.00503</text:p>
      <text:p text:style-name="P2">13200 0.27172378 0.19782327 0.02911 0.00476</text:p>
      <text:p text:style-name="P2">13300 0.26805633 0.2014497 0.02918 0.00496</text:p>
      <text:p text:style-name="P2">13400 0.26955837 0.19116408 0.03014 0.00486</text:p>
      <text:p text:style-name="P2">13500 0.26536322 0.18463635 0.02917 0.00482</text:p>
      <text:p text:style-name="P2">13600 0.26348808 0.19224264 0.02821 0.0044</text:p>
      <text:p text:style-name="P2">13700 0.27515393 0.23076545 0.03029 0.0052</text:p>
      <text:p text:style-name="P2">13800 0.27119565 0.19201598 0.02925 0.005</text:p>
      <text:p text:style-name="P2">13900 0.2717391 0.1980562 0.03021 0.0051</text:p>
      <text:p text:style-name="P2">14000 0.26936853 0.17944688 0.03019 0.00407</text:p>
      <text:p text:style-name="P2">14100 0.26297188 0.18975767 0.02816 0.00459</text:p>
      <text:p text:style-name="P2">14200 0.2584027 0.17394862 0.02696 0.0044</text:p>
      <text:p text:style-name="P2">14300 0.26934633 0.18576908 0.02877 0.0047</text:p>
      <text:p text:style-name="P2">14400 0.26580065 0.16904664 0.0282 0.00424</text:p>
      <text:p text:style-name="P2">14500 0.26448408 0.17734121 0.02823 0.00447</text:p>
      <text:p text:style-name="P2">14600 0.266784 0.1668392 0.02886 0.00429</text:p>
      <text:p text:style-name="P2">14700 0.26240265 0.19006102 0.02813 0.00485</text:p>
      <text:p text:style-name="P2">14800 0.2714451 0.21121214 0.0301 0.00472</text:p>
      <text:p text:style-name="P2">14900 0.26727808 0.20574552 0.02909 0.00491</text:p>
      <text:p text:style-name="P2">15000 0.26086462 0.18383896 0.02765 0.0046</text:p>
      <text:p text:style-name="P2">15100 0.2723272 0.18310487 0.02984 0.00457</text:p>
      <text:p text:style-name="P2">15200 0.25996882 0.2114768 0.02731 0.00482</text:p>
      <text:p text:style-name="P2">15300 0.26741117 0.18438599 0.02926 0.0048</text:p>
      <text:p text:style-name="P2">15400 0.26504537 0.20359476 0.02835 0.00472</text:p>
      <text:p text:style-name="P2">15500 0.26315355 0.2049416 0.02835 0.00446</text:p>
      <text:p text:style-name="P2">15600 0.26726782 0.17167224 0.02875 0.00454</text:p>
      <text:p text:style-name="P2">15700 0.265387 0.1858172 0.02824 0.00459</text:p>
      <text:p text:style-name="P2">15800 0.27557638 0.19142629 0.02934 0.00494</text:p>
      <text:p text:style-name="P2">15900 0.26769257 0.21169683 0.02947 0.00524</text:p>
      <text:p text:style-name="P2">16000 0.264702 0.1544192 0.02779 0.00385</text:p>
      <text:p text:style-name="P2">16100 0.26608497 0.15672536 0.02843 0.00427</text:p>
      <text:p text:style-name="P2">16200 0.26771808 0.20255308 0.02844 0.00499</text:p>
      <text:p text:style-name="P2">16300 0.26421848 0.19100584 0.02892 0.0047</text:p>
      <text:p text:style-name="P2">16400 0.2678418 0.18960905 0.02919 0.00488</text:p>
      <text:p text:style-name="P2">16500 0.26496014 0.18852277 0.02873 0.0048</text:p>
      <text:p text:style-name="P2">16600 0.26351383 0.14581858 0.02824 0.00367</text:p>
      <text:p text:style-name="P2">16700 0.2690539 0.21623966 0.02923 0.00534</text:p>
      <text:p text:style-name="P2">16800 0.2703002 0.1899338 0.02865 0.00467</text:p>
      <text:p text:style-name="P2">16900 0.26552907 0.19909322 0.02829 0.00483</text:p>
      <text:p text:style-name="P2">17000 0.26403782 0.20665194 0.02832 0.00513</text:p>
      <text:p text:style-name="P2"><text:soft-page-break/>17100 0.262235 0.18589003 0.02811 0.00466</text:p>
      <text:p text:style-name="P2">17200 0.2673767 0.20816292 0.0295 0.00544</text:p>
      <text:p text:style-name="P2">17300 0.26745144 0.18015109 0.02839 0.00427</text:p>
      <text:p text:style-name="P2">17400 0.26976934 0.19083595 0.02943 0.00507</text:p>
      <text:p text:style-name="P2">17500 0.2657611 0.171568 0.02867 0.0045</text:p>
      <text:p text:style-name="P2">17600 0.2673268 0.18426798 0.02849 0.00447</text:p>
      <text:p text:style-name="P2">17700 0.26507616 0.18012384 0.02861 0.00455</text:p>
      <text:p text:style-name="P2">17800 0.26188076 0.17136979 0.02761 0.00462</text:p>
      <text:p text:style-name="P2">17900 0.2624944 0.19624639 0.02814 0.00475</text:p>
      <text:p text:style-name="P2">18000 0.2689122 0.21556966 0.02922 0.00504</text:p>
      <text:p text:style-name="P2">18100 0.26710346 0.19355616 0.02945 0.00488</text:p>
      <text:p text:style-name="P2">18200 0.26007497 0.16385381 0.02747 0.00426</text:p>
      <text:p text:style-name="P2">18300 0.25978792 0.18070683 0.02656 0.00421</text:p>
      <text:p text:style-name="P2">18400 0.2711281 0.19908698 0.02968 0.00507</text:p>
      <text:p text:style-name="P2">18500 0.27194276 0.20447388 0.0299 0.00498</text:p>
      <text:p text:style-name="P2">18600 0.26241374 0.17498364 0.02754 0.00414</text:p>
      <text:p text:style-name="P2">18700 0.26552993 0.17179613 0.02852 0.00414</text:p>
      <text:p text:style-name="P2">18800 0.26762563 0.18270232 0.02872 0.00474</text:p>
      <text:p text:style-name="P2">18900 0.25876865 0.16632988 0.02735 0.00424</text:p>
      <text:p text:style-name="P2">19000 0.26712957 0.20391889 0.02887 0.00529</text:p>
      <text:p text:style-name="P2">19100 0.26390874 0.16653576 0.02787 0.00428</text:p>
      <text:p text:style-name="P2">19200 0.2594312 0.18312936 0.02779 0.00456</text:p>
      <text:p text:style-name="P2">19300 0.2697398 0.19356006 0.02957 0.00484</text:p>
      <text:p text:style-name="P2">19400 0.2640817 0.18019383 0.02901 0.00462</text:p>
      <text:p text:style-name="P2">19500 0.26509073 0.18851392 0.02845 0.00482</text:p>
      <text:p text:style-name="P2">19600 0.2646596 0.18783054 0.02786 0.00474</text:p>
      <text:p text:style-name="P2">19700 0.26647544 0.19122978 0.02883 0.00486</text:p>
      <text:p text:style-name="P2">19800 0.2688646 0.19719124 0.02897 0.00498</text:p>
      <text:p text:style-name="P2">19900 0.271786 0.16968147 0.02951 0.00433</text:p>
      <text:p text:style-name="P2">snr:</text:p>
      <text:p text:style-name="P2">8.0</text:p>
      <text:p text:style-name="P2">test iteration:</text:p>
      <text:p text:style-name="P2">0</text:p>
      <text:p text:style-name="P2">snr:</text:p>
      <text:p text:style-name="P2">8.0</text:p>
      <text:p text:style-name="P2">test iteration:</text:p>
      <text:p text:style-name="P2">1</text:p>
      <text:p text:style-name="P2">snr:</text:p>
      <text:p text:style-name="P2">8.0</text:p>
      <text:p text:style-name="P2">test iteration:</text:p>
      <text:p text:style-name="P2">2</text:p>
      <text:p text:style-name="P2">snr:</text:p>
      <text:p text:style-name="P2">8.0</text:p>
      <text:p text:style-name="P2">test iteration:</text:p>
      <text:p text:style-name="P2">3</text:p>
      <text:p text:style-name="P2">snr:</text:p>
      <text:p text:style-name="P2">8.0</text:p>
      <text:p text:style-name="P2">test iteration:</text:p>
      <text:p text:style-name="P2">4</text:p>
      <text:p text:style-name="P2">snr:</text:p>
      <text:p text:style-name="P2">8.0</text:p>
      <text:p text:style-name="P2">test iteration:</text:p>
      <text:p text:style-name="P2">5</text:p>
      <text:p text:style-name="P2">snr:</text:p>
      <text:p text:style-name="P2">8.0</text:p>
      <text:p text:style-name="P2">test iteration:</text:p>
      <text:p text:style-name="P2">6</text:p>
      <text:p text:style-name="P2"><text:soft-page-break/>snr:</text:p>
      <text:p text:style-name="P2">8.0</text:p>
      <text:p text:style-name="P2">test iteration:</text:p>
      <text:p text:style-name="P2">7</text:p>
      <text:p text:style-name="P2">snr:</text:p>
      <text:p text:style-name="P2">8.0</text:p>
      <text:p text:style-name="P2">test iteration:</text:p>
      <text:p text:style-name="P2">8</text:p>
      <text:p text:style-name="P2">snr:</text:p>
      <text:p text:style-name="P2">8.0</text:p>
      <text:p text:style-name="P2">test iteration:</text:p>
      <text:p text:style-name="P2">9</text:p>
      <text:p text:style-name="P2">snr:</text:p>
      <text:p text:style-name="P2">8.0</text:p>
      <text:p text:style-name="P2">test iteration:</text:p>
      <text:p text:style-name="P2">10</text:p>
      <text:p text:style-name="P2">snr:</text:p>
      <text:p text:style-name="P2">8.0</text:p>
      <text:p text:style-name="P2">test iteration:</text:p>
      <text:p text:style-name="P2">11</text:p>
      <text:p text:style-name="P2">snr:</text:p>
      <text:p text:style-name="P2">8.0</text:p>
      <text:p text:style-name="P2">test iteration:</text:p>
      <text:p text:style-name="P2">12</text:p>
      <text:p text:style-name="P2">snr:</text:p>
      <text:p text:style-name="P2">8.0</text:p>
      <text:p text:style-name="P2">test iteration:</text:p>
      <text:p text:style-name="P2">13</text:p>
      <text:p text:style-name="P2">snr:</text:p>
      <text:p text:style-name="P2">8.0</text:p>
      <text:p text:style-name="P2">test iteration:</text:p>
      <text:p text:style-name="P2">14</text:p>
      <text:p text:style-name="P2">snr:</text:p>
      <text:p text:style-name="P2">8.0</text:p>
      <text:p text:style-name="P2">test iteration:</text:p>
      <text:p text:style-name="P2">15</text:p>
      <text:p text:style-name="P2">snr:</text:p>
      <text:p text:style-name="P2">8.0</text:p>
      <text:p text:style-name="P2">test iteration:</text:p>
      <text:p text:style-name="P2">16</text:p>
      <text:p text:style-name="P2">snr:</text:p>
      <text:p text:style-name="P2">8.0</text:p>
      <text:p text:style-name="P2">test iteration:</text:p>
      <text:p text:style-name="P2">17</text:p>
      <text:p text:style-name="P2">snr:</text:p>
      <text:p text:style-name="P2">8.0</text:p>
      <text:p text:style-name="P2">test iteration:</text:p>
      <text:p text:style-name="P2">18</text:p>
      <text:p text:style-name="P2">snr:</text:p>
      <text:p text:style-name="P2">8.0</text:p>
      <text:p text:style-name="P2">test iteration:</text:p>
      <text:p text:style-name="P2">19</text:p>
      <text:p text:style-name="P2">snr:</text:p>
      <text:p text:style-name="P2">8.0</text:p>
      <text:p text:style-name="P2">test iteration:</text:p>
      <text:p text:style-name="P2">20</text:p>
      <text:p text:style-name="P2">snr:</text:p>
      <text:p text:style-name="P2"><text:soft-page-break/>8.0</text:p>
      <text:p text:style-name="P2">test iteration:</text:p>
      <text:p text:style-name="P2">21</text:p>
      <text:p text:style-name="P2">snr:</text:p>
      <text:p text:style-name="P2">8.0</text:p>
      <text:p text:style-name="P2">test iteration:</text:p>
      <text:p text:style-name="P2">22</text:p>
      <text:p text:style-name="P2">snr:</text:p>
      <text:p text:style-name="P2">8.0</text:p>
      <text:p text:style-name="P2">test iteration:</text:p>
      <text:p text:style-name="P2">23</text:p>
      <text:p text:style-name="P2">snr:</text:p>
      <text:p text:style-name="P2">8.0</text:p>
      <text:p text:style-name="P2">test iteration:</text:p>
      <text:p text:style-name="P2">24</text:p>
      <text:p text:style-name="P2">snr:</text:p>
      <text:p text:style-name="P2">8.0</text:p>
      <text:p text:style-name="P2">test iteration:</text:p>
      <text:p text:style-name="P2">25</text:p>
      <text:p text:style-name="P2">snr:</text:p>
      <text:p text:style-name="P2">8.0</text:p>
      <text:p text:style-name="P2">test iteration:</text:p>
      <text:p text:style-name="P2">26</text:p>
      <text:p text:style-name="P2">snr:</text:p>
      <text:p text:style-name="P2">8.0</text:p>
      <text:p text:style-name="P2">test iteration:</text:p>
      <text:p text:style-name="P2">27</text:p>
      <text:p text:style-name="P2">snr:</text:p>
      <text:p text:style-name="P2">8.0</text:p>
      <text:p text:style-name="P2">test iteration:</text:p>
      <text:p text:style-name="P2">28</text:p>
      <text:p text:style-name="P2">snr:</text:p>
      <text:p text:style-name="P2">8.0</text:p>
      <text:p text:style-name="P2">test iteration:</text:p>
      <text:p text:style-name="P2">29</text:p>
      <text:p text:style-name="P2">snr:</text:p>
      <text:p text:style-name="P2">8.0</text:p>
      <text:p text:style-name="P2">test iteration:</text:p>
      <text:p text:style-name="P2">30</text:p>
      <text:p text:style-name="P2">snr:</text:p>
      <text:p text:style-name="P2">8.0</text:p>
      <text:p text:style-name="P2">test iteration:</text:p>
      <text:p text:style-name="P2">31</text:p>
      <text:p text:style-name="P2">snr:</text:p>
      <text:p text:style-name="P2">8.0</text:p>
      <text:p text:style-name="P2">test iteration:</text:p>
      <text:p text:style-name="P2">32</text:p>
      <text:p text:style-name="P2">snr:</text:p>
      <text:p text:style-name="P2">8.0</text:p>
      <text:p text:style-name="P2">test iteration:</text:p>
      <text:p text:style-name="P2">33</text:p>
      <text:p text:style-name="P2">snr:</text:p>
      <text:p text:style-name="P2">8.0</text:p>
      <text:p text:style-name="P2">test iteration:</text:p>
      <text:p text:style-name="P2">34</text:p>
      <text:p text:style-name="P2">snr:</text:p>
      <text:p text:style-name="P2">8.0</text:p>
      <text:p text:style-name="P2"><text:soft-page-break/>test iteration:</text:p>
      <text:p text:style-name="P2">35</text:p>
      <text:p text:style-name="P2">snr:</text:p>
      <text:p text:style-name="P2">8.0</text:p>
      <text:p text:style-name="P2">test iteration:</text:p>
      <text:p text:style-name="P2">36</text:p>
      <text:p text:style-name="P2">snr:</text:p>
      <text:p text:style-name="P2">8.0</text:p>
      <text:p text:style-name="P2">test iteration:</text:p>
      <text:p text:style-name="P2">37</text:p>
      <text:p text:style-name="P2">snr:</text:p>
      <text:p text:style-name="P2">8.0</text:p>
      <text:p text:style-name="P2">test iteration:</text:p>
      <text:p text:style-name="P2">38</text:p>
      <text:p text:style-name="P2">snr:</text:p>
      <text:p text:style-name="P2">8.0</text:p>
      <text:p text:style-name="P2">test iteration:</text:p>
      <text:p text:style-name="P2">39</text:p>
      <text:p text:style-name="P2">snr:</text:p>
      <text:p text:style-name="P2">8.0</text:p>
      <text:p text:style-name="P2">test iteration:</text:p>
      <text:p text:style-name="P2">40</text:p>
      <text:p text:style-name="P2">snr:</text:p>
      <text:p text:style-name="P2">8.0</text:p>
      <text:p text:style-name="P2">test iteration:</text:p>
      <text:p text:style-name="P2">41</text:p>
      <text:p text:style-name="P2">snr:</text:p>
      <text:p text:style-name="P2">8.0</text:p>
      <text:p text:style-name="P2">test iteration:</text:p>
      <text:p text:style-name="P2">42</text:p>
      <text:p text:style-name="P2">snr:</text:p>
      <text:p text:style-name="P2">8.0</text:p>
      <text:p text:style-name="P2">test iteration:</text:p>
      <text:p text:style-name="P2">43</text:p>
      <text:p text:style-name="P2">snr:</text:p>
      <text:p text:style-name="P2">8.0</text:p>
      <text:p text:style-name="P2">test iteration:</text:p>
      <text:p text:style-name="P2">44</text:p>
      <text:p text:style-name="P2">snr:</text:p>
      <text:p text:style-name="P2">8.0</text:p>
      <text:p text:style-name="P2">test iteration:</text:p>
      <text:p text:style-name="P2">45</text:p>
      <text:p text:style-name="P2">snr:</text:p>
      <text:p text:style-name="P2">8.0</text:p>
      <text:p text:style-name="P2">test iteration:</text:p>
      <text:p text:style-name="P2">46</text:p>
      <text:p text:style-name="P2">snr:</text:p>
      <text:p text:style-name="P2">8.0</text:p>
      <text:p text:style-name="P2">test iteration:</text:p>
      <text:p text:style-name="P2">47</text:p>
      <text:p text:style-name="P2">snr:</text:p>
      <text:p text:style-name="P2">8.0</text:p>
      <text:p text:style-name="P2">test iteration:</text:p>
      <text:p text:style-name="P2">48</text:p>
      <text:p text:style-name="P2">snr:</text:p>
      <text:p text:style-name="P2">8.0</text:p>
      <text:p text:style-name="P2">test iteration:</text:p>
      <text:p text:style-name="P2"><text:soft-page-break/>49</text:p>
      <text:p text:style-name="P2">snr:</text:p>
      <text:p text:style-name="P2">8.0</text:p>
      <text:p text:style-name="P2">test iteration:</text:p>
      <text:p text:style-name="P2">50</text:p>
      <text:p text:style-name="P2">snr:</text:p>
      <text:p text:style-name="P2">8.0</text:p>
      <text:p text:style-name="P2">test iteration:</text:p>
      <text:p text:style-name="P2">51</text:p>
      <text:p text:style-name="P2">snr:</text:p>
      <text:p text:style-name="P2">8.0</text:p>
      <text:p text:style-name="P2">test iteration:</text:p>
      <text:p text:style-name="P2">52</text:p>
      <text:p text:style-name="P2">snr:</text:p>
      <text:p text:style-name="P2">8.0</text:p>
      <text:p text:style-name="P2">test iteration:</text:p>
      <text:p text:style-name="P2">53</text:p>
      <text:p text:style-name="P2">snr:</text:p>
      <text:p text:style-name="P2">8.0</text:p>
      <text:p text:style-name="P2">test iteration:</text:p>
      <text:p text:style-name="P2">54</text:p>
      <text:p text:style-name="P2">snr:</text:p>
      <text:p text:style-name="P2">8.0</text:p>
      <text:p text:style-name="P2">test iteration:</text:p>
      <text:p text:style-name="P2">55</text:p>
      <text:p text:style-name="P2">snr:</text:p>
      <text:p text:style-name="P2">8.0</text:p>
      <text:p text:style-name="P2">test iteration:</text:p>
      <text:p text:style-name="P2">56</text:p>
      <text:p text:style-name="P2">snr:</text:p>
      <text:p text:style-name="P2">8.0</text:p>
      <text:p text:style-name="P2">test iteration:</text:p>
      <text:p text:style-name="P2">57</text:p>
      <text:p text:style-name="P2">snr:</text:p>
      <text:p text:style-name="P2">8.0</text:p>
      <text:p text:style-name="P2">test iteration:</text:p>
      <text:p text:style-name="P2">58</text:p>
      <text:p text:style-name="P2">snr:</text:p>
      <text:p text:style-name="P2">8.0</text:p>
      <text:p text:style-name="P2">test iteration:</text:p>
      <text:p text:style-name="P2">59</text:p>
      <text:p text:style-name="P2">snr:</text:p>
      <text:p text:style-name="P2">8.0</text:p>
      <text:p text:style-name="P2">test iteration:</text:p>
      <text:p text:style-name="P2">60</text:p>
      <text:p text:style-name="P2">snr:</text:p>
      <text:p text:style-name="P2">8.0</text:p>
      <text:p text:style-name="P2">test iteration:</text:p>
      <text:p text:style-name="P2">61</text:p>
      <text:p text:style-name="P2">snr:</text:p>
      <text:p text:style-name="P2">8.0</text:p>
      <text:p text:style-name="P2">test iteration:</text:p>
      <text:p text:style-name="P2">62</text:p>
      <text:p text:style-name="P2">snr:</text:p>
      <text:p text:style-name="P2">8.0</text:p>
      <text:p text:style-name="P2">test iteration:</text:p>
      <text:p text:style-name="P2">63</text:p>
      <text:p text:style-name="P2"><text:soft-page-break/>snr:</text:p>
      <text:p text:style-name="P2">8.0</text:p>
      <text:p text:style-name="P2">test iteration:</text:p>
      <text:p text:style-name="P2">64</text:p>
      <text:p text:style-name="P2">snr:</text:p>
      <text:p text:style-name="P2">8.0</text:p>
      <text:p text:style-name="P2">test iteration:</text:p>
      <text:p text:style-name="P2">65</text:p>
      <text:p text:style-name="P2">snr:</text:p>
      <text:p text:style-name="P2">8.0</text:p>
      <text:p text:style-name="P2">test iteration:</text:p>
      <text:p text:style-name="P2">66</text:p>
      <text:p text:style-name="P2">snr:</text:p>
      <text:p text:style-name="P2">8.0</text:p>
      <text:p text:style-name="P2">test iteration:</text:p>
      <text:p text:style-name="P2">67</text:p>
      <text:p text:style-name="P2">snr:</text:p>
      <text:p text:style-name="P2">8.0</text:p>
      <text:p text:style-name="P2">test iteration:</text:p>
      <text:p text:style-name="P2">68</text:p>
      <text:p text:style-name="P2">snr:</text:p>
      <text:p text:style-name="P2">8.0</text:p>
      <text:p text:style-name="P2">test iteration:</text:p>
      <text:p text:style-name="P2">69</text:p>
      <text:p text:style-name="P2">snr:</text:p>
      <text:p text:style-name="P2">8.0</text:p>
      <text:p text:style-name="P2">test iteration:</text:p>
      <text:p text:style-name="P2">70</text:p>
      <text:p text:style-name="P2">snr:</text:p>
      <text:p text:style-name="P2">8.0</text:p>
      <text:p text:style-name="P2">test iteration:</text:p>
      <text:p text:style-name="P2">71</text:p>
      <text:p text:style-name="P2">snr:</text:p>
      <text:p text:style-name="P2">8.0</text:p>
      <text:p text:style-name="P2">test iteration:</text:p>
      <text:p text:style-name="P2">72</text:p>
      <text:p text:style-name="P2">snr:</text:p>
      <text:p text:style-name="P2">8.0</text:p>
      <text:p text:style-name="P2">test iteration:</text:p>
      <text:p text:style-name="P2">73</text:p>
      <text:p text:style-name="P2">snr:</text:p>
      <text:p text:style-name="P2">8.0</text:p>
      <text:p text:style-name="P2">test iteration:</text:p>
      <text:p text:style-name="P2">74</text:p>
      <text:p text:style-name="P2">snr:</text:p>
      <text:p text:style-name="P2">8.0</text:p>
      <text:p text:style-name="P2">test iteration:</text:p>
      <text:p text:style-name="P2">75</text:p>
      <text:p text:style-name="P2">snr:</text:p>
      <text:p text:style-name="P2">8.0</text:p>
      <text:p text:style-name="P2">test iteration:</text:p>
      <text:p text:style-name="P2">76</text:p>
      <text:p text:style-name="P2">snr:</text:p>
      <text:p text:style-name="P2">8.0</text:p>
      <text:p text:style-name="P2">test iteration:</text:p>
      <text:p text:style-name="P2">77</text:p>
      <text:p text:style-name="P2">snr:</text:p>
      <text:p text:style-name="P2"><text:soft-page-break/>8.0</text:p>
      <text:p text:style-name="P2">test iteration:</text:p>
      <text:p text:style-name="P2">78</text:p>
      <text:p text:style-name="P2">snr:</text:p>
      <text:p text:style-name="P2">8.0</text:p>
      <text:p text:style-name="P2">test iteration:</text:p>
      <text:p text:style-name="P2">79</text:p>
      <text:p text:style-name="P2">snr:</text:p>
      <text:p text:style-name="P2">8.0</text:p>
      <text:p text:style-name="P2">test iteration:</text:p>
      <text:p text:style-name="P2">80</text:p>
      <text:p text:style-name="P2">snr:</text:p>
      <text:p text:style-name="P2">8.0</text:p>
      <text:p text:style-name="P2">test iteration:</text:p>
      <text:p text:style-name="P2">81</text:p>
      <text:p text:style-name="P2">snr:</text:p>
      <text:p text:style-name="P2">8.0</text:p>
      <text:p text:style-name="P2">test iteration:</text:p>
      <text:p text:style-name="P2">82</text:p>
      <text:p text:style-name="P2">snr:</text:p>
      <text:p text:style-name="P2">8.0</text:p>
      <text:p text:style-name="P2">test iteration:</text:p>
      <text:p text:style-name="P2">83</text:p>
      <text:p text:style-name="P2">snr:</text:p>
      <text:p text:style-name="P2">8.0</text:p>
      <text:p text:style-name="P2">test iteration:</text:p>
      <text:p text:style-name="P2">84</text:p>
      <text:p text:style-name="P2">snr:</text:p>
      <text:p text:style-name="P2">8.0</text:p>
      <text:p text:style-name="P2">test iteration:</text:p>
      <text:p text:style-name="P2">85</text:p>
      <text:p text:style-name="P2">snr:</text:p>
      <text:p text:style-name="P2">8.0</text:p>
      <text:p text:style-name="P2">test iteration:</text:p>
      <text:p text:style-name="P2">86</text:p>
      <text:p text:style-name="P2">snr:</text:p>
      <text:p text:style-name="P2">8.0</text:p>
      <text:p text:style-name="P2">test iteration:</text:p>
      <text:p text:style-name="P2">87</text:p>
      <text:p text:style-name="P2">snr:</text:p>
      <text:p text:style-name="P2">8.0</text:p>
      <text:p text:style-name="P2">test iteration:</text:p>
      <text:p text:style-name="P2">88</text:p>
      <text:p text:style-name="P2">snr:</text:p>
      <text:p text:style-name="P2">8.0</text:p>
      <text:p text:style-name="P2">test iteration:</text:p>
      <text:p text:style-name="P2">89</text:p>
      <text:p text:style-name="P2">snr:</text:p>
      <text:p text:style-name="P2">8.0</text:p>
      <text:p text:style-name="P2">test iteration:</text:p>
      <text:p text:style-name="P2">90</text:p>
      <text:p text:style-name="P2">snr:</text:p>
      <text:p text:style-name="P2">8.0</text:p>
      <text:p text:style-name="P2">test iteration:</text:p>
      <text:p text:style-name="P2">91</text:p>
      <text:p text:style-name="P2">snr:</text:p>
      <text:p text:style-name="P2">8.0</text:p>
      <text:p text:style-name="P2"><text:soft-page-break/>test iteration:</text:p>
      <text:p text:style-name="P2">92</text:p>
      <text:p text:style-name="P2">snr:</text:p>
      <text:p text:style-name="P2">8.0</text:p>
      <text:p text:style-name="P2">test iteration:</text:p>
      <text:p text:style-name="P2">93</text:p>
      <text:p text:style-name="P2">snr:</text:p>
      <text:p text:style-name="P2">8.0</text:p>
      <text:p text:style-name="P2">test iteration:</text:p>
      <text:p text:style-name="P2">94</text:p>
      <text:p text:style-name="P2">snr:</text:p>
      <text:p text:style-name="P2">8.0</text:p>
      <text:p text:style-name="P2">test iteration:</text:p>
      <text:p text:style-name="P2">95</text:p>
      <text:p text:style-name="P2">snr:</text:p>
      <text:p text:style-name="P2">8.0</text:p>
      <text:p text:style-name="P2">test iteration:</text:p>
      <text:p text:style-name="P2">96</text:p>
      <text:p text:style-name="P2">snr:</text:p>
      <text:p text:style-name="P2">8.0</text:p>
      <text:p text:style-name="P2">test iteration:</text:p>
      <text:p text:style-name="P2">97</text:p>
      <text:p text:style-name="P2">snr:</text:p>
      <text:p text:style-name="P2">8.0</text:p>
      <text:p text:style-name="P2">test iteration:</text:p>
      <text:p text:style-name="P2">98</text:p>
      <text:p text:style-name="P2">snr:</text:p>
      <text:p text:style-name="P2">8.0</text:p>
      <text:p text:style-name="P2">test iteration:</text:p>
      <text:p text:style-name="P2">99</text:p>
      <text:p text:style-name="P2">snr:</text:p>
      <text:p text:style-name="P2">8.0</text:p>
      <text:p text:style-name="P2">test iteration:</text:p>
      <text:p text:style-name="P2">100</text:p>
      <text:p text:style-name="P2">snr:</text:p>
      <text:p text:style-name="P2">8.0</text:p>
      <text:p text:style-name="P2">test iteration:</text:p>
      <text:p text:style-name="P2">101</text:p>
      <text:p text:style-name="P2">snr:</text:p>
      <text:p text:style-name="P2">8.0</text:p>
      <text:p text:style-name="P2">test iteration:</text:p>
      <text:p text:style-name="P2">102</text:p>
      <text:p text:style-name="P2">snr:</text:p>
      <text:p text:style-name="P2">8.0</text:p>
      <text:p text:style-name="P2">test iteration:</text:p>
      <text:p text:style-name="P2">103</text:p>
      <text:p text:style-name="P2">snr:</text:p>
      <text:p text:style-name="P2">8.0</text:p>
      <text:p text:style-name="P2">test iteration:</text:p>
      <text:p text:style-name="P2">104</text:p>
      <text:p text:style-name="P2">snr:</text:p>
      <text:p text:style-name="P2">8.0</text:p>
      <text:p text:style-name="P2">test iteration:</text:p>
      <text:p text:style-name="P2">105</text:p>
      <text:p text:style-name="P2">snr:</text:p>
      <text:p text:style-name="P2">8.0</text:p>
      <text:p text:style-name="P2">test iteration:</text:p>
      <text:p text:style-name="P2"><text:soft-page-break/>106</text:p>
      <text:p text:style-name="P2">snr:</text:p>
      <text:p text:style-name="P2">8.0</text:p>
      <text:p text:style-name="P2">test iteration:</text:p>
      <text:p text:style-name="P2">107</text:p>
      <text:p text:style-name="P2">snr:</text:p>
      <text:p text:style-name="P2">8.0</text:p>
      <text:p text:style-name="P2">test iteration:</text:p>
      <text:p text:style-name="P2">108</text:p>
      <text:p text:style-name="P2">snr:</text:p>
      <text:p text:style-name="P2">8.0</text:p>
      <text:p text:style-name="P2">test iteration:</text:p>
      <text:p text:style-name="P2">109</text:p>
      <text:p text:style-name="P2">snr:</text:p>
      <text:p text:style-name="P2">8.0</text:p>
      <text:p text:style-name="P2">test iteration:</text:p>
      <text:p text:style-name="P2">110</text:p>
      <text:p text:style-name="P2">snr:</text:p>
      <text:p text:style-name="P2">8.0</text:p>
      <text:p text:style-name="P2">test iteration:</text:p>
      <text:p text:style-name="P2">111</text:p>
      <text:p text:style-name="P2">snr:</text:p>
      <text:p text:style-name="P2">8.0</text:p>
      <text:p text:style-name="P2">test iteration:</text:p>
      <text:p text:style-name="P2">112</text:p>
      <text:p text:style-name="P2">snr:</text:p>
      <text:p text:style-name="P2">8.0</text:p>
      <text:p text:style-name="P2">test iteration:</text:p>
      <text:p text:style-name="P2">113</text:p>
      <text:p text:style-name="P2">snr:</text:p>
      <text:p text:style-name="P2">8.0</text:p>
      <text:p text:style-name="P2">test iteration:</text:p>
      <text:p text:style-name="P2">114</text:p>
      <text:p text:style-name="P2">snr:</text:p>
      <text:p text:style-name="P2">8.0</text:p>
      <text:p text:style-name="P2">test iteration:</text:p>
      <text:p text:style-name="P2">115</text:p>
      <text:p text:style-name="P2">snr:</text:p>
      <text:p text:style-name="P2">8.0</text:p>
      <text:p text:style-name="P2">test iteration:</text:p>
      <text:p text:style-name="P2">116</text:p>
      <text:p text:style-name="P2">snr:</text:p>
      <text:p text:style-name="P2">8.0</text:p>
      <text:p text:style-name="P2">test iteration:</text:p>
      <text:p text:style-name="P2">117</text:p>
      <text:p text:style-name="P2">snr:</text:p>
      <text:p text:style-name="P2">8.0</text:p>
      <text:p text:style-name="P2">test iteration:</text:p>
      <text:p text:style-name="P2">118</text:p>
      <text:p text:style-name="P2">snr:</text:p>
      <text:p text:style-name="P2">8.0</text:p>
      <text:p text:style-name="P2">test iteration:</text:p>
      <text:p text:style-name="P2">119</text:p>
      <text:p text:style-name="P2">snr:</text:p>
      <text:p text:style-name="P2">8.0</text:p>
      <text:p text:style-name="P2">test iteration:</text:p>
      <text:p text:style-name="P2">120</text:p>
      <text:p text:style-name="P2"><text:soft-page-break/>snr:</text:p>
      <text:p text:style-name="P2">8.0</text:p>
      <text:p text:style-name="P2">test iteration:</text:p>
      <text:p text:style-name="P2">121</text:p>
      <text:p text:style-name="P2">snr:</text:p>
      <text:p text:style-name="P2">8.0</text:p>
      <text:p text:style-name="P2">test iteration:</text:p>
      <text:p text:style-name="P2">122</text:p>
      <text:p text:style-name="P2">snr:</text:p>
      <text:p text:style-name="P2">8.0</text:p>
      <text:p text:style-name="P2">test iteration:</text:p>
      <text:p text:style-name="P2">123</text:p>
      <text:p text:style-name="P2">snr:</text:p>
      <text:p text:style-name="P2">8.0</text:p>
      <text:p text:style-name="P2">test iteration:</text:p>
      <text:p text:style-name="P2">124</text:p>
      <text:p text:style-name="P2">snr:</text:p>
      <text:p text:style-name="P2">8.0</text:p>
      <text:p text:style-name="P2">test iteration:</text:p>
      <text:p text:style-name="P2">125</text:p>
      <text:p text:style-name="P2">snr:</text:p>
      <text:p text:style-name="P2">8.0</text:p>
      <text:p text:style-name="P2">test iteration:</text:p>
      <text:p text:style-name="P2">126</text:p>
      <text:p text:style-name="P2">snr:</text:p>
      <text:p text:style-name="P2">8.0</text:p>
      <text:p text:style-name="P2">test iteration:</text:p>
      <text:p text:style-name="P2">127</text:p>
      <text:p text:style-name="P2">snr:</text:p>
      <text:p text:style-name="P2">8.0</text:p>
      <text:p text:style-name="P2">test iteration:</text:p>
      <text:p text:style-name="P2">128</text:p>
      <text:p text:style-name="P2">snr:</text:p>
      <text:p text:style-name="P2">8.0</text:p>
      <text:p text:style-name="P2">test iteration:</text:p>
      <text:p text:style-name="P2">129</text:p>
      <text:p text:style-name="P2">snr:</text:p>
      <text:p text:style-name="P2">8.0</text:p>
      <text:p text:style-name="P2">test iteration:</text:p>
      <text:p text:style-name="P2">130</text:p>
      <text:p text:style-name="P2">snr:</text:p>
      <text:p text:style-name="P2">8.0</text:p>
      <text:p text:style-name="P2">test iteration:</text:p>
      <text:p text:style-name="P2">131</text:p>
      <text:p text:style-name="P2">snr:</text:p>
      <text:p text:style-name="P2">8.0</text:p>
      <text:p text:style-name="P2">test iteration:</text:p>
      <text:p text:style-name="P2">132</text:p>
      <text:p text:style-name="P2">snr:</text:p>
      <text:p text:style-name="P2">8.0</text:p>
      <text:p text:style-name="P2">test iteration:</text:p>
      <text:p text:style-name="P2">133</text:p>
      <text:p text:style-name="P2">snr:</text:p>
      <text:p text:style-name="P2">8.0</text:p>
      <text:p text:style-name="P2">test iteration:</text:p>
      <text:p text:style-name="P2">134</text:p>
      <text:p text:style-name="P2">snr:</text:p>
      <text:p text:style-name="P2"><text:soft-page-break/>8.0</text:p>
      <text:p text:style-name="P2">test iteration:</text:p>
      <text:p text:style-name="P2">135</text:p>
      <text:p text:style-name="P2">snr:</text:p>
      <text:p text:style-name="P2">8.0</text:p>
      <text:p text:style-name="P2">test iteration:</text:p>
      <text:p text:style-name="P2">136</text:p>
      <text:p text:style-name="P2">snr:</text:p>
      <text:p text:style-name="P2">8.0</text:p>
      <text:p text:style-name="P2">test iteration:</text:p>
      <text:p text:style-name="P2">137</text:p>
      <text:p text:style-name="P2">snr:</text:p>
      <text:p text:style-name="P2">8.0</text:p>
      <text:p text:style-name="P2">test iteration:</text:p>
      <text:p text:style-name="P2">138</text:p>
      <text:p text:style-name="P2">snr:</text:p>
      <text:p text:style-name="P2">8.0</text:p>
      <text:p text:style-name="P2">test iteration:</text:p>
      <text:p text:style-name="P2">139</text:p>
      <text:p text:style-name="P2">snr:</text:p>
      <text:p text:style-name="P2">8.0</text:p>
      <text:p text:style-name="P2">test iteration:</text:p>
      <text:p text:style-name="P2">140</text:p>
      <text:p text:style-name="P2">snr:</text:p>
      <text:p text:style-name="P2">8.0</text:p>
      <text:p text:style-name="P2">test iteration:</text:p>
      <text:p text:style-name="P2">141</text:p>
      <text:p text:style-name="P2">snr:</text:p>
      <text:p text:style-name="P2">8.0</text:p>
      <text:p text:style-name="P2">test iteration:</text:p>
      <text:p text:style-name="P2">142</text:p>
      <text:p text:style-name="P2">snr:</text:p>
      <text:p text:style-name="P2">8.0</text:p>
      <text:p text:style-name="P2">test iteration:</text:p>
      <text:p text:style-name="P2">143</text:p>
      <text:p text:style-name="P2">snr:</text:p>
      <text:p text:style-name="P2">8.0</text:p>
      <text:p text:style-name="P2">test iteration:</text:p>
      <text:p text:style-name="P2">144</text:p>
      <text:p text:style-name="P2">snr:</text:p>
      <text:p text:style-name="P2">8.0</text:p>
      <text:p text:style-name="P2">test iteration:</text:p>
      <text:p text:style-name="P2">145</text:p>
      <text:p text:style-name="P2">snr:</text:p>
      <text:p text:style-name="P2">8.0</text:p>
      <text:p text:style-name="P2">test iteration:</text:p>
      <text:p text:style-name="P2">146</text:p>
      <text:p text:style-name="P2">snr:</text:p>
      <text:p text:style-name="P2">8.0</text:p>
      <text:p text:style-name="P2">test iteration:</text:p>
      <text:p text:style-name="P2">147</text:p>
      <text:p text:style-name="P2">snr:</text:p>
      <text:p text:style-name="P2">8.0</text:p>
      <text:p text:style-name="P2">test iteration:</text:p>
      <text:p text:style-name="P2">148</text:p>
      <text:p text:style-name="P2">snr:</text:p>
      <text:p text:style-name="P2">8.0</text:p>
      <text:p text:style-name="P2"><text:soft-page-break/>test iteration:</text:p>
      <text:p text:style-name="P2">149</text:p>
      <text:p text:style-name="P2">snr:</text:p>
      <text:p text:style-name="P2">8.0</text:p>
      <text:p text:style-name="P2">test iteration:</text:p>
      <text:p text:style-name="P2">150</text:p>
      <text:p text:style-name="P2">snr:</text:p>
      <text:p text:style-name="P2">8.0</text:p>
      <text:p text:style-name="P2">test iteration:</text:p>
      <text:p text:style-name="P2">151</text:p>
      <text:p text:style-name="P2">snr:</text:p>
      <text:p text:style-name="P2">8.0</text:p>
      <text:p text:style-name="P2">test iteration:</text:p>
      <text:p text:style-name="P2">152</text:p>
      <text:p text:style-name="P2">snr:</text:p>
      <text:p text:style-name="P2">8.0</text:p>
      <text:p text:style-name="P2">test iteration:</text:p>
      <text:p text:style-name="P2">153</text:p>
      <text:p text:style-name="P2">snr:</text:p>
      <text:p text:style-name="P2">8.0</text:p>
      <text:p text:style-name="P2">test iteration:</text:p>
      <text:p text:style-name="P2">154</text:p>
      <text:p text:style-name="P2">snr:</text:p>
      <text:p text:style-name="P2">8.0</text:p>
      <text:p text:style-name="P2">test iteration:</text:p>
      <text:p text:style-name="P2">155</text:p>
      <text:p text:style-name="P2">snr:</text:p>
      <text:p text:style-name="P2">8.0</text:p>
      <text:p text:style-name="P2">test iteration:</text:p>
      <text:p text:style-name="P2">156</text:p>
      <text:p text:style-name="P2">snr:</text:p>
      <text:p text:style-name="P2">8.0</text:p>
      <text:p text:style-name="P2">test iteration:</text:p>
      <text:p text:style-name="P2">157</text:p>
      <text:p text:style-name="P2">snr:</text:p>
      <text:p text:style-name="P2">8.0</text:p>
      <text:p text:style-name="P2">test iteration:</text:p>
      <text:p text:style-name="P2">158</text:p>
      <text:p text:style-name="P2">snr:</text:p>
      <text:p text:style-name="P2">8.0</text:p>
      <text:p text:style-name="P2">test iteration:</text:p>
      <text:p text:style-name="P2">159</text:p>
      <text:p text:style-name="P2">snr:</text:p>
      <text:p text:style-name="P2">8.0</text:p>
      <text:p text:style-name="P2">test iteration:</text:p>
      <text:p text:style-name="P2">160</text:p>
      <text:p text:style-name="P2">snr:</text:p>
      <text:p text:style-name="P2">8.0</text:p>
      <text:p text:style-name="P2">test iteration:</text:p>
      <text:p text:style-name="P2">161</text:p>
      <text:p text:style-name="P2">snr:</text:p>
      <text:p text:style-name="P2">8.0</text:p>
      <text:p text:style-name="P2">test iteration:</text:p>
      <text:p text:style-name="P2">162</text:p>
      <text:p text:style-name="P2">snr:</text:p>
      <text:p text:style-name="P2">8.0</text:p>
      <text:p text:style-name="P2">test iteration:</text:p>
      <text:p text:style-name="P2"><text:soft-page-break/>163</text:p>
      <text:p text:style-name="P2">snr:</text:p>
      <text:p text:style-name="P2">8.0</text:p>
      <text:p text:style-name="P2">test iteration:</text:p>
      <text:p text:style-name="P2">164</text:p>
      <text:p text:style-name="P2">snr:</text:p>
      <text:p text:style-name="P2">8.0</text:p>
      <text:p text:style-name="P2">test iteration:</text:p>
      <text:p text:style-name="P2">165</text:p>
      <text:p text:style-name="P2">snr:</text:p>
      <text:p text:style-name="P2">8.0</text:p>
      <text:p text:style-name="P2">test iteration:</text:p>
      <text:p text:style-name="P2">166</text:p>
      <text:p text:style-name="P2">snr:</text:p>
      <text:p text:style-name="P2">8.0</text:p>
      <text:p text:style-name="P2">test iteration:</text:p>
      <text:p text:style-name="P2">167</text:p>
      <text:p text:style-name="P2">snr:</text:p>
      <text:p text:style-name="P2">8.0</text:p>
      <text:p text:style-name="P2">test iteration:</text:p>
      <text:p text:style-name="P2">168</text:p>
      <text:p text:style-name="P2">snr:</text:p>
      <text:p text:style-name="P2">8.0</text:p>
      <text:p text:style-name="P2">test iteration:</text:p>
      <text:p text:style-name="P2">169</text:p>
      <text:p text:style-name="P2">snr:</text:p>
      <text:p text:style-name="P2">8.0</text:p>
      <text:p text:style-name="P2">test iteration:</text:p>
      <text:p text:style-name="P2">170</text:p>
      <text:p text:style-name="P2">snr:</text:p>
      <text:p text:style-name="P2">8.0</text:p>
      <text:p text:style-name="P2">test iteration:</text:p>
      <text:p text:style-name="P2">171</text:p>
      <text:p text:style-name="P2">snr:</text:p>
      <text:p text:style-name="P2">8.0</text:p>
      <text:p text:style-name="P2">test iteration:</text:p>
      <text:p text:style-name="P2">172</text:p>
      <text:p text:style-name="P2">snr:</text:p>
      <text:p text:style-name="P2">8.0</text:p>
      <text:p text:style-name="P2">test iteration:</text:p>
      <text:p text:style-name="P2">173</text:p>
      <text:p text:style-name="P2">snr:</text:p>
      <text:p text:style-name="P2">8.0</text:p>
      <text:p text:style-name="P2">test iteration:</text:p>
      <text:p text:style-name="P2">174</text:p>
      <text:p text:style-name="P2">snr:</text:p>
      <text:p text:style-name="P2">8.0</text:p>
      <text:p text:style-name="P2">test iteration:</text:p>
      <text:p text:style-name="P2">175</text:p>
      <text:p text:style-name="P2">snr:</text:p>
      <text:p text:style-name="P2">8.0</text:p>
      <text:p text:style-name="P2">test iteration:</text:p>
      <text:p text:style-name="P2">176</text:p>
      <text:p text:style-name="P2">snr:</text:p>
      <text:p text:style-name="P2">8.0</text:p>
      <text:p text:style-name="P2">test iteration:</text:p>
      <text:p text:style-name="P2">177</text:p>
      <text:p text:style-name="P2"><text:soft-page-break/>snr:</text:p>
      <text:p text:style-name="P2">8.0</text:p>
      <text:p text:style-name="P2">test iteration:</text:p>
      <text:p text:style-name="P2">178</text:p>
      <text:p text:style-name="P2">snr:</text:p>
      <text:p text:style-name="P2">8.0</text:p>
      <text:p text:style-name="P2">test iteration:</text:p>
      <text:p text:style-name="P2">179</text:p>
      <text:p text:style-name="P2">snr:</text:p>
      <text:p text:style-name="P2">8.0</text:p>
      <text:p text:style-name="P2">test iteration:</text:p>
      <text:p text:style-name="P2">180</text:p>
      <text:p text:style-name="P2">snr:</text:p>
      <text:p text:style-name="P2">8.0</text:p>
      <text:p text:style-name="P2">test iteration:</text:p>
      <text:p text:style-name="P2">181</text:p>
      <text:p text:style-name="P2">snr:</text:p>
      <text:p text:style-name="P2">8.0</text:p>
      <text:p text:style-name="P2">test iteration:</text:p>
      <text:p text:style-name="P2">182</text:p>
      <text:p text:style-name="P2">snr:</text:p>
      <text:p text:style-name="P2">8.0</text:p>
      <text:p text:style-name="P2">test iteration:</text:p>
      <text:p text:style-name="P2">183</text:p>
      <text:p text:style-name="P2">snr:</text:p>
      <text:p text:style-name="P2">8.0</text:p>
      <text:p text:style-name="P2">test iteration:</text:p>
      <text:p text:style-name="P2">184</text:p>
      <text:p text:style-name="P2">snr:</text:p>
      <text:p text:style-name="P2">8.0</text:p>
      <text:p text:style-name="P2">test iteration:</text:p>
      <text:p text:style-name="P2">185</text:p>
      <text:p text:style-name="P2">snr:</text:p>
      <text:p text:style-name="P2">8.0</text:p>
      <text:p text:style-name="P2">test iteration:</text:p>
      <text:p text:style-name="P2">186</text:p>
      <text:p text:style-name="P2">snr:</text:p>
      <text:p text:style-name="P2">8.0</text:p>
      <text:p text:style-name="P2">test iteration:</text:p>
      <text:p text:style-name="P2">187</text:p>
      <text:p text:style-name="P2">snr:</text:p>
      <text:p text:style-name="P2">8.0</text:p>
      <text:p text:style-name="P2">test iteration:</text:p>
      <text:p text:style-name="P2">188</text:p>
      <text:p text:style-name="P2">snr:</text:p>
      <text:p text:style-name="P2">8.0</text:p>
      <text:p text:style-name="P2">test iteration:</text:p>
      <text:p text:style-name="P2">189</text:p>
      <text:p text:style-name="P2">snr:</text:p>
      <text:p text:style-name="P2">8.0</text:p>
      <text:p text:style-name="P2">test iteration:</text:p>
      <text:p text:style-name="P2">190</text:p>
      <text:p text:style-name="P2">snr:</text:p>
      <text:p text:style-name="P2">8.0</text:p>
      <text:p text:style-name="P2">test iteration:</text:p>
      <text:p text:style-name="P2">191</text:p>
      <text:p text:style-name="P2">snr:</text:p>
      <text:p text:style-name="P2"><text:soft-page-break/>8.0</text:p>
      <text:p text:style-name="P2">test iteration:</text:p>
      <text:p text:style-name="P2">192</text:p>
      <text:p text:style-name="P2">snr:</text:p>
      <text:p text:style-name="P2">8.0</text:p>
      <text:p text:style-name="P2">test iteration:</text:p>
      <text:p text:style-name="P2">193</text:p>
      <text:p text:style-name="P2">snr:</text:p>
      <text:p text:style-name="P2">8.0</text:p>
      <text:p text:style-name="P2">test iteration:</text:p>
      <text:p text:style-name="P2">194</text:p>
      <text:p text:style-name="P2">snr:</text:p>
      <text:p text:style-name="P2">8.0</text:p>
      <text:p text:style-name="P2">test iteration:</text:p>
      <text:p text:style-name="P2">195</text:p>
      <text:p text:style-name="P2">snr:</text:p>
      <text:p text:style-name="P2">8.0</text:p>
      <text:p text:style-name="P2">test iteration:</text:p>
      <text:p text:style-name="P2">196</text:p>
      <text:p text:style-name="P2">snr:</text:p>
      <text:p text:style-name="P2">8.0</text:p>
      <text:p text:style-name="P2">test iteration:</text:p>
      <text:p text:style-name="P2">197</text:p>
      <text:p text:style-name="P2">snr:</text:p>
      <text:p text:style-name="P2">8.0</text:p>
      <text:p text:style-name="P2">test iteration:</text:p>
      <text:p text:style-name="P2">198</text:p>
      <text:p text:style-name="P2">snr:</text:p>
      <text:p text:style-name="P2">8.0</text:p>
      <text:p text:style-name="P2">test iteration:</text:p>
      <text:p text:style-name="P2">199</text:p>
      <text:p text:style-name="P2">snr:</text:p>
      <text:p text:style-name="P2">9.0</text:p>
      <text:p text:style-name="P2">test iteration:</text:p>
      <text:p text:style-name="P2">0</text:p>
      <text:p text:style-name="P2">snr:</text:p>
      <text:p text:style-name="P2">9.0</text:p>
      <text:p text:style-name="P2">test iteration:</text:p>
      <text:p text:style-name="P2">1</text:p>
      <text:p text:style-name="P2">snr:</text:p>
      <text:p text:style-name="P2">9.0</text:p>
      <text:p text:style-name="P2">test iteration:</text:p>
      <text:p text:style-name="P2">2</text:p>
      <text:p text:style-name="P2">snr:</text:p>
      <text:p text:style-name="P2">9.0</text:p>
      <text:p text:style-name="P2">test iteration:</text:p>
      <text:p text:style-name="P2">3</text:p>
      <text:p text:style-name="P2">snr:</text:p>
      <text:p text:style-name="P2">9.0</text:p>
      <text:p text:style-name="P2">test iteration:</text:p>
      <text:p text:style-name="P2">4</text:p>
      <text:p text:style-name="P2">snr:</text:p>
      <text:p text:style-name="P2">9.0</text:p>
      <text:p text:style-name="P2">test iteration:</text:p>
      <text:p text:style-name="P2">5</text:p>
      <text:p text:style-name="P2">snr:</text:p>
      <text:p text:style-name="P2">9.0</text:p>
      <text:p text:style-name="P2"><text:soft-page-break/>test iteration:</text:p>
      <text:p text:style-name="P2">6</text:p>
      <text:p text:style-name="P2">snr:</text:p>
      <text:p text:style-name="P2">9.0</text:p>
      <text:p text:style-name="P2">test iteration:</text:p>
      <text:p text:style-name="P2">7</text:p>
      <text:p text:style-name="P2">snr:</text:p>
      <text:p text:style-name="P2">9.0</text:p>
      <text:p text:style-name="P2">test iteration:</text:p>
      <text:p text:style-name="P2">8</text:p>
      <text:p text:style-name="P2">snr:</text:p>
      <text:p text:style-name="P2">9.0</text:p>
      <text:p text:style-name="P2">test iteration:</text:p>
      <text:p text:style-name="P2">9</text:p>
      <text:p text:style-name="P2">snr:</text:p>
      <text:p text:style-name="P2">9.0</text:p>
      <text:p text:style-name="P2">test iteration:</text:p>
      <text:p text:style-name="P2">10</text:p>
      <text:p text:style-name="P2">snr:</text:p>
      <text:p text:style-name="P2">9.0</text:p>
      <text:p text:style-name="P2">test iteration:</text:p>
      <text:p text:style-name="P2">11</text:p>
      <text:p text:style-name="P2">snr:</text:p>
      <text:p text:style-name="P2">9.0</text:p>
      <text:p text:style-name="P2">test iteration:</text:p>
      <text:p text:style-name="P2">12</text:p>
      <text:p text:style-name="P2">snr:</text:p>
      <text:p text:style-name="P2">9.0</text:p>
      <text:p text:style-name="P2">test iteration:</text:p>
      <text:p text:style-name="P2">13</text:p>
      <text:p text:style-name="P2">snr:</text:p>
      <text:p text:style-name="P2">9.0</text:p>
      <text:p text:style-name="P2">test iteration:</text:p>
      <text:p text:style-name="P2">14</text:p>
      <text:p text:style-name="P2">snr:</text:p>
      <text:p text:style-name="P2">9.0</text:p>
      <text:p text:style-name="P2">test iteration:</text:p>
      <text:p text:style-name="P2">15</text:p>
      <text:p text:style-name="P2">snr:</text:p>
      <text:p text:style-name="P2">9.0</text:p>
      <text:p text:style-name="P2">test iteration:</text:p>
      <text:p text:style-name="P2">16</text:p>
      <text:p text:style-name="P2">snr:</text:p>
      <text:p text:style-name="P2">9.0</text:p>
      <text:p text:style-name="P2">test iteration:</text:p>
      <text:p text:style-name="P2">17</text:p>
      <text:p text:style-name="P2">snr:</text:p>
      <text:p text:style-name="P2">9.0</text:p>
      <text:p text:style-name="P2">test iteration:</text:p>
      <text:p text:style-name="P2">18</text:p>
      <text:p text:style-name="P2">snr:</text:p>
      <text:p text:style-name="P2">9.0</text:p>
      <text:p text:style-name="P2">test iteration:</text:p>
      <text:p text:style-name="P2">19</text:p>
      <text:p text:style-name="P2">snr:</text:p>
      <text:p text:style-name="P2">9.0</text:p>
      <text:p text:style-name="P2">test iteration:</text:p>
      <text:p text:style-name="P2"><text:soft-page-break/>20</text:p>
      <text:p text:style-name="P2">snr:</text:p>
      <text:p text:style-name="P2">9.0</text:p>
      <text:p text:style-name="P2">test iteration:</text:p>
      <text:p text:style-name="P2">21</text:p>
      <text:p text:style-name="P2">snr:</text:p>
      <text:p text:style-name="P2">9.0</text:p>
      <text:p text:style-name="P2">test iteration:</text:p>
      <text:p text:style-name="P2">22</text:p>
      <text:p text:style-name="P2">snr:</text:p>
      <text:p text:style-name="P2">9.0</text:p>
      <text:p text:style-name="P2">test iteration:</text:p>
      <text:p text:style-name="P2">23</text:p>
      <text:p text:style-name="P2">snr:</text:p>
      <text:p text:style-name="P2">9.0</text:p>
      <text:p text:style-name="P2">test iteration:</text:p>
      <text:p text:style-name="P2">24</text:p>
      <text:p text:style-name="P2">snr:</text:p>
      <text:p text:style-name="P2">9.0</text:p>
      <text:p text:style-name="P2">test iteration:</text:p>
      <text:p text:style-name="P2">25</text:p>
      <text:p text:style-name="P2">snr:</text:p>
      <text:p text:style-name="P2">9.0</text:p>
      <text:p text:style-name="P2">test iteration:</text:p>
      <text:p text:style-name="P2">26</text:p>
      <text:p text:style-name="P2">snr:</text:p>
      <text:p text:style-name="P2">9.0</text:p>
      <text:p text:style-name="P2">test iteration:</text:p>
      <text:p text:style-name="P2">27</text:p>
      <text:p text:style-name="P2">snr:</text:p>
      <text:p text:style-name="P2">9.0</text:p>
      <text:p text:style-name="P2">test iteration:</text:p>
      <text:p text:style-name="P2">28</text:p>
      <text:p text:style-name="P2">snr:</text:p>
      <text:p text:style-name="P2">9.0</text:p>
      <text:p text:style-name="P2">test iteration:</text:p>
      <text:p text:style-name="P2">29</text:p>
      <text:p text:style-name="P2">snr:</text:p>
      <text:p text:style-name="P2">9.0</text:p>
      <text:p text:style-name="P2">test iteration:</text:p>
      <text:p text:style-name="P2">30</text:p>
      <text:p text:style-name="P2">snr:</text:p>
      <text:p text:style-name="P2">9.0</text:p>
      <text:p text:style-name="P2">test iteration:</text:p>
      <text:p text:style-name="P2">31</text:p>
      <text:p text:style-name="P2">snr:</text:p>
      <text:p text:style-name="P2">9.0</text:p>
      <text:p text:style-name="P2">test iteration:</text:p>
      <text:p text:style-name="P2">32</text:p>
      <text:p text:style-name="P2">snr:</text:p>
      <text:p text:style-name="P2">9.0</text:p>
      <text:p text:style-name="P2">test iteration:</text:p>
      <text:p text:style-name="P2">33</text:p>
      <text:p text:style-name="P2">snr:</text:p>
      <text:p text:style-name="P2">9.0</text:p>
      <text:p text:style-name="P2">test iteration:</text:p>
      <text:p text:style-name="P2">34</text:p>
      <text:p text:style-name="P2"><text:soft-page-break/>snr:</text:p>
      <text:p text:style-name="P2">9.0</text:p>
      <text:p text:style-name="P2">test iteration:</text:p>
      <text:p text:style-name="P2">35</text:p>
      <text:p text:style-name="P2">snr:</text:p>
      <text:p text:style-name="P2">9.0</text:p>
      <text:p text:style-name="P2">test iteration:</text:p>
      <text:p text:style-name="P2">36</text:p>
      <text:p text:style-name="P2">snr:</text:p>
      <text:p text:style-name="P2">9.0</text:p>
      <text:p text:style-name="P2">test iteration:</text:p>
      <text:p text:style-name="P2">37</text:p>
      <text:p text:style-name="P2">snr:</text:p>
      <text:p text:style-name="P2">9.0</text:p>
      <text:p text:style-name="P2">test iteration:</text:p>
      <text:p text:style-name="P2">38</text:p>
      <text:p text:style-name="P2">snr:</text:p>
      <text:p text:style-name="P2">9.0</text:p>
      <text:p text:style-name="P2">test iteration:</text:p>
      <text:p text:style-name="P2">39</text:p>
      <text:p text:style-name="P2">snr:</text:p>
      <text:p text:style-name="P2">9.0</text:p>
      <text:p text:style-name="P2">test iteration:</text:p>
      <text:p text:style-name="P2">40</text:p>
      <text:p text:style-name="P2">snr:</text:p>
      <text:p text:style-name="P2">9.0</text:p>
      <text:p text:style-name="P2">test iteration:</text:p>
      <text:p text:style-name="P2">41</text:p>
      <text:p text:style-name="P2">snr:</text:p>
      <text:p text:style-name="P2">9.0</text:p>
      <text:p text:style-name="P2">test iteration:</text:p>
      <text:p text:style-name="P2">42</text:p>
      <text:p text:style-name="P2">snr:</text:p>
      <text:p text:style-name="P2">9.0</text:p>
      <text:p text:style-name="P2">test iteration:</text:p>
      <text:p text:style-name="P2">43</text:p>
      <text:p text:style-name="P2">snr:</text:p>
      <text:p text:style-name="P2">9.0</text:p>
      <text:p text:style-name="P2">test iteration:</text:p>
      <text:p text:style-name="P2">44</text:p>
      <text:p text:style-name="P2">snr:</text:p>
      <text:p text:style-name="P2">9.0</text:p>
      <text:p text:style-name="P2">test iteration:</text:p>
      <text:p text:style-name="P2">45</text:p>
      <text:p text:style-name="P2">snr:</text:p>
      <text:p text:style-name="P2">9.0</text:p>
      <text:p text:style-name="P2">test iteration:</text:p>
      <text:p text:style-name="P2">46</text:p>
      <text:p text:style-name="P2">snr:</text:p>
      <text:p text:style-name="P2">9.0</text:p>
      <text:p text:style-name="P2">test iteration:</text:p>
      <text:p text:style-name="P2">47</text:p>
      <text:p text:style-name="P2">snr:</text:p>
      <text:p text:style-name="P2">9.0</text:p>
      <text:p text:style-name="P2">test iteration:</text:p>
      <text:p text:style-name="P2">48</text:p>
      <text:p text:style-name="P2">snr:</text:p>
      <text:p text:style-name="P2"><text:soft-page-break/>9.0</text:p>
      <text:p text:style-name="P2">test iteration:</text:p>
      <text:p text:style-name="P2">49</text:p>
      <text:p text:style-name="P2">snr:</text:p>
      <text:p text:style-name="P2">9.0</text:p>
      <text:p text:style-name="P2">test iteration:</text:p>
      <text:p text:style-name="P2">50</text:p>
      <text:p text:style-name="P2">snr:</text:p>
      <text:p text:style-name="P2">9.0</text:p>
      <text:p text:style-name="P2">test iteration:</text:p>
      <text:p text:style-name="P2">51</text:p>
      <text:p text:style-name="P2">snr:</text:p>
      <text:p text:style-name="P2">9.0</text:p>
      <text:p text:style-name="P2">test iteration:</text:p>
      <text:p text:style-name="P2">52</text:p>
      <text:p text:style-name="P2">snr:</text:p>
      <text:p text:style-name="P2">9.0</text:p>
      <text:p text:style-name="P2">test iteration:</text:p>
      <text:p text:style-name="P2">53</text:p>
      <text:p text:style-name="P2">snr:</text:p>
      <text:p text:style-name="P2">9.0</text:p>
      <text:p text:style-name="P2">test iteration:</text:p>
      <text:p text:style-name="P2">54</text:p>
      <text:p text:style-name="P2">snr:</text:p>
      <text:p text:style-name="P2">9.0</text:p>
      <text:p text:style-name="P2">test iteration:</text:p>
      <text:p text:style-name="P2">55</text:p>
      <text:p text:style-name="P2">snr:</text:p>
      <text:p text:style-name="P2">9.0</text:p>
      <text:p text:style-name="P2">test iteration:</text:p>
      <text:p text:style-name="P2">56</text:p>
      <text:p text:style-name="P2">snr:</text:p>
      <text:p text:style-name="P2">9.0</text:p>
      <text:p text:style-name="P2">test iteration:</text:p>
      <text:p text:style-name="P2">57</text:p>
      <text:p text:style-name="P2">snr:</text:p>
      <text:p text:style-name="P2">9.0</text:p>
      <text:p text:style-name="P2">test iteration:</text:p>
      <text:p text:style-name="P2">58</text:p>
      <text:p text:style-name="P2">snr:</text:p>
      <text:p text:style-name="P2">9.0</text:p>
      <text:p text:style-name="P2">test iteration:</text:p>
      <text:p text:style-name="P2">59</text:p>
      <text:p text:style-name="P2">snr:</text:p>
      <text:p text:style-name="P2">9.0</text:p>
      <text:p text:style-name="P2">test iteration:</text:p>
      <text:p text:style-name="P2">60</text:p>
      <text:p text:style-name="P2">snr:</text:p>
      <text:p text:style-name="P2">9.0</text:p>
      <text:p text:style-name="P2">test iteration:</text:p>
      <text:p text:style-name="P2">61</text:p>
      <text:p text:style-name="P2">snr:</text:p>
      <text:p text:style-name="P2">9.0</text:p>
      <text:p text:style-name="P2">test iteration:</text:p>
      <text:p text:style-name="P2">62</text:p>
      <text:p text:style-name="P2">snr:</text:p>
      <text:p text:style-name="P2">9.0</text:p>
      <text:p text:style-name="P2"><text:soft-page-break/>test iteration:</text:p>
      <text:p text:style-name="P2">63</text:p>
      <text:p text:style-name="P2">snr:</text:p>
      <text:p text:style-name="P2">9.0</text:p>
      <text:p text:style-name="P2">test iteration:</text:p>
      <text:p text:style-name="P2">64</text:p>
      <text:p text:style-name="P2">snr:</text:p>
      <text:p text:style-name="P2">9.0</text:p>
      <text:p text:style-name="P2">test iteration:</text:p>
      <text:p text:style-name="P2">65</text:p>
      <text:p text:style-name="P2">snr:</text:p>
      <text:p text:style-name="P2">9.0</text:p>
      <text:p text:style-name="P2">test iteration:</text:p>
      <text:p text:style-name="P2">66</text:p>
      <text:p text:style-name="P2">snr:</text:p>
      <text:p text:style-name="P2">9.0</text:p>
      <text:p text:style-name="P2">test iteration:</text:p>
      <text:p text:style-name="P2">67</text:p>
      <text:p text:style-name="P2">snr:</text:p>
      <text:p text:style-name="P2">9.0</text:p>
      <text:p text:style-name="P2">test iteration:</text:p>
      <text:p text:style-name="P2">68</text:p>
      <text:p text:style-name="P2">snr:</text:p>
      <text:p text:style-name="P2">9.0</text:p>
      <text:p text:style-name="P2">test iteration:</text:p>
      <text:p text:style-name="P2">69</text:p>
      <text:p text:style-name="P2">snr:</text:p>
      <text:p text:style-name="P2">9.0</text:p>
      <text:p text:style-name="P2">test iteration:</text:p>
      <text:p text:style-name="P2">70</text:p>
      <text:p text:style-name="P2">snr:</text:p>
      <text:p text:style-name="P2">9.0</text:p>
      <text:p text:style-name="P2">test iteration:</text:p>
      <text:p text:style-name="P2">71</text:p>
      <text:p text:style-name="P2">snr:</text:p>
      <text:p text:style-name="P2">9.0</text:p>
      <text:p text:style-name="P2">test iteration:</text:p>
      <text:p text:style-name="P2">72</text:p>
      <text:p text:style-name="P2">snr:</text:p>
      <text:p text:style-name="P2">9.0</text:p>
      <text:p text:style-name="P2">test iteration:</text:p>
      <text:p text:style-name="P2">73</text:p>
      <text:p text:style-name="P2">snr:</text:p>
      <text:p text:style-name="P2">9.0</text:p>
      <text:p text:style-name="P2">test iteration:</text:p>
      <text:p text:style-name="P2">74</text:p>
      <text:p text:style-name="P2">snr:</text:p>
      <text:p text:style-name="P2">9.0</text:p>
      <text:p text:style-name="P2">test iteration:</text:p>
      <text:p text:style-name="P2">75</text:p>
      <text:p text:style-name="P2">snr:</text:p>
      <text:p text:style-name="P2">9.0</text:p>
      <text:p text:style-name="P2">test iteration:</text:p>
      <text:p text:style-name="P2">76</text:p>
      <text:p text:style-name="P2">snr:</text:p>
      <text:p text:style-name="P2">9.0</text:p>
      <text:p text:style-name="P2">test iteration:</text:p>
      <text:p text:style-name="P2"><text:soft-page-break/>77</text:p>
      <text:p text:style-name="P2">snr:</text:p>
      <text:p text:style-name="P2">9.0</text:p>
      <text:p text:style-name="P2">test iteration:</text:p>
      <text:p text:style-name="P2">78</text:p>
      <text:p text:style-name="P2">snr:</text:p>
      <text:p text:style-name="P2">9.0</text:p>
      <text:p text:style-name="P2">test iteration:</text:p>
      <text:p text:style-name="P2">79</text:p>
      <text:p text:style-name="P2">snr:</text:p>
      <text:p text:style-name="P2">9.0</text:p>
      <text:p text:style-name="P2">test iteration:</text:p>
      <text:p text:style-name="P2">80</text:p>
      <text:p text:style-name="P2">snr:</text:p>
      <text:p text:style-name="P2">9.0</text:p>
      <text:p text:style-name="P2">test iteration:</text:p>
      <text:p text:style-name="P2">81</text:p>
      <text:p text:style-name="P2">snr:</text:p>
      <text:p text:style-name="P2">9.0</text:p>
      <text:p text:style-name="P2">test iteration:</text:p>
      <text:p text:style-name="P2">82</text:p>
      <text:p text:style-name="P2">snr:</text:p>
      <text:p text:style-name="P2">9.0</text:p>
      <text:p text:style-name="P2">test iteration:</text:p>
      <text:p text:style-name="P2">83</text:p>
      <text:p text:style-name="P2">snr:</text:p>
      <text:p text:style-name="P2">9.0</text:p>
      <text:p text:style-name="P2">test iteration:</text:p>
      <text:p text:style-name="P2">84</text:p>
      <text:p text:style-name="P2">snr:</text:p>
      <text:p text:style-name="P2">9.0</text:p>
      <text:p text:style-name="P2">test iteration:</text:p>
      <text:p text:style-name="P2">85</text:p>
      <text:p text:style-name="P2">snr:</text:p>
      <text:p text:style-name="P2">9.0</text:p>
      <text:p text:style-name="P2">test iteration:</text:p>
      <text:p text:style-name="P2">86</text:p>
      <text:p text:style-name="P2">snr:</text:p>
      <text:p text:style-name="P2">9.0</text:p>
      <text:p text:style-name="P2">test iteration:</text:p>
      <text:p text:style-name="P2">87</text:p>
      <text:p text:style-name="P2">snr:</text:p>
      <text:p text:style-name="P2">9.0</text:p>
      <text:p text:style-name="P2">test iteration:</text:p>
      <text:p text:style-name="P2">88</text:p>
      <text:p text:style-name="P2">snr:</text:p>
      <text:p text:style-name="P2">9.0</text:p>
      <text:p text:style-name="P2">test iteration:</text:p>
      <text:p text:style-name="P2">89</text:p>
      <text:p text:style-name="P2">snr:</text:p>
      <text:p text:style-name="P2">9.0</text:p>
      <text:p text:style-name="P2">test iteration:</text:p>
      <text:p text:style-name="P2">90</text:p>
      <text:p text:style-name="P2">snr:</text:p>
      <text:p text:style-name="P2">9.0</text:p>
      <text:p text:style-name="P2">test iteration:</text:p>
      <text:p text:style-name="P2">91</text:p>
      <text:p text:style-name="P2"><text:soft-page-break/>snr:</text:p>
      <text:p text:style-name="P2">9.0</text:p>
      <text:p text:style-name="P2">test iteration:</text:p>
      <text:p text:style-name="P2">92</text:p>
      <text:p text:style-name="P2">snr:</text:p>
      <text:p text:style-name="P2">9.0</text:p>
      <text:p text:style-name="P2">test iteration:</text:p>
      <text:p text:style-name="P2">93</text:p>
      <text:p text:style-name="P2">snr:</text:p>
      <text:p text:style-name="P2">9.0</text:p>
      <text:p text:style-name="P2">test iteration:</text:p>
      <text:p text:style-name="P2">94</text:p>
      <text:p text:style-name="P2">snr:</text:p>
      <text:p text:style-name="P2">9.0</text:p>
      <text:p text:style-name="P2">test iteration:</text:p>
      <text:p text:style-name="P2">95</text:p>
      <text:p text:style-name="P2">snr:</text:p>
      <text:p text:style-name="P2">9.0</text:p>
      <text:p text:style-name="P2">test iteration:</text:p>
      <text:p text:style-name="P2">96</text:p>
      <text:p text:style-name="P2">snr:</text:p>
      <text:p text:style-name="P2">9.0</text:p>
      <text:p text:style-name="P2">test iteration:</text:p>
      <text:p text:style-name="P2">97</text:p>
      <text:p text:style-name="P2">snr:</text:p>
      <text:p text:style-name="P2">9.0</text:p>
      <text:p text:style-name="P2">test iteration:</text:p>
      <text:p text:style-name="P2">98</text:p>
      <text:p text:style-name="P2">snr:</text:p>
      <text:p text:style-name="P2">9.0</text:p>
      <text:p text:style-name="P2">test iteration:</text:p>
      <text:p text:style-name="P2">99</text:p>
      <text:p text:style-name="P2">snr:</text:p>
      <text:p text:style-name="P2">9.0</text:p>
      <text:p text:style-name="P2">test iteration:</text:p>
      <text:p text:style-name="P2">100</text:p>
      <text:p text:style-name="P2">snr:</text:p>
      <text:p text:style-name="P2">9.0</text:p>
      <text:p text:style-name="P2">test iteration:</text:p>
      <text:p text:style-name="P2">101</text:p>
      <text:p text:style-name="P2">snr:</text:p>
      <text:p text:style-name="P2">9.0</text:p>
      <text:p text:style-name="P2">test iteration:</text:p>
      <text:p text:style-name="P2">102</text:p>
      <text:p text:style-name="P2">snr:</text:p>
      <text:p text:style-name="P2">9.0</text:p>
      <text:p text:style-name="P2">test iteration:</text:p>
      <text:p text:style-name="P2">103</text:p>
      <text:p text:style-name="P2">snr:</text:p>
      <text:p text:style-name="P2">9.0</text:p>
      <text:p text:style-name="P2">test iteration:</text:p>
      <text:p text:style-name="P2">104</text:p>
      <text:p text:style-name="P2">snr:</text:p>
      <text:p text:style-name="P2">9.0</text:p>
      <text:p text:style-name="P2">test iteration:</text:p>
      <text:p text:style-name="P2">105</text:p>
      <text:p text:style-name="P2">snr:</text:p>
      <text:p text:style-name="P2"><text:soft-page-break/>9.0</text:p>
      <text:p text:style-name="P2">test iteration:</text:p>
      <text:p text:style-name="P2">106</text:p>
      <text:p text:style-name="P2">snr:</text:p>
      <text:p text:style-name="P2">9.0</text:p>
      <text:p text:style-name="P2">test iteration:</text:p>
      <text:p text:style-name="P2">107</text:p>
      <text:p text:style-name="P2">snr:</text:p>
      <text:p text:style-name="P2">9.0</text:p>
      <text:p text:style-name="P2">test iteration:</text:p>
      <text:p text:style-name="P2">108</text:p>
      <text:p text:style-name="P2">snr:</text:p>
      <text:p text:style-name="P2">9.0</text:p>
      <text:p text:style-name="P2">test iteration:</text:p>
      <text:p text:style-name="P2">109</text:p>
      <text:p text:style-name="P2">snr:</text:p>
      <text:p text:style-name="P2">9.0</text:p>
      <text:p text:style-name="P2">test iteration:</text:p>
      <text:p text:style-name="P2">110</text:p>
      <text:p text:style-name="P2">snr:</text:p>
      <text:p text:style-name="P2">9.0</text:p>
      <text:p text:style-name="P2">test iteration:</text:p>
      <text:p text:style-name="P2">111</text:p>
      <text:p text:style-name="P2">snr:</text:p>
      <text:p text:style-name="P2">9.0</text:p>
      <text:p text:style-name="P2">test iteration:</text:p>
      <text:p text:style-name="P2">112</text:p>
      <text:p text:style-name="P2">snr:</text:p>
      <text:p text:style-name="P2">9.0</text:p>
      <text:p text:style-name="P2">test iteration:</text:p>
      <text:p text:style-name="P2">113</text:p>
      <text:p text:style-name="P2">snr:</text:p>
      <text:p text:style-name="P2">9.0</text:p>
      <text:p text:style-name="P2">test iteration:</text:p>
      <text:p text:style-name="P2">114</text:p>
      <text:p text:style-name="P2">snr:</text:p>
      <text:p text:style-name="P2">9.0</text:p>
      <text:p text:style-name="P2">test iteration:</text:p>
      <text:p text:style-name="P2">115</text:p>
      <text:p text:style-name="P2">snr:</text:p>
      <text:p text:style-name="P2">9.0</text:p>
      <text:p text:style-name="P2">test iteration:</text:p>
      <text:p text:style-name="P2">116</text:p>
      <text:p text:style-name="P2">snr:</text:p>
      <text:p text:style-name="P2">9.0</text:p>
      <text:p text:style-name="P2">test iteration:</text:p>
      <text:p text:style-name="P2">117</text:p>
      <text:p text:style-name="P2">snr:</text:p>
      <text:p text:style-name="P2">9.0</text:p>
      <text:p text:style-name="P2">test iteration:</text:p>
      <text:p text:style-name="P2">118</text:p>
      <text:p text:style-name="P2">snr:</text:p>
      <text:p text:style-name="P2">9.0</text:p>
      <text:p text:style-name="P2">test iteration:</text:p>
      <text:p text:style-name="P2">119</text:p>
      <text:p text:style-name="P2">snr:</text:p>
      <text:p text:style-name="P2">9.0</text:p>
      <text:p text:style-name="P2"><text:soft-page-break/>test iteration:</text:p>
      <text:p text:style-name="P2">120</text:p>
      <text:p text:style-name="P2">snr:</text:p>
      <text:p text:style-name="P2">9.0</text:p>
      <text:p text:style-name="P2">test iteration:</text:p>
      <text:p text:style-name="P2">121</text:p>
      <text:p text:style-name="P2">snr:</text:p>
      <text:p text:style-name="P2">9.0</text:p>
      <text:p text:style-name="P2">test iteration:</text:p>
      <text:p text:style-name="P2">122</text:p>
      <text:p text:style-name="P2">snr:</text:p>
      <text:p text:style-name="P2">9.0</text:p>
      <text:p text:style-name="P2">test iteration:</text:p>
      <text:p text:style-name="P2">123</text:p>
      <text:p text:style-name="P2">snr:</text:p>
      <text:p text:style-name="P2">9.0</text:p>
      <text:p text:style-name="P2">test iteration:</text:p>
      <text:p text:style-name="P2">124</text:p>
      <text:p text:style-name="P2">snr:</text:p>
      <text:p text:style-name="P2">9.0</text:p>
      <text:p text:style-name="P2">test iteration:</text:p>
      <text:p text:style-name="P2">125</text:p>
      <text:p text:style-name="P2">snr:</text:p>
      <text:p text:style-name="P2">9.0</text:p>
      <text:p text:style-name="P2">test iteration:</text:p>
      <text:p text:style-name="P2">126</text:p>
      <text:p text:style-name="P2">snr:</text:p>
      <text:p text:style-name="P2">9.0</text:p>
      <text:p text:style-name="P2">test iteration:</text:p>
      <text:p text:style-name="P2">127</text:p>
      <text:p text:style-name="P2">snr:</text:p>
      <text:p text:style-name="P2">9.0</text:p>
      <text:p text:style-name="P2">test iteration:</text:p>
      <text:p text:style-name="P2">128</text:p>
      <text:p text:style-name="P2">snr:</text:p>
      <text:p text:style-name="P2">9.0</text:p>
      <text:p text:style-name="P2">test iteration:</text:p>
      <text:p text:style-name="P2">129</text:p>
      <text:p text:style-name="P2">snr:</text:p>
      <text:p text:style-name="P2">9.0</text:p>
      <text:p text:style-name="P2">test iteration:</text:p>
      <text:p text:style-name="P2">130</text:p>
      <text:p text:style-name="P2">snr:</text:p>
      <text:p text:style-name="P2">9.0</text:p>
      <text:p text:style-name="P2">test iteration:</text:p>
      <text:p text:style-name="P2">131</text:p>
      <text:p text:style-name="P2">snr:</text:p>
      <text:p text:style-name="P2">9.0</text:p>
      <text:p text:style-name="P2">test iteration:</text:p>
      <text:p text:style-name="P2">132</text:p>
      <text:p text:style-name="P2">snr:</text:p>
      <text:p text:style-name="P2">9.0</text:p>
      <text:p text:style-name="P2">test iteration:</text:p>
      <text:p text:style-name="P2">133</text:p>
      <text:p text:style-name="P2">snr:</text:p>
      <text:p text:style-name="P2">9.0</text:p>
      <text:p text:style-name="P2">test iteration:</text:p>
      <text:p text:style-name="P2"><text:soft-page-break/>134</text:p>
      <text:p text:style-name="P2">snr:</text:p>
      <text:p text:style-name="P2">9.0</text:p>
      <text:p text:style-name="P2">test iteration:</text:p>
      <text:p text:style-name="P2">135</text:p>
      <text:p text:style-name="P2">snr:</text:p>
      <text:p text:style-name="P2">9.0</text:p>
      <text:p text:style-name="P2">test iteration:</text:p>
      <text:p text:style-name="P2">136</text:p>
      <text:p text:style-name="P2">snr:</text:p>
      <text:p text:style-name="P2">9.0</text:p>
      <text:p text:style-name="P2">test iteration:</text:p>
      <text:p text:style-name="P2">137</text:p>
      <text:p text:style-name="P2">snr:</text:p>
      <text:p text:style-name="P2">9.0</text:p>
      <text:p text:style-name="P2">test iteration:</text:p>
      <text:p text:style-name="P2">138</text:p>
      <text:p text:style-name="P2">snr:</text:p>
      <text:p text:style-name="P2">9.0</text:p>
      <text:p text:style-name="P2">test iteration:</text:p>
      <text:p text:style-name="P2">139</text:p>
      <text:p text:style-name="P2">snr:</text:p>
      <text:p text:style-name="P2">9.0</text:p>
      <text:p text:style-name="P2">test iteration:</text:p>
      <text:p text:style-name="P2">140</text:p>
      <text:p text:style-name="P2">snr:</text:p>
      <text:p text:style-name="P2">9.0</text:p>
      <text:p text:style-name="P2">test iteration:</text:p>
      <text:p text:style-name="P2">141</text:p>
      <text:p text:style-name="P2">snr:</text:p>
      <text:p text:style-name="P2">9.0</text:p>
      <text:p text:style-name="P2">test iteration:</text:p>
      <text:p text:style-name="P2">142</text:p>
      <text:p text:style-name="P2">snr:</text:p>
      <text:p text:style-name="P2">9.0</text:p>
      <text:p text:style-name="P2">test iteration:</text:p>
      <text:p text:style-name="P2">143</text:p>
      <text:p text:style-name="P2">snr:</text:p>
      <text:p text:style-name="P2">9.0</text:p>
      <text:p text:style-name="P2">test iteration:</text:p>
      <text:p text:style-name="P2">144</text:p>
      <text:p text:style-name="P2">snr:</text:p>
      <text:p text:style-name="P2">9.0</text:p>
      <text:p text:style-name="P2">test iteration:</text:p>
      <text:p text:style-name="P2">145</text:p>
      <text:p text:style-name="P2">snr:</text:p>
      <text:p text:style-name="P2">9.0</text:p>
      <text:p text:style-name="P2">test iteration:</text:p>
      <text:p text:style-name="P2">146</text:p>
      <text:p text:style-name="P2">snr:</text:p>
      <text:p text:style-name="P2">9.0</text:p>
      <text:p text:style-name="P2">test iteration:</text:p>
      <text:p text:style-name="P2">147</text:p>
      <text:p text:style-name="P2">snr:</text:p>
      <text:p text:style-name="P2">9.0</text:p>
      <text:p text:style-name="P2">test iteration:</text:p>
      <text:p text:style-name="P2">148</text:p>
      <text:p text:style-name="P2"><text:soft-page-break/>snr:</text:p>
      <text:p text:style-name="P2">9.0</text:p>
      <text:p text:style-name="P2">test iteration:</text:p>
      <text:p text:style-name="P2">149</text:p>
      <text:p text:style-name="P2">snr:</text:p>
      <text:p text:style-name="P2">9.0</text:p>
      <text:p text:style-name="P2">test iteration:</text:p>
      <text:p text:style-name="P2">150</text:p>
      <text:p text:style-name="P2">snr:</text:p>
      <text:p text:style-name="P2">9.0</text:p>
      <text:p text:style-name="P2">test iteration:</text:p>
      <text:p text:style-name="P2">151</text:p>
      <text:p text:style-name="P2">snr:</text:p>
      <text:p text:style-name="P2">9.0</text:p>
      <text:p text:style-name="P2">test iteration:</text:p>
      <text:p text:style-name="P2">152</text:p>
      <text:p text:style-name="P2">snr:</text:p>
      <text:p text:style-name="P2">9.0</text:p>
      <text:p text:style-name="P2">test iteration:</text:p>
      <text:p text:style-name="P2">153</text:p>
      <text:p text:style-name="P2">snr:</text:p>
      <text:p text:style-name="P2">9.0</text:p>
      <text:p text:style-name="P2">test iteration:</text:p>
      <text:p text:style-name="P2">154</text:p>
      <text:p text:style-name="P2">snr:</text:p>
      <text:p text:style-name="P2">9.0</text:p>
      <text:p text:style-name="P2">test iteration:</text:p>
      <text:p text:style-name="P2">155</text:p>
      <text:p text:style-name="P2">snr:</text:p>
      <text:p text:style-name="P2">9.0</text:p>
      <text:p text:style-name="P2">test iteration:</text:p>
      <text:p text:style-name="P2">156</text:p>
      <text:p text:style-name="P2">snr:</text:p>
      <text:p text:style-name="P2">9.0</text:p>
      <text:p text:style-name="P2">test iteration:</text:p>
      <text:p text:style-name="P2">157</text:p>
      <text:p text:style-name="P2">snr:</text:p>
      <text:p text:style-name="P2">9.0</text:p>
      <text:p text:style-name="P2">test iteration:</text:p>
      <text:p text:style-name="P2">158</text:p>
      <text:p text:style-name="P2">snr:</text:p>
      <text:p text:style-name="P2">9.0</text:p>
      <text:p text:style-name="P2">test iteration:</text:p>
      <text:p text:style-name="P2">159</text:p>
      <text:p text:style-name="P2">snr:</text:p>
      <text:p text:style-name="P2">9.0</text:p>
      <text:p text:style-name="P2">test iteration:</text:p>
      <text:p text:style-name="P2">160</text:p>
      <text:p text:style-name="P2">snr:</text:p>
      <text:p text:style-name="P2">9.0</text:p>
      <text:p text:style-name="P2">test iteration:</text:p>
      <text:p text:style-name="P2">161</text:p>
      <text:p text:style-name="P2">snr:</text:p>
      <text:p text:style-name="P2">9.0</text:p>
      <text:p text:style-name="P2">test iteration:</text:p>
      <text:p text:style-name="P2">162</text:p>
      <text:p text:style-name="P2">snr:</text:p>
      <text:p text:style-name="P2"><text:soft-page-break/>9.0</text:p>
      <text:p text:style-name="P2">test iteration:</text:p>
      <text:p text:style-name="P2">163</text:p>
      <text:p text:style-name="P2">snr:</text:p>
      <text:p text:style-name="P2">9.0</text:p>
      <text:p text:style-name="P2">test iteration:</text:p>
      <text:p text:style-name="P2">164</text:p>
      <text:p text:style-name="P2">snr:</text:p>
      <text:p text:style-name="P2">9.0</text:p>
      <text:p text:style-name="P2">test iteration:</text:p>
      <text:p text:style-name="P2">165</text:p>
      <text:p text:style-name="P2">snr:</text:p>
      <text:p text:style-name="P2">9.0</text:p>
      <text:p text:style-name="P2">test iteration:</text:p>
      <text:p text:style-name="P2">166</text:p>
      <text:p text:style-name="P2">snr:</text:p>
      <text:p text:style-name="P2">9.0</text:p>
      <text:p text:style-name="P2">test iteration:</text:p>
      <text:p text:style-name="P2">167</text:p>
      <text:p text:style-name="P2">snr:</text:p>
      <text:p text:style-name="P2">9.0</text:p>
      <text:p text:style-name="P2">test iteration:</text:p>
      <text:p text:style-name="P2">168</text:p>
      <text:p text:style-name="P2">snr:</text:p>
      <text:p text:style-name="P2">9.0</text:p>
      <text:p text:style-name="P2">test iteration:</text:p>
      <text:p text:style-name="P2">169</text:p>
      <text:p text:style-name="P2">snr:</text:p>
      <text:p text:style-name="P2">9.0</text:p>
      <text:p text:style-name="P2">test iteration:</text:p>
      <text:p text:style-name="P2">170</text:p>
      <text:p text:style-name="P2">snr:</text:p>
      <text:p text:style-name="P2">9.0</text:p>
      <text:p text:style-name="P2">test iteration:</text:p>
      <text:p text:style-name="P2">171</text:p>
      <text:p text:style-name="P2">snr:</text:p>
      <text:p text:style-name="P2">9.0</text:p>
      <text:p text:style-name="P2">test iteration:</text:p>
      <text:p text:style-name="P2">172</text:p>
      <text:p text:style-name="P2">snr:</text:p>
      <text:p text:style-name="P2">9.0</text:p>
      <text:p text:style-name="P2">test iteration:</text:p>
      <text:p text:style-name="P2">173</text:p>
      <text:p text:style-name="P2">snr:</text:p>
      <text:p text:style-name="P2">9.0</text:p>
      <text:p text:style-name="P2">test iteration:</text:p>
      <text:p text:style-name="P2">174</text:p>
      <text:p text:style-name="P2">snr:</text:p>
      <text:p text:style-name="P2">9.0</text:p>
      <text:p text:style-name="P2">test iteration:</text:p>
      <text:p text:style-name="P2">175</text:p>
      <text:p text:style-name="P2">snr:</text:p>
      <text:p text:style-name="P2">9.0</text:p>
      <text:p text:style-name="P2">test iteration:</text:p>
      <text:p text:style-name="P2">176</text:p>
      <text:p text:style-name="P2">snr:</text:p>
      <text:p text:style-name="P2">9.0</text:p>
      <text:p text:style-name="P2"><text:soft-page-break/>test iteration:</text:p>
      <text:p text:style-name="P2">177</text:p>
      <text:p text:style-name="P2">snr:</text:p>
      <text:p text:style-name="P2">9.0</text:p>
      <text:p text:style-name="P2">test iteration:</text:p>
      <text:p text:style-name="P2">178</text:p>
      <text:p text:style-name="P2">snr:</text:p>
      <text:p text:style-name="P2">9.0</text:p>
      <text:p text:style-name="P2">test iteration:</text:p>
      <text:p text:style-name="P2">179</text:p>
      <text:p text:style-name="P2">snr:</text:p>
      <text:p text:style-name="P2">9.0</text:p>
      <text:p text:style-name="P2">test iteration:</text:p>
      <text:p text:style-name="P2">180</text:p>
      <text:p text:style-name="P2">snr:</text:p>
      <text:p text:style-name="P2">9.0</text:p>
      <text:p text:style-name="P2">test iteration:</text:p>
      <text:p text:style-name="P2">181</text:p>
      <text:p text:style-name="P2">snr:</text:p>
      <text:p text:style-name="P2">9.0</text:p>
      <text:p text:style-name="P2">test iteration:</text:p>
      <text:p text:style-name="P2">182</text:p>
      <text:p text:style-name="P2">snr:</text:p>
      <text:p text:style-name="P2">9.0</text:p>
      <text:p text:style-name="P2">test iteration:</text:p>
      <text:p text:style-name="P2">183</text:p>
      <text:p text:style-name="P2">snr:</text:p>
      <text:p text:style-name="P2">9.0</text:p>
      <text:p text:style-name="P2">test iteration:</text:p>
      <text:p text:style-name="P2">184</text:p>
      <text:p text:style-name="P2">snr:</text:p>
      <text:p text:style-name="P2">9.0</text:p>
      <text:p text:style-name="P2">test iteration:</text:p>
      <text:p text:style-name="P2">185</text:p>
      <text:p text:style-name="P2">snr:</text:p>
      <text:p text:style-name="P2">9.0</text:p>
      <text:p text:style-name="P2">test iteration:</text:p>
      <text:p text:style-name="P2">186</text:p>
      <text:p text:style-name="P2">snr:</text:p>
      <text:p text:style-name="P2">9.0</text:p>
      <text:p text:style-name="P2">test iteration:</text:p>
      <text:p text:style-name="P2">187</text:p>
      <text:p text:style-name="P2">snr:</text:p>
      <text:p text:style-name="P2">9.0</text:p>
      <text:p text:style-name="P2">test iteration:</text:p>
      <text:p text:style-name="P2">188</text:p>
      <text:p text:style-name="P2">snr:</text:p>
      <text:p text:style-name="P2">9.0</text:p>
      <text:p text:style-name="P2">test iteration:</text:p>
      <text:p text:style-name="P2">189</text:p>
      <text:p text:style-name="P2">snr:</text:p>
      <text:p text:style-name="P2">9.0</text:p>
      <text:p text:style-name="P2">test iteration:</text:p>
      <text:p text:style-name="P2">190</text:p>
      <text:p text:style-name="P2">snr:</text:p>
      <text:p text:style-name="P2">9.0</text:p>
      <text:p text:style-name="P2">test iteration:</text:p>
      <text:p text:style-name="P2"><text:soft-page-break/>191</text:p>
      <text:p text:style-name="P2">snr:</text:p>
      <text:p text:style-name="P2">9.0</text:p>
      <text:p text:style-name="P2">test iteration:</text:p>
      <text:p text:style-name="P2">192</text:p>
      <text:p text:style-name="P2">snr:</text:p>
      <text:p text:style-name="P2">9.0</text:p>
      <text:p text:style-name="P2">test iteration:</text:p>
      <text:p text:style-name="P2">193</text:p>
      <text:p text:style-name="P2">snr:</text:p>
      <text:p text:style-name="P2">9.0</text:p>
      <text:p text:style-name="P2">test iteration:</text:p>
      <text:p text:style-name="P2">194</text:p>
      <text:p text:style-name="P2">snr:</text:p>
      <text:p text:style-name="P2">9.0</text:p>
      <text:p text:style-name="P2">test iteration:</text:p>
      <text:p text:style-name="P2">195</text:p>
      <text:p text:style-name="P2">snr:</text:p>
      <text:p text:style-name="P2">9.0</text:p>
      <text:p text:style-name="P2">test iteration:</text:p>
      <text:p text:style-name="P2">196</text:p>
      <text:p text:style-name="P2">snr:</text:p>
      <text:p text:style-name="P2">9.0</text:p>
      <text:p text:style-name="P2">test iteration:</text:p>
      <text:p text:style-name="P2">197</text:p>
      <text:p text:style-name="P2">snr:</text:p>
      <text:p text:style-name="P2">9.0</text:p>
      <text:p text:style-name="P2">test iteration:</text:p>
      <text:p text:style-name="P2">198</text:p>
      <text:p text:style-name="P2">snr:</text:p>
      <text:p text:style-name="P2">9.0</text:p>
      <text:p text:style-name="P2">test iteration:</text:p>
      <text:p text:style-name="P2">199</text:p>
      <text:p text:style-name="P2">snr:</text:p>
      <text:p text:style-name="P2">10.0</text:p>
      <text:p text:style-name="P2">test iteration:</text:p>
      <text:p text:style-name="P2">0</text:p>
      <text:p text:style-name="P2">snr:</text:p>
      <text:p text:style-name="P2">10.0</text:p>
      <text:p text:style-name="P2">test iteration:</text:p>
      <text:p text:style-name="P2">1</text:p>
      <text:p text:style-name="P2">snr:</text:p>
      <text:p text:style-name="P2">10.0</text:p>
      <text:p text:style-name="P2">test iteration:</text:p>
      <text:p text:style-name="P2">2</text:p>
      <text:p text:style-name="P2">snr:</text:p>
      <text:p text:style-name="P2">10.0</text:p>
      <text:p text:style-name="P2">test iteration:</text:p>
      <text:p text:style-name="P2">3</text:p>
      <text:p text:style-name="P2">snr:</text:p>
      <text:p text:style-name="P2">10.0</text:p>
      <text:p text:style-name="P2">test iteration:</text:p>
      <text:p text:style-name="P2">4</text:p>
      <text:p text:style-name="P2">snr:</text:p>
      <text:p text:style-name="P2">10.0</text:p>
      <text:p text:style-name="P2">test iteration:</text:p>
      <text:p text:style-name="P2">5</text:p>
      <text:p text:style-name="P2"><text:soft-page-break/>snr:</text:p>
      <text:p text:style-name="P2">10.0</text:p>
      <text:p text:style-name="P2">test iteration:</text:p>
      <text:p text:style-name="P2">6</text:p>
      <text:p text:style-name="P2">snr:</text:p>
      <text:p text:style-name="P2">10.0</text:p>
      <text:p text:style-name="P2">test iteration:</text:p>
      <text:p text:style-name="P2">7</text:p>
      <text:p text:style-name="P2">snr:</text:p>
      <text:p text:style-name="P2">10.0</text:p>
      <text:p text:style-name="P2">test iteration:</text:p>
      <text:p text:style-name="P2">8</text:p>
      <text:p text:style-name="P2">snr:</text:p>
      <text:p text:style-name="P2">10.0</text:p>
      <text:p text:style-name="P2">test iteration:</text:p>
      <text:p text:style-name="P2">9</text:p>
      <text:p text:style-name="P2">snr:</text:p>
      <text:p text:style-name="P2">10.0</text:p>
      <text:p text:style-name="P2">test iteration:</text:p>
      <text:p text:style-name="P2">10</text:p>
      <text:p text:style-name="P2">snr:</text:p>
      <text:p text:style-name="P2">10.0</text:p>
      <text:p text:style-name="P2">test iteration:</text:p>
      <text:p text:style-name="P2">11</text:p>
      <text:p text:style-name="P2">snr:</text:p>
      <text:p text:style-name="P2">10.0</text:p>
      <text:p text:style-name="P2">test iteration:</text:p>
      <text:p text:style-name="P2">12</text:p>
      <text:p text:style-name="P2">snr:</text:p>
      <text:p text:style-name="P2">10.0</text:p>
      <text:p text:style-name="P2">test iteration:</text:p>
      <text:p text:style-name="P2">13</text:p>
      <text:p text:style-name="P2">snr:</text:p>
      <text:p text:style-name="P2">10.0</text:p>
      <text:p text:style-name="P2">test iteration:</text:p>
      <text:p text:style-name="P2">14</text:p>
      <text:p text:style-name="P2">snr:</text:p>
      <text:p text:style-name="P2">10.0</text:p>
      <text:p text:style-name="P2">test iteration:</text:p>
      <text:p text:style-name="P2">15</text:p>
      <text:p text:style-name="P2">snr:</text:p>
      <text:p text:style-name="P2">10.0</text:p>
      <text:p text:style-name="P2">test iteration:</text:p>
      <text:p text:style-name="P2">16</text:p>
      <text:p text:style-name="P2">snr:</text:p>
      <text:p text:style-name="P2">10.0</text:p>
      <text:p text:style-name="P2">test iteration:</text:p>
      <text:p text:style-name="P2">17</text:p>
      <text:p text:style-name="P2">snr:</text:p>
      <text:p text:style-name="P2">10.0</text:p>
      <text:p text:style-name="P2">test iteration:</text:p>
      <text:p text:style-name="P2">18</text:p>
      <text:p text:style-name="P2">snr:</text:p>
      <text:p text:style-name="P2">10.0</text:p>
      <text:p text:style-name="P2">test iteration:</text:p>
      <text:p text:style-name="P2">19</text:p>
      <text:p text:style-name="P2">snr:</text:p>
      <text:p text:style-name="P2"><text:soft-page-break/>10.0</text:p>
      <text:p text:style-name="P2">test iteration:</text:p>
      <text:p text:style-name="P2">20</text:p>
      <text:p text:style-name="P2">snr:</text:p>
      <text:p text:style-name="P2">10.0</text:p>
      <text:p text:style-name="P2">test iteration:</text:p>
      <text:p text:style-name="P2">21</text:p>
      <text:p text:style-name="P2">snr:</text:p>
      <text:p text:style-name="P2">10.0</text:p>
      <text:p text:style-name="P2">test iteration:</text:p>
      <text:p text:style-name="P2">22</text:p>
      <text:p text:style-name="P2">snr:</text:p>
      <text:p text:style-name="P2">10.0</text:p>
      <text:p text:style-name="P2">test iteration:</text:p>
      <text:p text:style-name="P2">23</text:p>
      <text:p text:style-name="P2">snr:</text:p>
      <text:p text:style-name="P2">10.0</text:p>
      <text:p text:style-name="P2">test iteration:</text:p>
      <text:p text:style-name="P2">24</text:p>
      <text:p text:style-name="P2">snr:</text:p>
      <text:p text:style-name="P2">10.0</text:p>
      <text:p text:style-name="P2">test iteration:</text:p>
      <text:p text:style-name="P2">25</text:p>
      <text:p text:style-name="P2">snr:</text:p>
      <text:p text:style-name="P2">10.0</text:p>
      <text:p text:style-name="P2">test iteration:</text:p>
      <text:p text:style-name="P2">26</text:p>
      <text:p text:style-name="P2">snr:</text:p>
      <text:p text:style-name="P2">10.0</text:p>
      <text:p text:style-name="P2">test iteration:</text:p>
      <text:p text:style-name="P2">27</text:p>
      <text:p text:style-name="P2">snr:</text:p>
      <text:p text:style-name="P2">10.0</text:p>
      <text:p text:style-name="P2">test iteration:</text:p>
      <text:p text:style-name="P2">28</text:p>
      <text:p text:style-name="P2">snr:</text:p>
      <text:p text:style-name="P2">10.0</text:p>
      <text:p text:style-name="P2">test iteration:</text:p>
      <text:p text:style-name="P2">29</text:p>
      <text:p text:style-name="P2">snr:</text:p>
      <text:p text:style-name="P2">10.0</text:p>
      <text:p text:style-name="P2">test iteration:</text:p>
      <text:p text:style-name="P2">30</text:p>
      <text:p text:style-name="P2">snr:</text:p>
      <text:p text:style-name="P2">10.0</text:p>
      <text:p text:style-name="P2">test iteration:</text:p>
      <text:p text:style-name="P2">31</text:p>
      <text:p text:style-name="P2">snr:</text:p>
      <text:p text:style-name="P2">10.0</text:p>
      <text:p text:style-name="P2">test iteration:</text:p>
      <text:p text:style-name="P2">32</text:p>
      <text:p text:style-name="P2">snr:</text:p>
      <text:p text:style-name="P2">10.0</text:p>
      <text:p text:style-name="P2">test iteration:</text:p>
      <text:p text:style-name="P2">33</text:p>
      <text:p text:style-name="P2">snr:</text:p>
      <text:p text:style-name="P2">10.0</text:p>
      <text:p text:style-name="P2"><text:soft-page-break/>test iteration:</text:p>
      <text:p text:style-name="P2">34</text:p>
      <text:p text:style-name="P2">snr:</text:p>
      <text:p text:style-name="P2">10.0</text:p>
      <text:p text:style-name="P2">test iteration:</text:p>
      <text:p text:style-name="P2">35</text:p>
      <text:p text:style-name="P2">snr:</text:p>
      <text:p text:style-name="P2">10.0</text:p>
      <text:p text:style-name="P2">test iteration:</text:p>
      <text:p text:style-name="P2">36</text:p>
      <text:p text:style-name="P2">snr:</text:p>
      <text:p text:style-name="P2">10.0</text:p>
      <text:p text:style-name="P2">test iteration:</text:p>
      <text:p text:style-name="P2">37</text:p>
      <text:p text:style-name="P2">snr:</text:p>
      <text:p text:style-name="P2">10.0</text:p>
      <text:p text:style-name="P2">test iteration:</text:p>
      <text:p text:style-name="P2">38</text:p>
      <text:p text:style-name="P2">snr:</text:p>
      <text:p text:style-name="P2">10.0</text:p>
      <text:p text:style-name="P2">test iteration:</text:p>
      <text:p text:style-name="P2">39</text:p>
      <text:p text:style-name="P2">snr:</text:p>
      <text:p text:style-name="P2">10.0</text:p>
      <text:p text:style-name="P2">test iteration:</text:p>
      <text:p text:style-name="P2">40</text:p>
      <text:p text:style-name="P2">snr:</text:p>
      <text:p text:style-name="P2">10.0</text:p>
      <text:p text:style-name="P2">test iteration:</text:p>
      <text:p text:style-name="P2">41</text:p>
      <text:p text:style-name="P2">snr:</text:p>
      <text:p text:style-name="P2">10.0</text:p>
      <text:p text:style-name="P2">test iteration:</text:p>
      <text:p text:style-name="P2">42</text:p>
      <text:p text:style-name="P2">snr:</text:p>
      <text:p text:style-name="P2">10.0</text:p>
      <text:p text:style-name="P2">test iteration:</text:p>
      <text:p text:style-name="P2">43</text:p>
      <text:p text:style-name="P2">snr:</text:p>
      <text:p text:style-name="P2">10.0</text:p>
      <text:p text:style-name="P2">test iteration:</text:p>
      <text:p text:style-name="P2">44</text:p>
      <text:p text:style-name="P2">snr:</text:p>
      <text:p text:style-name="P2">10.0</text:p>
      <text:p text:style-name="P2">test iteration:</text:p>
      <text:p text:style-name="P2">45</text:p>
      <text:p text:style-name="P2">snr:</text:p>
      <text:p text:style-name="P2">10.0</text:p>
      <text:p text:style-name="P2">test iteration:</text:p>
      <text:p text:style-name="P2">46</text:p>
      <text:p text:style-name="P2">snr:</text:p>
      <text:p text:style-name="P2">10.0</text:p>
      <text:p text:style-name="P2">test iteration:</text:p>
      <text:p text:style-name="P2">47</text:p>
      <text:p text:style-name="P2">snr:</text:p>
      <text:p text:style-name="P2">10.0</text:p>
      <text:p text:style-name="P2">test iteration:</text:p>
      <text:p text:style-name="P2"><text:soft-page-break/>48</text:p>
      <text:p text:style-name="P2">snr:</text:p>
      <text:p text:style-name="P2">10.0</text:p>
      <text:p text:style-name="P2">test iteration:</text:p>
      <text:p text:style-name="P2">49</text:p>
      <text:p text:style-name="P2">snr:</text:p>
      <text:p text:style-name="P2">10.0</text:p>
      <text:p text:style-name="P2">test iteration:</text:p>
      <text:p text:style-name="P2">50</text:p>
      <text:p text:style-name="P2">snr:</text:p>
      <text:p text:style-name="P2">10.0</text:p>
      <text:p text:style-name="P2">test iteration:</text:p>
      <text:p text:style-name="P2">51</text:p>
      <text:p text:style-name="P2">snr:</text:p>
      <text:p text:style-name="P2">10.0</text:p>
      <text:p text:style-name="P2">test iteration:</text:p>
      <text:p text:style-name="P2">52</text:p>
      <text:p text:style-name="P2">snr:</text:p>
      <text:p text:style-name="P2">10.0</text:p>
      <text:p text:style-name="P2">test iteration:</text:p>
      <text:p text:style-name="P2">53</text:p>
      <text:p text:style-name="P2">snr:</text:p>
      <text:p text:style-name="P2">10.0</text:p>
      <text:p text:style-name="P2">test iteration:</text:p>
      <text:p text:style-name="P2">54</text:p>
      <text:p text:style-name="P2">snr:</text:p>
      <text:p text:style-name="P2">10.0</text:p>
      <text:p text:style-name="P2">test iteration:</text:p>
      <text:p text:style-name="P2">55</text:p>
      <text:p text:style-name="P2">snr:</text:p>
      <text:p text:style-name="P2">10.0</text:p>
      <text:p text:style-name="P2">test iteration:</text:p>
      <text:p text:style-name="P2">56</text:p>
      <text:p text:style-name="P2">snr:</text:p>
      <text:p text:style-name="P2">10.0</text:p>
      <text:p text:style-name="P2">test iteration:</text:p>
      <text:p text:style-name="P2">57</text:p>
      <text:p text:style-name="P2">snr:</text:p>
      <text:p text:style-name="P2">10.0</text:p>
      <text:p text:style-name="P2">test iteration:</text:p>
      <text:p text:style-name="P2">58</text:p>
      <text:p text:style-name="P2">snr:</text:p>
      <text:p text:style-name="P2">10.0</text:p>
      <text:p text:style-name="P2">test iteration:</text:p>
      <text:p text:style-name="P2">59</text:p>
      <text:p text:style-name="P2">snr:</text:p>
      <text:p text:style-name="P2">10.0</text:p>
      <text:p text:style-name="P2">test iteration:</text:p>
      <text:p text:style-name="P2">60</text:p>
      <text:p text:style-name="P2">snr:</text:p>
      <text:p text:style-name="P2">10.0</text:p>
      <text:p text:style-name="P2">test iteration:</text:p>
      <text:p text:style-name="P2">61</text:p>
      <text:p text:style-name="P2">snr:</text:p>
      <text:p text:style-name="P2">10.0</text:p>
      <text:p text:style-name="P2">test iteration:</text:p>
      <text:p text:style-name="P2">62</text:p>
      <text:p text:style-name="P2"><text:soft-page-break/>snr:</text:p>
      <text:p text:style-name="P2">10.0</text:p>
      <text:p text:style-name="P2">test iteration:</text:p>
      <text:p text:style-name="P2">63</text:p>
      <text:p text:style-name="P2">snr:</text:p>
      <text:p text:style-name="P2">10.0</text:p>
      <text:p text:style-name="P2">test iteration:</text:p>
      <text:p text:style-name="P2">64</text:p>
      <text:p text:style-name="P2">snr:</text:p>
      <text:p text:style-name="P2">10.0</text:p>
      <text:p text:style-name="P2">test iteration:</text:p>
      <text:p text:style-name="P2">65</text:p>
      <text:p text:style-name="P2">snr:</text:p>
      <text:p text:style-name="P2">10.0</text:p>
      <text:p text:style-name="P2">test iteration:</text:p>
      <text:p text:style-name="P2">66</text:p>
      <text:p text:style-name="P2">snr:</text:p>
      <text:p text:style-name="P2">10.0</text:p>
      <text:p text:style-name="P2">test iteration:</text:p>
      <text:p text:style-name="P2">67</text:p>
      <text:p text:style-name="P2">snr:</text:p>
      <text:p text:style-name="P2">10.0</text:p>
      <text:p text:style-name="P2">test iteration:</text:p>
      <text:p text:style-name="P2">68</text:p>
      <text:p text:style-name="P2">snr:</text:p>
      <text:p text:style-name="P2">10.0</text:p>
      <text:p text:style-name="P2">test iteration:</text:p>
      <text:p text:style-name="P2">69</text:p>
      <text:p text:style-name="P2">snr:</text:p>
      <text:p text:style-name="P2">10.0</text:p>
      <text:p text:style-name="P2">test iteration:</text:p>
      <text:p text:style-name="P2">70</text:p>
      <text:p text:style-name="P2">snr:</text:p>
      <text:p text:style-name="P2">10.0</text:p>
      <text:p text:style-name="P2">test iteration:</text:p>
      <text:p text:style-name="P2">71</text:p>
      <text:p text:style-name="P2">snr:</text:p>
      <text:p text:style-name="P2">10.0</text:p>
      <text:p text:style-name="P2">test iteration:</text:p>
      <text:p text:style-name="P2">72</text:p>
      <text:p text:style-name="P2">snr:</text:p>
      <text:p text:style-name="P2">10.0</text:p>
      <text:p text:style-name="P2">test iteration:</text:p>
      <text:p text:style-name="P2">73</text:p>
      <text:p text:style-name="P2">snr:</text:p>
      <text:p text:style-name="P2">10.0</text:p>
      <text:p text:style-name="P2">test iteration:</text:p>
      <text:p text:style-name="P2">74</text:p>
      <text:p text:style-name="P2">snr:</text:p>
      <text:p text:style-name="P2">10.0</text:p>
      <text:p text:style-name="P2">test iteration:</text:p>
      <text:p text:style-name="P2">75</text:p>
      <text:p text:style-name="P2">snr:</text:p>
      <text:p text:style-name="P2">10.0</text:p>
      <text:p text:style-name="P2">test iteration:</text:p>
      <text:p text:style-name="P2">76</text:p>
      <text:p text:style-name="P2">snr:</text:p>
      <text:p text:style-name="P2"><text:soft-page-break/>10.0</text:p>
      <text:p text:style-name="P2">test iteration:</text:p>
      <text:p text:style-name="P2">77</text:p>
      <text:p text:style-name="P2">snr:</text:p>
      <text:p text:style-name="P2">10.0</text:p>
      <text:p text:style-name="P2">test iteration:</text:p>
      <text:p text:style-name="P2">78</text:p>
      <text:p text:style-name="P2">snr:</text:p>
      <text:p text:style-name="P2">10.0</text:p>
      <text:p text:style-name="P2">test iteration:</text:p>
      <text:p text:style-name="P2">79</text:p>
      <text:p text:style-name="P2">snr:</text:p>
      <text:p text:style-name="P2">10.0</text:p>
      <text:p text:style-name="P2">test iteration:</text:p>
      <text:p text:style-name="P2">80</text:p>
      <text:p text:style-name="P2">snr:</text:p>
      <text:p text:style-name="P2">10.0</text:p>
      <text:p text:style-name="P2">test iteration:</text:p>
      <text:p text:style-name="P2">81</text:p>
      <text:p text:style-name="P2">snr:</text:p>
      <text:p text:style-name="P2">10.0</text:p>
      <text:p text:style-name="P2">test iteration:</text:p>
      <text:p text:style-name="P2">82</text:p>
      <text:p text:style-name="P2">snr:</text:p>
      <text:p text:style-name="P2">10.0</text:p>
      <text:p text:style-name="P2">test iteration:</text:p>
      <text:p text:style-name="P2">83</text:p>
      <text:p text:style-name="P2">snr:</text:p>
      <text:p text:style-name="P2">10.0</text:p>
      <text:p text:style-name="P2">test iteration:</text:p>
      <text:p text:style-name="P2">84</text:p>
      <text:p text:style-name="P2">snr:</text:p>
      <text:p text:style-name="P2">10.0</text:p>
      <text:p text:style-name="P2">test iteration:</text:p>
      <text:p text:style-name="P2">85</text:p>
      <text:p text:style-name="P2">snr:</text:p>
      <text:p text:style-name="P2">10.0</text:p>
      <text:p text:style-name="P2">test iteration:</text:p>
      <text:p text:style-name="P2">86</text:p>
      <text:p text:style-name="P2">snr:</text:p>
      <text:p text:style-name="P2">10.0</text:p>
      <text:p text:style-name="P2">test iteration:</text:p>
      <text:p text:style-name="P2">87</text:p>
      <text:p text:style-name="P2">snr:</text:p>
      <text:p text:style-name="P2">10.0</text:p>
      <text:p text:style-name="P2">test iteration:</text:p>
      <text:p text:style-name="P2">88</text:p>
      <text:p text:style-name="P2">snr:</text:p>
      <text:p text:style-name="P2">10.0</text:p>
      <text:p text:style-name="P2">test iteration:</text:p>
      <text:p text:style-name="P2">89</text:p>
      <text:p text:style-name="P2">snr:</text:p>
      <text:p text:style-name="P2">10.0</text:p>
      <text:p text:style-name="P2">test iteration:</text:p>
      <text:p text:style-name="P2">90</text:p>
      <text:p text:style-name="P2">snr:</text:p>
      <text:p text:style-name="P2">10.0</text:p>
      <text:p text:style-name="P2"><text:soft-page-break/>test iteration:</text:p>
      <text:p text:style-name="P2">91</text:p>
      <text:p text:style-name="P2">snr:</text:p>
      <text:p text:style-name="P2">10.0</text:p>
      <text:p text:style-name="P2">test iteration:</text:p>
      <text:p text:style-name="P2">92</text:p>
      <text:p text:style-name="P2">snr:</text:p>
      <text:p text:style-name="P2">10.0</text:p>
      <text:p text:style-name="P2">test iteration:</text:p>
      <text:p text:style-name="P2">93</text:p>
      <text:p text:style-name="P2">snr:</text:p>
      <text:p text:style-name="P2">10.0</text:p>
      <text:p text:style-name="P2">test iteration:</text:p>
      <text:p text:style-name="P2">94</text:p>
      <text:p text:style-name="P2">snr:</text:p>
      <text:p text:style-name="P2">10.0</text:p>
      <text:p text:style-name="P2">test iteration:</text:p>
      <text:p text:style-name="P2">95</text:p>
      <text:p text:style-name="P2">snr:</text:p>
      <text:p text:style-name="P2">10.0</text:p>
      <text:p text:style-name="P2">test iteration:</text:p>
      <text:p text:style-name="P2">96</text:p>
      <text:p text:style-name="P2">snr:</text:p>
      <text:p text:style-name="P2">10.0</text:p>
      <text:p text:style-name="P2">test iteration:</text:p>
      <text:p text:style-name="P2">97</text:p>
      <text:p text:style-name="P2">snr:</text:p>
      <text:p text:style-name="P2">10.0</text:p>
      <text:p text:style-name="P2">test iteration:</text:p>
      <text:p text:style-name="P2">98</text:p>
      <text:p text:style-name="P2">snr:</text:p>
      <text:p text:style-name="P2">10.0</text:p>
      <text:p text:style-name="P2">test iteration:</text:p>
      <text:p text:style-name="P2">99</text:p>
      <text:p text:style-name="P2">snr:</text:p>
      <text:p text:style-name="P2">10.0</text:p>
      <text:p text:style-name="P2">test iteration:</text:p>
      <text:p text:style-name="P2">100</text:p>
      <text:p text:style-name="P2">snr:</text:p>
      <text:p text:style-name="P2">10.0</text:p>
      <text:p text:style-name="P2">test iteration:</text:p>
      <text:p text:style-name="P2">101</text:p>
      <text:p text:style-name="P2">snr:</text:p>
      <text:p text:style-name="P2">10.0</text:p>
      <text:p text:style-name="P2">test iteration:</text:p>
      <text:p text:style-name="P2">102</text:p>
      <text:p text:style-name="P2">snr:</text:p>
      <text:p text:style-name="P2">10.0</text:p>
      <text:p text:style-name="P2">test iteration:</text:p>
      <text:p text:style-name="P2">103</text:p>
      <text:p text:style-name="P2">snr:</text:p>
      <text:p text:style-name="P2">10.0</text:p>
      <text:p text:style-name="P2">test iteration:</text:p>
      <text:p text:style-name="P2">104</text:p>
      <text:p text:style-name="P2">snr:</text:p>
      <text:p text:style-name="P2">10.0</text:p>
      <text:p text:style-name="P2">test iteration:</text:p>
      <text:p text:style-name="P2"><text:soft-page-break/>105</text:p>
      <text:p text:style-name="P2">snr:</text:p>
      <text:p text:style-name="P2">10.0</text:p>
      <text:p text:style-name="P2">test iteration:</text:p>
      <text:p text:style-name="P2">106</text:p>
      <text:p text:style-name="P2">snr:</text:p>
      <text:p text:style-name="P2">10.0</text:p>
      <text:p text:style-name="P2">test iteration:</text:p>
      <text:p text:style-name="P2">107</text:p>
      <text:p text:style-name="P2">snr:</text:p>
      <text:p text:style-name="P2">10.0</text:p>
      <text:p text:style-name="P2">test iteration:</text:p>
      <text:p text:style-name="P2">108</text:p>
      <text:p text:style-name="P2">snr:</text:p>
      <text:p text:style-name="P2">10.0</text:p>
      <text:p text:style-name="P2">test iteration:</text:p>
      <text:p text:style-name="P2">109</text:p>
      <text:p text:style-name="P2">snr:</text:p>
      <text:p text:style-name="P2">10.0</text:p>
      <text:p text:style-name="P2">test iteration:</text:p>
      <text:p text:style-name="P2">110</text:p>
      <text:p text:style-name="P2">snr:</text:p>
      <text:p text:style-name="P2">10.0</text:p>
      <text:p text:style-name="P2">test iteration:</text:p>
      <text:p text:style-name="P2">111</text:p>
      <text:p text:style-name="P2">snr:</text:p>
      <text:p text:style-name="P2">10.0</text:p>
      <text:p text:style-name="P2">test iteration:</text:p>
      <text:p text:style-name="P2">112</text:p>
      <text:p text:style-name="P2">snr:</text:p>
      <text:p text:style-name="P2">10.0</text:p>
      <text:p text:style-name="P2">test iteration:</text:p>
      <text:p text:style-name="P2">113</text:p>
      <text:p text:style-name="P2">snr:</text:p>
      <text:p text:style-name="P2">10.0</text:p>
      <text:p text:style-name="P2">test iteration:</text:p>
      <text:p text:style-name="P2">114</text:p>
      <text:p text:style-name="P2">snr:</text:p>
      <text:p text:style-name="P2">10.0</text:p>
      <text:p text:style-name="P2">test iteration:</text:p>
      <text:p text:style-name="P2">115</text:p>
      <text:p text:style-name="P2">snr:</text:p>
      <text:p text:style-name="P2">10.0</text:p>
      <text:p text:style-name="P2">test iteration:</text:p>
      <text:p text:style-name="P2">116</text:p>
      <text:p text:style-name="P2">snr:</text:p>
      <text:p text:style-name="P2">10.0</text:p>
      <text:p text:style-name="P2">test iteration:</text:p>
      <text:p text:style-name="P2">117</text:p>
      <text:p text:style-name="P2">snr:</text:p>
      <text:p text:style-name="P2">10.0</text:p>
      <text:p text:style-name="P2">test iteration:</text:p>
      <text:p text:style-name="P2">118</text:p>
      <text:p text:style-name="P2">snr:</text:p>
      <text:p text:style-name="P2">10.0</text:p>
      <text:p text:style-name="P2">test iteration:</text:p>
      <text:p text:style-name="P2">119</text:p>
      <text:p text:style-name="P2"><text:soft-page-break/>snr:</text:p>
      <text:p text:style-name="P2">10.0</text:p>
      <text:p text:style-name="P2">test iteration:</text:p>
      <text:p text:style-name="P2">120</text:p>
      <text:p text:style-name="P2">snr:</text:p>
      <text:p text:style-name="P2">10.0</text:p>
      <text:p text:style-name="P2">test iteration:</text:p>
      <text:p text:style-name="P2">121</text:p>
      <text:p text:style-name="P2">snr:</text:p>
      <text:p text:style-name="P2">10.0</text:p>
      <text:p text:style-name="P2">test iteration:</text:p>
      <text:p text:style-name="P2">122</text:p>
      <text:p text:style-name="P2">snr:</text:p>
      <text:p text:style-name="P2">10.0</text:p>
      <text:p text:style-name="P2">test iteration:</text:p>
      <text:p text:style-name="P2">123</text:p>
      <text:p text:style-name="P2">snr:</text:p>
      <text:p text:style-name="P2">10.0</text:p>
      <text:p text:style-name="P2">test iteration:</text:p>
      <text:p text:style-name="P2">124</text:p>
      <text:p text:style-name="P2">snr:</text:p>
      <text:p text:style-name="P2">10.0</text:p>
      <text:p text:style-name="P2">test iteration:</text:p>
      <text:p text:style-name="P2">125</text:p>
      <text:p text:style-name="P2">snr:</text:p>
      <text:p text:style-name="P2">10.0</text:p>
      <text:p text:style-name="P2">test iteration:</text:p>
      <text:p text:style-name="P2">126</text:p>
      <text:p text:style-name="P2">snr:</text:p>
      <text:p text:style-name="P2">10.0</text:p>
      <text:p text:style-name="P2">test iteration:</text:p>
      <text:p text:style-name="P2">127</text:p>
      <text:p text:style-name="P2">snr:</text:p>
      <text:p text:style-name="P2">10.0</text:p>
      <text:p text:style-name="P2">test iteration:</text:p>
      <text:p text:style-name="P2">128</text:p>
      <text:p text:style-name="P2">snr:</text:p>
      <text:p text:style-name="P2">10.0</text:p>
      <text:p text:style-name="P2">test iteration:</text:p>
      <text:p text:style-name="P2">129</text:p>
      <text:p text:style-name="P2">snr:</text:p>
      <text:p text:style-name="P2">10.0</text:p>
      <text:p text:style-name="P2">test iteration:</text:p>
      <text:p text:style-name="P2">130</text:p>
      <text:p text:style-name="P2">snr:</text:p>
      <text:p text:style-name="P2">10.0</text:p>
      <text:p text:style-name="P2">test iteration:</text:p>
      <text:p text:style-name="P2">131</text:p>
      <text:p text:style-name="P2">snr:</text:p>
      <text:p text:style-name="P2">10.0</text:p>
      <text:p text:style-name="P2">test iteration:</text:p>
      <text:p text:style-name="P2">132</text:p>
      <text:p text:style-name="P2">snr:</text:p>
      <text:p text:style-name="P2">10.0</text:p>
      <text:p text:style-name="P2">test iteration:</text:p>
      <text:p text:style-name="P2">133</text:p>
      <text:p text:style-name="P2">snr:</text:p>
      <text:p text:style-name="P2"><text:soft-page-break/>10.0</text:p>
      <text:p text:style-name="P2">test iteration:</text:p>
      <text:p text:style-name="P2">134</text:p>
      <text:p text:style-name="P2">snr:</text:p>
      <text:p text:style-name="P2">10.0</text:p>
      <text:p text:style-name="P2">test iteration:</text:p>
      <text:p text:style-name="P2">135</text:p>
      <text:p text:style-name="P2">snr:</text:p>
      <text:p text:style-name="P2">10.0</text:p>
      <text:p text:style-name="P2">test iteration:</text:p>
      <text:p text:style-name="P2">136</text:p>
      <text:p text:style-name="P2">snr:</text:p>
      <text:p text:style-name="P2">10.0</text:p>
      <text:p text:style-name="P2">test iteration:</text:p>
      <text:p text:style-name="P2">137</text:p>
      <text:p text:style-name="P2">snr:</text:p>
      <text:p text:style-name="P2">10.0</text:p>
      <text:p text:style-name="P2">test iteration:</text:p>
      <text:p text:style-name="P2">138</text:p>
      <text:p text:style-name="P2">snr:</text:p>
      <text:p text:style-name="P2">10.0</text:p>
      <text:p text:style-name="P2">test iteration:</text:p>
      <text:p text:style-name="P2">139</text:p>
      <text:p text:style-name="P2">snr:</text:p>
      <text:p text:style-name="P2">10.0</text:p>
      <text:p text:style-name="P2">test iteration:</text:p>
      <text:p text:style-name="P2">140</text:p>
      <text:p text:style-name="P2">snr:</text:p>
      <text:p text:style-name="P2">10.0</text:p>
      <text:p text:style-name="P2">test iteration:</text:p>
      <text:p text:style-name="P2">141</text:p>
      <text:p text:style-name="P2">snr:</text:p>
      <text:p text:style-name="P2">10.0</text:p>
      <text:p text:style-name="P2">test iteration:</text:p>
      <text:p text:style-name="P2">142</text:p>
      <text:p text:style-name="P2">snr:</text:p>
      <text:p text:style-name="P2">10.0</text:p>
      <text:p text:style-name="P2">test iteration:</text:p>
      <text:p text:style-name="P2">143</text:p>
      <text:p text:style-name="P2">snr:</text:p>
      <text:p text:style-name="P2">10.0</text:p>
      <text:p text:style-name="P2">test iteration:</text:p>
      <text:p text:style-name="P2">144</text:p>
      <text:p text:style-name="P2">snr:</text:p>
      <text:p text:style-name="P2">10.0</text:p>
      <text:p text:style-name="P2">test iteration:</text:p>
      <text:p text:style-name="P2">145</text:p>
      <text:p text:style-name="P2">snr:</text:p>
      <text:p text:style-name="P2">10.0</text:p>
      <text:p text:style-name="P2">test iteration:</text:p>
      <text:p text:style-name="P2">146</text:p>
      <text:p text:style-name="P2">snr:</text:p>
      <text:p text:style-name="P2">10.0</text:p>
      <text:p text:style-name="P2">test iteration:</text:p>
      <text:p text:style-name="P2">147</text:p>
      <text:p text:style-name="P2">snr:</text:p>
      <text:p text:style-name="P2">10.0</text:p>
      <text:p text:style-name="P2"><text:soft-page-break/>test iteration:</text:p>
      <text:p text:style-name="P2">148</text:p>
      <text:p text:style-name="P2">snr:</text:p>
      <text:p text:style-name="P2">10.0</text:p>
      <text:p text:style-name="P2">test iteration:</text:p>
      <text:p text:style-name="P2">149</text:p>
      <text:p text:style-name="P2">snr:</text:p>
      <text:p text:style-name="P2">10.0</text:p>
      <text:p text:style-name="P2">test iteration:</text:p>
      <text:p text:style-name="P2">150</text:p>
      <text:p text:style-name="P2">snr:</text:p>
      <text:p text:style-name="P2">10.0</text:p>
      <text:p text:style-name="P2">test iteration:</text:p>
      <text:p text:style-name="P2">151</text:p>
      <text:p text:style-name="P2">snr:</text:p>
      <text:p text:style-name="P2">10.0</text:p>
      <text:p text:style-name="P2">test iteration:</text:p>
      <text:p text:style-name="P2">152</text:p>
      <text:p text:style-name="P2">snr:</text:p>
      <text:p text:style-name="P2">10.0</text:p>
      <text:p text:style-name="P2">test iteration:</text:p>
      <text:p text:style-name="P2">153</text:p>
      <text:p text:style-name="P2">snr:</text:p>
      <text:p text:style-name="P2">10.0</text:p>
      <text:p text:style-name="P2">test iteration:</text:p>
      <text:p text:style-name="P2">154</text:p>
      <text:p text:style-name="P2">snr:</text:p>
      <text:p text:style-name="P2">10.0</text:p>
      <text:p text:style-name="P2">test iteration:</text:p>
      <text:p text:style-name="P2">155</text:p>
      <text:p text:style-name="P2">snr:</text:p>
      <text:p text:style-name="P2">10.0</text:p>
      <text:p text:style-name="P2">test iteration:</text:p>
      <text:p text:style-name="P2">156</text:p>
      <text:p text:style-name="P2">snr:</text:p>
      <text:p text:style-name="P2">10.0</text:p>
      <text:p text:style-name="P2">test iteration:</text:p>
      <text:p text:style-name="P2">157</text:p>
      <text:p text:style-name="P2">snr:</text:p>
      <text:p text:style-name="P2">10.0</text:p>
      <text:p text:style-name="P2">test iteration:</text:p>
      <text:p text:style-name="P2">158</text:p>
      <text:p text:style-name="P2">snr:</text:p>
      <text:p text:style-name="P2">10.0</text:p>
      <text:p text:style-name="P2">test iteration:</text:p>
      <text:p text:style-name="P2">159</text:p>
      <text:p text:style-name="P2">snr:</text:p>
      <text:p text:style-name="P2">10.0</text:p>
      <text:p text:style-name="P2">test iteration:</text:p>
      <text:p text:style-name="P2">160</text:p>
      <text:p text:style-name="P2">snr:</text:p>
      <text:p text:style-name="P2">10.0</text:p>
      <text:p text:style-name="P2">test iteration:</text:p>
      <text:p text:style-name="P2">161</text:p>
      <text:p text:style-name="P2">snr:</text:p>
      <text:p text:style-name="P2">10.0</text:p>
      <text:p text:style-name="P2">test iteration:</text:p>
      <text:p text:style-name="P2"><text:soft-page-break/>162</text:p>
      <text:p text:style-name="P2">snr:</text:p>
      <text:p text:style-name="P2">10.0</text:p>
      <text:p text:style-name="P2">test iteration:</text:p>
      <text:p text:style-name="P2">163</text:p>
      <text:p text:style-name="P2">snr:</text:p>
      <text:p text:style-name="P2">10.0</text:p>
      <text:p text:style-name="P2">test iteration:</text:p>
      <text:p text:style-name="P2">164</text:p>
      <text:p text:style-name="P2">snr:</text:p>
      <text:p text:style-name="P2">10.0</text:p>
      <text:p text:style-name="P2">test iteration:</text:p>
      <text:p text:style-name="P2">165</text:p>
      <text:p text:style-name="P2">snr:</text:p>
      <text:p text:style-name="P2">10.0</text:p>
      <text:p text:style-name="P2">test iteration:</text:p>
      <text:p text:style-name="P2">166</text:p>
      <text:p text:style-name="P2">snr:</text:p>
      <text:p text:style-name="P2">10.0</text:p>
      <text:p text:style-name="P2">test iteration:</text:p>
      <text:p text:style-name="P2">167</text:p>
      <text:p text:style-name="P2">snr:</text:p>
      <text:p text:style-name="P2">10.0</text:p>
      <text:p text:style-name="P2">test iteration:</text:p>
      <text:p text:style-name="P2">168</text:p>
      <text:p text:style-name="P2">snr:</text:p>
      <text:p text:style-name="P2">10.0</text:p>
      <text:p text:style-name="P2">test iteration:</text:p>
      <text:p text:style-name="P2">169</text:p>
      <text:p text:style-name="P2">snr:</text:p>
      <text:p text:style-name="P2">10.0</text:p>
      <text:p text:style-name="P2">test iteration:</text:p>
      <text:p text:style-name="P2">170</text:p>
      <text:p text:style-name="P2">snr:</text:p>
      <text:p text:style-name="P2">10.0</text:p>
      <text:p text:style-name="P2">test iteration:</text:p>
      <text:p text:style-name="P2">171</text:p>
      <text:p text:style-name="P2">snr:</text:p>
      <text:p text:style-name="P2">10.0</text:p>
      <text:p text:style-name="P2">test iteration:</text:p>
      <text:p text:style-name="P2">172</text:p>
      <text:p text:style-name="P2">snr:</text:p>
      <text:p text:style-name="P2">10.0</text:p>
      <text:p text:style-name="P2">test iteration:</text:p>
      <text:p text:style-name="P2">173</text:p>
      <text:p text:style-name="P2">snr:</text:p>
      <text:p text:style-name="P2">10.0</text:p>
      <text:p text:style-name="P2">test iteration:</text:p>
      <text:p text:style-name="P2">174</text:p>
      <text:p text:style-name="P2">snr:</text:p>
      <text:p text:style-name="P2">10.0</text:p>
      <text:p text:style-name="P2">test iteration:</text:p>
      <text:p text:style-name="P2">175</text:p>
      <text:p text:style-name="P2">snr:</text:p>
      <text:p text:style-name="P2">10.0</text:p>
      <text:p text:style-name="P2">test iteration:</text:p>
      <text:p text:style-name="P2">176</text:p>
      <text:p text:style-name="P2"><text:soft-page-break/>snr:</text:p>
      <text:p text:style-name="P2">10.0</text:p>
      <text:p text:style-name="P2">test iteration:</text:p>
      <text:p text:style-name="P2">177</text:p>
      <text:p text:style-name="P2">snr:</text:p>
      <text:p text:style-name="P2">10.0</text:p>
      <text:p text:style-name="P2">test iteration:</text:p>
      <text:p text:style-name="P2">178</text:p>
      <text:p text:style-name="P2">snr:</text:p>
      <text:p text:style-name="P2">10.0</text:p>
      <text:p text:style-name="P2">test iteration:</text:p>
      <text:p text:style-name="P2">179</text:p>
      <text:p text:style-name="P2">snr:</text:p>
      <text:p text:style-name="P2">10.0</text:p>
      <text:p text:style-name="P2">test iteration:</text:p>
      <text:p text:style-name="P2">180</text:p>
      <text:p text:style-name="P2">snr:</text:p>
      <text:p text:style-name="P2">10.0</text:p>
      <text:p text:style-name="P2">test iteration:</text:p>
      <text:p text:style-name="P2">181</text:p>
      <text:p text:style-name="P2">snr:</text:p>
      <text:p text:style-name="P2">10.0</text:p>
      <text:p text:style-name="P2">test iteration:</text:p>
      <text:p text:style-name="P2">182</text:p>
      <text:p text:style-name="P2">snr:</text:p>
      <text:p text:style-name="P2">10.0</text:p>
      <text:p text:style-name="P2">test iteration:</text:p>
      <text:p text:style-name="P2">183</text:p>
      <text:p text:style-name="P2">snr:</text:p>
      <text:p text:style-name="P2">10.0</text:p>
      <text:p text:style-name="P2">test iteration:</text:p>
      <text:p text:style-name="P2">184</text:p>
      <text:p text:style-name="P2">snr:</text:p>
      <text:p text:style-name="P2">10.0</text:p>
      <text:p text:style-name="P2">test iteration:</text:p>
      <text:p text:style-name="P2">185</text:p>
      <text:p text:style-name="P2">snr:</text:p>
      <text:p text:style-name="P2">10.0</text:p>
      <text:p text:style-name="P2">test iteration:</text:p>
      <text:p text:style-name="P2">186</text:p>
      <text:p text:style-name="P2">snr:</text:p>
      <text:p text:style-name="P2">10.0</text:p>
      <text:p text:style-name="P2">test iteration:</text:p>
      <text:p text:style-name="P2">187</text:p>
      <text:p text:style-name="P2">snr:</text:p>
      <text:p text:style-name="P2">10.0</text:p>
      <text:p text:style-name="P2">test iteration:</text:p>
      <text:p text:style-name="P2">188</text:p>
      <text:p text:style-name="P2">snr:</text:p>
      <text:p text:style-name="P2">10.0</text:p>
      <text:p text:style-name="P2">test iteration:</text:p>
      <text:p text:style-name="P2">189</text:p>
      <text:p text:style-name="P2">snr:</text:p>
      <text:p text:style-name="P2">10.0</text:p>
      <text:p text:style-name="P2">test iteration:</text:p>
      <text:p text:style-name="P2">190</text:p>
      <text:p text:style-name="P2">snr:</text:p>
      <text:p text:style-name="P2"><text:soft-page-break/>10.0</text:p>
      <text:p text:style-name="P2">test iteration:</text:p>
      <text:p text:style-name="P2">191</text:p>
      <text:p text:style-name="P2">snr:</text:p>
      <text:p text:style-name="P2">10.0</text:p>
      <text:p text:style-name="P2">test iteration:</text:p>
      <text:p text:style-name="P2">192</text:p>
      <text:p text:style-name="P2">snr:</text:p>
      <text:p text:style-name="P2">10.0</text:p>
      <text:p text:style-name="P2">test iteration:</text:p>
      <text:p text:style-name="P2">193</text:p>
      <text:p text:style-name="P2">snr:</text:p>
      <text:p text:style-name="P2">10.0</text:p>
      <text:p text:style-name="P2">test iteration:</text:p>
      <text:p text:style-name="P2">194</text:p>
      <text:p text:style-name="P2">snr:</text:p>
      <text:p text:style-name="P2">10.0</text:p>
      <text:p text:style-name="P2">test iteration:</text:p>
      <text:p text:style-name="P2">195</text:p>
      <text:p text:style-name="P2">snr:</text:p>
      <text:p text:style-name="P2">10.0</text:p>
      <text:p text:style-name="P2">test iteration:</text:p>
      <text:p text:style-name="P2">196</text:p>
      <text:p text:style-name="P2">snr:</text:p>
      <text:p text:style-name="P2">10.0</text:p>
      <text:p text:style-name="P2">test iteration:</text:p>
      <text:p text:style-name="P2">197</text:p>
      <text:p text:style-name="P2">snr:</text:p>
      <text:p text:style-name="P2">10.0</text:p>
      <text:p text:style-name="P2">test iteration:</text:p>
      <text:p text:style-name="P2">198</text:p>
      <text:p text:style-name="P2">snr:</text:p>
      <text:p text:style-name="P2">10.0</text:p>
      <text:p text:style-name="P2">test iteration:</text:p>
      <text:p text:style-name="P2">199</text:p>
      <text:p text:style-name="P2">snr:</text:p>
      <text:p text:style-name="P2">11.0</text:p>
      <text:p text:style-name="P2">test iteration:</text:p>
      <text:p text:style-name="P2">0</text:p>
      <text:p text:style-name="P2">snr:</text:p>
      <text:p text:style-name="P2">11.0</text:p>
      <text:p text:style-name="P2">test iteration:</text:p>
      <text:p text:style-name="P2">1</text:p>
      <text:p text:style-name="P2">snr:</text:p>
      <text:p text:style-name="P2">11.0</text:p>
      <text:p text:style-name="P2">test iteration:</text:p>
      <text:p text:style-name="P2">2</text:p>
      <text:p text:style-name="P2">snr:</text:p>
      <text:p text:style-name="P2">11.0</text:p>
      <text:p text:style-name="P2">test iteration:</text:p>
      <text:p text:style-name="P2">3</text:p>
      <text:p text:style-name="P2">snr:</text:p>
      <text:p text:style-name="P2">11.0</text:p>
      <text:p text:style-name="P2">test iteration:</text:p>
      <text:p text:style-name="P2">4</text:p>
      <text:p text:style-name="P2">snr:</text:p>
      <text:p text:style-name="P2">11.0</text:p>
      <text:p text:style-name="P2"><text:soft-page-break/>test iteration:</text:p>
      <text:p text:style-name="P2">5</text:p>
      <text:p text:style-name="P2">snr:</text:p>
      <text:p text:style-name="P2">11.0</text:p>
      <text:p text:style-name="P2">test iteration:</text:p>
      <text:p text:style-name="P2">6</text:p>
      <text:p text:style-name="P2">snr:</text:p>
      <text:p text:style-name="P2">11.0</text:p>
      <text:p text:style-name="P2">test iteration:</text:p>
      <text:p text:style-name="P2">7</text:p>
      <text:p text:style-name="P2">snr:</text:p>
      <text:p text:style-name="P2">11.0</text:p>
      <text:p text:style-name="P2">test iteration:</text:p>
      <text:p text:style-name="P2">8</text:p>
      <text:p text:style-name="P2">snr:</text:p>
      <text:p text:style-name="P2">11.0</text:p>
      <text:p text:style-name="P2">test iteration:</text:p>
      <text:p text:style-name="P2">9</text:p>
      <text:p text:style-name="P2">snr:</text:p>
      <text:p text:style-name="P2">11.0</text:p>
      <text:p text:style-name="P2">test iteration:</text:p>
      <text:p text:style-name="P2">10</text:p>
      <text:p text:style-name="P2">snr:</text:p>
      <text:p text:style-name="P2">11.0</text:p>
      <text:p text:style-name="P2">test iteration:</text:p>
      <text:p text:style-name="P2">11</text:p>
      <text:p text:style-name="P2">snr:</text:p>
      <text:p text:style-name="P2">11.0</text:p>
      <text:p text:style-name="P2">test iteration:</text:p>
      <text:p text:style-name="P2">12</text:p>
      <text:p text:style-name="P2">snr:</text:p>
      <text:p text:style-name="P2">11.0</text:p>
      <text:p text:style-name="P2">test iteration:</text:p>
      <text:p text:style-name="P2">13</text:p>
      <text:p text:style-name="P2">snr:</text:p>
      <text:p text:style-name="P2">11.0</text:p>
      <text:p text:style-name="P2">test iteration:</text:p>
      <text:p text:style-name="P2">14</text:p>
      <text:p text:style-name="P2">snr:</text:p>
      <text:p text:style-name="P2">11.0</text:p>
      <text:p text:style-name="P2">test iteration:</text:p>
      <text:p text:style-name="P2">15</text:p>
      <text:p text:style-name="P2">snr:</text:p>
      <text:p text:style-name="P2">11.0</text:p>
      <text:p text:style-name="P2">test iteration:</text:p>
      <text:p text:style-name="P2">16</text:p>
      <text:p text:style-name="P2">snr:</text:p>
      <text:p text:style-name="P2">11.0</text:p>
      <text:p text:style-name="P2">test iteration:</text:p>
      <text:p text:style-name="P2">17</text:p>
      <text:p text:style-name="P2">snr:</text:p>
      <text:p text:style-name="P2">11.0</text:p>
      <text:p text:style-name="P2">test iteration:</text:p>
      <text:p text:style-name="P2">18</text:p>
      <text:p text:style-name="P2">snr:</text:p>
      <text:p text:style-name="P2">11.0</text:p>
      <text:p text:style-name="P2">test iteration:</text:p>
      <text:p text:style-name="P2"><text:soft-page-break/>19</text:p>
      <text:p text:style-name="P2">snr:</text:p>
      <text:p text:style-name="P2">11.0</text:p>
      <text:p text:style-name="P2">test iteration:</text:p>
      <text:p text:style-name="P2">20</text:p>
      <text:p text:style-name="P2">snr:</text:p>
      <text:p text:style-name="P2">11.0</text:p>
      <text:p text:style-name="P2">test iteration:</text:p>
      <text:p text:style-name="P2">21</text:p>
      <text:p text:style-name="P2">snr:</text:p>
      <text:p text:style-name="P2">11.0</text:p>
      <text:p text:style-name="P2">test iteration:</text:p>
      <text:p text:style-name="P2">22</text:p>
      <text:p text:style-name="P2">snr:</text:p>
      <text:p text:style-name="P2">11.0</text:p>
      <text:p text:style-name="P2">test iteration:</text:p>
      <text:p text:style-name="P2">23</text:p>
      <text:p text:style-name="P2">snr:</text:p>
      <text:p text:style-name="P2">11.0</text:p>
      <text:p text:style-name="P2">test iteration:</text:p>
      <text:p text:style-name="P2">24</text:p>
      <text:p text:style-name="P2">snr:</text:p>
      <text:p text:style-name="P2">11.0</text:p>
      <text:p text:style-name="P2">test iteration:</text:p>
      <text:p text:style-name="P2">25</text:p>
      <text:p text:style-name="P2">snr:</text:p>
      <text:p text:style-name="P2">11.0</text:p>
      <text:p text:style-name="P2">test iteration:</text:p>
      <text:p text:style-name="P2">26</text:p>
      <text:p text:style-name="P2">snr:</text:p>
      <text:p text:style-name="P2">11.0</text:p>
      <text:p text:style-name="P2">test iteration:</text:p>
      <text:p text:style-name="P2">27</text:p>
      <text:p text:style-name="P2">snr:</text:p>
      <text:p text:style-name="P2">11.0</text:p>
      <text:p text:style-name="P2">test iteration:</text:p>
      <text:p text:style-name="P2">28</text:p>
      <text:p text:style-name="P2">snr:</text:p>
      <text:p text:style-name="P2">11.0</text:p>
      <text:p text:style-name="P2">test iteration:</text:p>
      <text:p text:style-name="P2">29</text:p>
      <text:p text:style-name="P2">snr:</text:p>
      <text:p text:style-name="P2">11.0</text:p>
      <text:p text:style-name="P2">test iteration:</text:p>
      <text:p text:style-name="P2">30</text:p>
      <text:p text:style-name="P2">snr:</text:p>
      <text:p text:style-name="P2">11.0</text:p>
      <text:p text:style-name="P2">test iteration:</text:p>
      <text:p text:style-name="P2">31</text:p>
      <text:p text:style-name="P2">snr:</text:p>
      <text:p text:style-name="P2">11.0</text:p>
      <text:p text:style-name="P2">test iteration:</text:p>
      <text:p text:style-name="P2">32</text:p>
      <text:p text:style-name="P2">snr:</text:p>
      <text:p text:style-name="P2">11.0</text:p>
      <text:p text:style-name="P2">test iteration:</text:p>
      <text:p text:style-name="P2">33</text:p>
      <text:p text:style-name="P2"><text:soft-page-break/>snr:</text:p>
      <text:p text:style-name="P2">11.0</text:p>
      <text:p text:style-name="P2">test iteration:</text:p>
      <text:p text:style-name="P2">34</text:p>
      <text:p text:style-name="P2">snr:</text:p>
      <text:p text:style-name="P2">11.0</text:p>
      <text:p text:style-name="P2">test iteration:</text:p>
      <text:p text:style-name="P2">35</text:p>
      <text:p text:style-name="P2">snr:</text:p>
      <text:p text:style-name="P2">11.0</text:p>
      <text:p text:style-name="P2">test iteration:</text:p>
      <text:p text:style-name="P2">36</text:p>
      <text:p text:style-name="P2">snr:</text:p>
      <text:p text:style-name="P2">11.0</text:p>
      <text:p text:style-name="P2">test iteration:</text:p>
      <text:p text:style-name="P2">37</text:p>
      <text:p text:style-name="P2">snr:</text:p>
      <text:p text:style-name="P2">11.0</text:p>
      <text:p text:style-name="P2">test iteration:</text:p>
      <text:p text:style-name="P2">38</text:p>
      <text:p text:style-name="P2">snr:</text:p>
      <text:p text:style-name="P2">11.0</text:p>
      <text:p text:style-name="P2">test iteration:</text:p>
      <text:p text:style-name="P2">39</text:p>
      <text:p text:style-name="P2">snr:</text:p>
      <text:p text:style-name="P2">11.0</text:p>
      <text:p text:style-name="P2">test iteration:</text:p>
      <text:p text:style-name="P2">40</text:p>
      <text:p text:style-name="P2">snr:</text:p>
      <text:p text:style-name="P2">11.0</text:p>
      <text:p text:style-name="P2">test iteration:</text:p>
      <text:p text:style-name="P2">41</text:p>
      <text:p text:style-name="P2">snr:</text:p>
      <text:p text:style-name="P2">11.0</text:p>
      <text:p text:style-name="P2">test iteration:</text:p>
      <text:p text:style-name="P2">42</text:p>
      <text:p text:style-name="P2">snr:</text:p>
      <text:p text:style-name="P2">11.0</text:p>
      <text:p text:style-name="P2">test iteration:</text:p>
      <text:p text:style-name="P2">43</text:p>
      <text:p text:style-name="P2">snr:</text:p>
      <text:p text:style-name="P2">11.0</text:p>
      <text:p text:style-name="P2">test iteration:</text:p>
      <text:p text:style-name="P2">44</text:p>
      <text:p text:style-name="P2">snr:</text:p>
      <text:p text:style-name="P2">11.0</text:p>
      <text:p text:style-name="P2">test iteration:</text:p>
      <text:p text:style-name="P2">45</text:p>
      <text:p text:style-name="P2">snr:</text:p>
      <text:p text:style-name="P2">11.0</text:p>
      <text:p text:style-name="P2">test iteration:</text:p>
      <text:p text:style-name="P2">46</text:p>
      <text:p text:style-name="P2">snr:</text:p>
      <text:p text:style-name="P2">11.0</text:p>
      <text:p text:style-name="P2">test iteration:</text:p>
      <text:p text:style-name="P2">47</text:p>
      <text:p text:style-name="P2">snr:</text:p>
      <text:p text:style-name="P2"><text:soft-page-break/>11.0</text:p>
      <text:p text:style-name="P2">test iteration:</text:p>
      <text:p text:style-name="P2">48</text:p>
      <text:p text:style-name="P2">snr:</text:p>
      <text:p text:style-name="P2">11.0</text:p>
      <text:p text:style-name="P2">test iteration:</text:p>
      <text:p text:style-name="P2">49</text:p>
      <text:p text:style-name="P2">snr:</text:p>
      <text:p text:style-name="P2">11.0</text:p>
      <text:p text:style-name="P2">test iteration:</text:p>
      <text:p text:style-name="P2">50</text:p>
      <text:p text:style-name="P2">snr:</text:p>
      <text:p text:style-name="P2">11.0</text:p>
      <text:p text:style-name="P2">test iteration:</text:p>
      <text:p text:style-name="P2">51</text:p>
      <text:p text:style-name="P2">snr:</text:p>
      <text:p text:style-name="P2">11.0</text:p>
      <text:p text:style-name="P2">test iteration:</text:p>
      <text:p text:style-name="P2">52</text:p>
      <text:p text:style-name="P2">snr:</text:p>
      <text:p text:style-name="P2">11.0</text:p>
      <text:p text:style-name="P2">test iteration:</text:p>
      <text:p text:style-name="P2">53</text:p>
      <text:p text:style-name="P2">snr:</text:p>
      <text:p text:style-name="P2">11.0</text:p>
      <text:p text:style-name="P2">test iteration:</text:p>
      <text:p text:style-name="P2">54</text:p>
      <text:p text:style-name="P2">snr:</text:p>
      <text:p text:style-name="P2">11.0</text:p>
      <text:p text:style-name="P2">test iteration:</text:p>
      <text:p text:style-name="P2">55</text:p>
      <text:p text:style-name="P2">snr:</text:p>
      <text:p text:style-name="P2">11.0</text:p>
      <text:p text:style-name="P2">test iteration:</text:p>
      <text:p text:style-name="P2">56</text:p>
      <text:p text:style-name="P2">snr:</text:p>
      <text:p text:style-name="P2">11.0</text:p>
      <text:p text:style-name="P2">test iteration:</text:p>
      <text:p text:style-name="P2">57</text:p>
      <text:p text:style-name="P2">snr:</text:p>
      <text:p text:style-name="P2">11.0</text:p>
      <text:p text:style-name="P2">test iteration:</text:p>
      <text:p text:style-name="P2">58</text:p>
      <text:p text:style-name="P2">snr:</text:p>
      <text:p text:style-name="P2">11.0</text:p>
      <text:p text:style-name="P2">test iteration:</text:p>
      <text:p text:style-name="P2">59</text:p>
      <text:p text:style-name="P2">snr:</text:p>
      <text:p text:style-name="P2">11.0</text:p>
      <text:p text:style-name="P2">test iteration:</text:p>
      <text:p text:style-name="P2">60</text:p>
      <text:p text:style-name="P2">snr:</text:p>
      <text:p text:style-name="P2">11.0</text:p>
      <text:p text:style-name="P2">test iteration:</text:p>
      <text:p text:style-name="P2">61</text:p>
      <text:p text:style-name="P2">snr:</text:p>
      <text:p text:style-name="P2">11.0</text:p>
      <text:p text:style-name="P2"><text:soft-page-break/>test iteration:</text:p>
      <text:p text:style-name="P2">62</text:p>
      <text:p text:style-name="P2">snr:</text:p>
      <text:p text:style-name="P2">11.0</text:p>
      <text:p text:style-name="P2">test iteration:</text:p>
      <text:p text:style-name="P2">63</text:p>
      <text:p text:style-name="P2">snr:</text:p>
      <text:p text:style-name="P2">11.0</text:p>
      <text:p text:style-name="P2">test iteration:</text:p>
      <text:p text:style-name="P2">64</text:p>
      <text:p text:style-name="P2">snr:</text:p>
      <text:p text:style-name="P2">11.0</text:p>
      <text:p text:style-name="P2">test iteration:</text:p>
      <text:p text:style-name="P2">65</text:p>
      <text:p text:style-name="P2">snr:</text:p>
      <text:p text:style-name="P2">11.0</text:p>
      <text:p text:style-name="P2">test iteration:</text:p>
      <text:p text:style-name="P2">66</text:p>
      <text:p text:style-name="P2">snr:</text:p>
      <text:p text:style-name="P2">11.0</text:p>
      <text:p text:style-name="P2">test iteration:</text:p>
      <text:p text:style-name="P2">67</text:p>
      <text:p text:style-name="P2">snr:</text:p>
      <text:p text:style-name="P2">11.0</text:p>
      <text:p text:style-name="P2">test iteration:</text:p>
      <text:p text:style-name="P2">68</text:p>
      <text:p text:style-name="P2">snr:</text:p>
      <text:p text:style-name="P2">11.0</text:p>
      <text:p text:style-name="P2">test iteration:</text:p>
      <text:p text:style-name="P2">69</text:p>
      <text:p text:style-name="P2">snr:</text:p>
      <text:p text:style-name="P2">11.0</text:p>
      <text:p text:style-name="P2">test iteration:</text:p>
      <text:p text:style-name="P2">70</text:p>
      <text:p text:style-name="P2">snr:</text:p>
      <text:p text:style-name="P2">11.0</text:p>
      <text:p text:style-name="P2">test iteration:</text:p>
      <text:p text:style-name="P2">71</text:p>
      <text:p text:style-name="P2">snr:</text:p>
      <text:p text:style-name="P2">11.0</text:p>
      <text:p text:style-name="P2">test iteration:</text:p>
      <text:p text:style-name="P2">72</text:p>
      <text:p text:style-name="P2">snr:</text:p>
      <text:p text:style-name="P2">11.0</text:p>
      <text:p text:style-name="P2">test iteration:</text:p>
      <text:p text:style-name="P2">73</text:p>
      <text:p text:style-name="P2">snr:</text:p>
      <text:p text:style-name="P2">11.0</text:p>
      <text:p text:style-name="P2">test iteration:</text:p>
      <text:p text:style-name="P2">74</text:p>
      <text:p text:style-name="P2">snr:</text:p>
      <text:p text:style-name="P2">11.0</text:p>
      <text:p text:style-name="P2">test iteration:</text:p>
      <text:p text:style-name="P2">75</text:p>
      <text:p text:style-name="P2">snr:</text:p>
      <text:p text:style-name="P2">11.0</text:p>
      <text:p text:style-name="P2">test iteration:</text:p>
      <text:p text:style-name="P2"><text:soft-page-break/>76</text:p>
      <text:p text:style-name="P2">snr:</text:p>
      <text:p text:style-name="P2">11.0</text:p>
      <text:p text:style-name="P2">test iteration:</text:p>
      <text:p text:style-name="P2">77</text:p>
      <text:p text:style-name="P2">snr:</text:p>
      <text:p text:style-name="P2">11.0</text:p>
      <text:p text:style-name="P2">test iteration:</text:p>
      <text:p text:style-name="P2">78</text:p>
      <text:p text:style-name="P2">snr:</text:p>
      <text:p text:style-name="P2">11.0</text:p>
      <text:p text:style-name="P2">test iteration:</text:p>
      <text:p text:style-name="P2">79</text:p>
      <text:p text:style-name="P2">snr:</text:p>
      <text:p text:style-name="P2">11.0</text:p>
      <text:p text:style-name="P2">test iteration:</text:p>
      <text:p text:style-name="P2">80</text:p>
      <text:p text:style-name="P2">snr:</text:p>
      <text:p text:style-name="P2">11.0</text:p>
      <text:p text:style-name="P2">test iteration:</text:p>
      <text:p text:style-name="P2">81</text:p>
      <text:p text:style-name="P2">snr:</text:p>
      <text:p text:style-name="P2">11.0</text:p>
      <text:p text:style-name="P2">test iteration:</text:p>
      <text:p text:style-name="P2">82</text:p>
      <text:p text:style-name="P2">snr:</text:p>
      <text:p text:style-name="P2">11.0</text:p>
      <text:p text:style-name="P2">test iteration:</text:p>
      <text:p text:style-name="P2">83</text:p>
      <text:p text:style-name="P2">snr:</text:p>
      <text:p text:style-name="P2">11.0</text:p>
      <text:p text:style-name="P2">test iteration:</text:p>
      <text:p text:style-name="P2">84</text:p>
      <text:p text:style-name="P2">snr:</text:p>
      <text:p text:style-name="P2">11.0</text:p>
      <text:p text:style-name="P2">test iteration:</text:p>
      <text:p text:style-name="P2">85</text:p>
      <text:p text:style-name="P2">snr:</text:p>
      <text:p text:style-name="P2">11.0</text:p>
      <text:p text:style-name="P2">test iteration:</text:p>
      <text:p text:style-name="P2">86</text:p>
      <text:p text:style-name="P2">snr:</text:p>
      <text:p text:style-name="P2">11.0</text:p>
      <text:p text:style-name="P2">test iteration:</text:p>
      <text:p text:style-name="P2">87</text:p>
      <text:p text:style-name="P2">snr:</text:p>
      <text:p text:style-name="P2">11.0</text:p>
      <text:p text:style-name="P2">test iteration:</text:p>
      <text:p text:style-name="P2">88</text:p>
      <text:p text:style-name="P2">snr:</text:p>
      <text:p text:style-name="P2">11.0</text:p>
      <text:p text:style-name="P2">test iteration:</text:p>
      <text:p text:style-name="P2">89</text:p>
      <text:p text:style-name="P2">snr:</text:p>
      <text:p text:style-name="P2">11.0</text:p>
      <text:p text:style-name="P2">test iteration:</text:p>
      <text:p text:style-name="P2">90</text:p>
      <text:p text:style-name="P2"><text:soft-page-break/>snr:</text:p>
      <text:p text:style-name="P2">11.0</text:p>
      <text:p text:style-name="P2">test iteration:</text:p>
      <text:p text:style-name="P2">91</text:p>
      <text:p text:style-name="P2">snr:</text:p>
      <text:p text:style-name="P2">11.0</text:p>
      <text:p text:style-name="P2">test iteration:</text:p>
      <text:p text:style-name="P2">92</text:p>
      <text:p text:style-name="P2">snr:</text:p>
      <text:p text:style-name="P2">11.0</text:p>
      <text:p text:style-name="P2">test iteration:</text:p>
      <text:p text:style-name="P2">93</text:p>
      <text:p text:style-name="P2">snr:</text:p>
      <text:p text:style-name="P2">11.0</text:p>
      <text:p text:style-name="P2">test iteration:</text:p>
      <text:p text:style-name="P2">94</text:p>
      <text:p text:style-name="P2">snr:</text:p>
      <text:p text:style-name="P2">11.0</text:p>
      <text:p text:style-name="P2">test iteration:</text:p>
      <text:p text:style-name="P2">95</text:p>
      <text:p text:style-name="P2">snr:</text:p>
      <text:p text:style-name="P2">11.0</text:p>
      <text:p text:style-name="P2">test iteration:</text:p>
      <text:p text:style-name="P2">96</text:p>
      <text:p text:style-name="P2">snr:</text:p>
      <text:p text:style-name="P2">11.0</text:p>
      <text:p text:style-name="P2">test iteration:</text:p>
      <text:p text:style-name="P2">97</text:p>
      <text:p text:style-name="P2">snr:</text:p>
      <text:p text:style-name="P2">11.0</text:p>
      <text:p text:style-name="P2">test iteration:</text:p>
      <text:p text:style-name="P2">98</text:p>
      <text:p text:style-name="P2">snr:</text:p>
      <text:p text:style-name="P2">11.0</text:p>
      <text:p text:style-name="P2">test iteration:</text:p>
      <text:p text:style-name="P2">99</text:p>
      <text:p text:style-name="P2">snr:</text:p>
      <text:p text:style-name="P2">11.0</text:p>
      <text:p text:style-name="P2">test iteration:</text:p>
      <text:p text:style-name="P2">100</text:p>
      <text:p text:style-name="P2">snr:</text:p>
      <text:p text:style-name="P2">11.0</text:p>
      <text:p text:style-name="P2">test iteration:</text:p>
      <text:p text:style-name="P2">101</text:p>
      <text:p text:style-name="P2">snr:</text:p>
      <text:p text:style-name="P2">11.0</text:p>
      <text:p text:style-name="P2">test iteration:</text:p>
      <text:p text:style-name="P2">102</text:p>
      <text:p text:style-name="P2">snr:</text:p>
      <text:p text:style-name="P2">11.0</text:p>
      <text:p text:style-name="P2">test iteration:</text:p>
      <text:p text:style-name="P2">103</text:p>
      <text:p text:style-name="P2">snr:</text:p>
      <text:p text:style-name="P2">11.0</text:p>
      <text:p text:style-name="P2">test iteration:</text:p>
      <text:p text:style-name="P2">104</text:p>
      <text:p text:style-name="P2">snr:</text:p>
      <text:p text:style-name="P2"><text:soft-page-break/>11.0</text:p>
      <text:p text:style-name="P2">test iteration:</text:p>
      <text:p text:style-name="P2">105</text:p>
      <text:p text:style-name="P2">snr:</text:p>
      <text:p text:style-name="P2">11.0</text:p>
      <text:p text:style-name="P2">test iteration:</text:p>
      <text:p text:style-name="P2">106</text:p>
      <text:p text:style-name="P2">snr:</text:p>
      <text:p text:style-name="P2">11.0</text:p>
      <text:p text:style-name="P2">test iteration:</text:p>
      <text:p text:style-name="P2">107</text:p>
      <text:p text:style-name="P2">snr:</text:p>
      <text:p text:style-name="P2">11.0</text:p>
      <text:p text:style-name="P2">test iteration:</text:p>
      <text:p text:style-name="P2">108</text:p>
      <text:p text:style-name="P2">snr:</text:p>
      <text:p text:style-name="P2">11.0</text:p>
      <text:p text:style-name="P2">test iteration:</text:p>
      <text:p text:style-name="P2">109</text:p>
      <text:p text:style-name="P2">snr:</text:p>
      <text:p text:style-name="P2">11.0</text:p>
      <text:p text:style-name="P2">test iteration:</text:p>
      <text:p text:style-name="P2">110</text:p>
      <text:p text:style-name="P2">snr:</text:p>
      <text:p text:style-name="P2">11.0</text:p>
      <text:p text:style-name="P2">test iteration:</text:p>
      <text:p text:style-name="P2">111</text:p>
      <text:p text:style-name="P2">snr:</text:p>
      <text:p text:style-name="P2">11.0</text:p>
      <text:p text:style-name="P2">test iteration:</text:p>
      <text:p text:style-name="P2">112</text:p>
      <text:p text:style-name="P2">snr:</text:p>
      <text:p text:style-name="P2">11.0</text:p>
      <text:p text:style-name="P2">test iteration:</text:p>
      <text:p text:style-name="P2">113</text:p>
      <text:p text:style-name="P2">snr:</text:p>
      <text:p text:style-name="P2">11.0</text:p>
      <text:p text:style-name="P2">test iteration:</text:p>
      <text:p text:style-name="P2">114</text:p>
      <text:p text:style-name="P2">snr:</text:p>
      <text:p text:style-name="P2">11.0</text:p>
      <text:p text:style-name="P2">test iteration:</text:p>
      <text:p text:style-name="P2">115</text:p>
      <text:p text:style-name="P2">snr:</text:p>
      <text:p text:style-name="P2">11.0</text:p>
      <text:p text:style-name="P2">test iteration:</text:p>
      <text:p text:style-name="P2">116</text:p>
      <text:p text:style-name="P2">snr:</text:p>
      <text:p text:style-name="P2">11.0</text:p>
      <text:p text:style-name="P2">test iteration:</text:p>
      <text:p text:style-name="P2">117</text:p>
      <text:p text:style-name="P2">snr:</text:p>
      <text:p text:style-name="P2">11.0</text:p>
      <text:p text:style-name="P2">test iteration:</text:p>
      <text:p text:style-name="P2">118</text:p>
      <text:p text:style-name="P2">snr:</text:p>
      <text:p text:style-name="P2">11.0</text:p>
      <text:p text:style-name="P2"><text:soft-page-break/>test iteration:</text:p>
      <text:p text:style-name="P2">119</text:p>
      <text:p text:style-name="P2">snr:</text:p>
      <text:p text:style-name="P2">11.0</text:p>
      <text:p text:style-name="P2">test iteration:</text:p>
      <text:p text:style-name="P2">120</text:p>
      <text:p text:style-name="P2">snr:</text:p>
      <text:p text:style-name="P2">11.0</text:p>
      <text:p text:style-name="P2">test iteration:</text:p>
      <text:p text:style-name="P2">121</text:p>
      <text:p text:style-name="P2">snr:</text:p>
      <text:p text:style-name="P2">11.0</text:p>
      <text:p text:style-name="P2">test iteration:</text:p>
      <text:p text:style-name="P2">122</text:p>
      <text:p text:style-name="P2">snr:</text:p>
      <text:p text:style-name="P2">11.0</text:p>
      <text:p text:style-name="P2">test iteration:</text:p>
      <text:p text:style-name="P2">123</text:p>
      <text:p text:style-name="P2">snr:</text:p>
      <text:p text:style-name="P2">11.0</text:p>
      <text:p text:style-name="P2">test iteration:</text:p>
      <text:p text:style-name="P2">124</text:p>
      <text:p text:style-name="P2">snr:</text:p>
      <text:p text:style-name="P2">11.0</text:p>
      <text:p text:style-name="P2">test iteration:</text:p>
      <text:p text:style-name="P2">125</text:p>
      <text:p text:style-name="P2">snr:</text:p>
      <text:p text:style-name="P2">11.0</text:p>
      <text:p text:style-name="P2">test iteration:</text:p>
      <text:p text:style-name="P2">126</text:p>
      <text:p text:style-name="P2">snr:</text:p>
      <text:p text:style-name="P2">11.0</text:p>
      <text:p text:style-name="P2">test iteration:</text:p>
      <text:p text:style-name="P2">127</text:p>
      <text:p text:style-name="P2">snr:</text:p>
      <text:p text:style-name="P2">11.0</text:p>
      <text:p text:style-name="P2">test iteration:</text:p>
      <text:p text:style-name="P2">128</text:p>
      <text:p text:style-name="P2">snr:</text:p>
      <text:p text:style-name="P2">11.0</text:p>
      <text:p text:style-name="P2">test iteration:</text:p>
      <text:p text:style-name="P2">129</text:p>
      <text:p text:style-name="P2">snr:</text:p>
      <text:p text:style-name="P2">11.0</text:p>
      <text:p text:style-name="P2">test iteration:</text:p>
      <text:p text:style-name="P2">130</text:p>
      <text:p text:style-name="P2">snr:</text:p>
      <text:p text:style-name="P2">11.0</text:p>
      <text:p text:style-name="P2">test iteration:</text:p>
      <text:p text:style-name="P2">131</text:p>
      <text:p text:style-name="P2">snr:</text:p>
      <text:p text:style-name="P2">11.0</text:p>
      <text:p text:style-name="P2">test iteration:</text:p>
      <text:p text:style-name="P2">132</text:p>
      <text:p text:style-name="P2">snr:</text:p>
      <text:p text:style-name="P2">11.0</text:p>
      <text:p text:style-name="P2">test iteration:</text:p>
      <text:p text:style-name="P2"><text:soft-page-break/>133</text:p>
      <text:p text:style-name="P2">snr:</text:p>
      <text:p text:style-name="P2">11.0</text:p>
      <text:p text:style-name="P2">test iteration:</text:p>
      <text:p text:style-name="P2">134</text:p>
      <text:p text:style-name="P2">snr:</text:p>
      <text:p text:style-name="P2">11.0</text:p>
      <text:p text:style-name="P2">test iteration:</text:p>
      <text:p text:style-name="P2">135</text:p>
      <text:p text:style-name="P2">snr:</text:p>
      <text:p text:style-name="P2">11.0</text:p>
      <text:p text:style-name="P2">test iteration:</text:p>
      <text:p text:style-name="P2">136</text:p>
      <text:p text:style-name="P2">snr:</text:p>
      <text:p text:style-name="P2">11.0</text:p>
      <text:p text:style-name="P2">test iteration:</text:p>
      <text:p text:style-name="P2">137</text:p>
      <text:p text:style-name="P2">snr:</text:p>
      <text:p text:style-name="P2">11.0</text:p>
      <text:p text:style-name="P2">test iteration:</text:p>
      <text:p text:style-name="P2">138</text:p>
      <text:p text:style-name="P2">snr:</text:p>
      <text:p text:style-name="P2">11.0</text:p>
      <text:p text:style-name="P2">test iteration:</text:p>
      <text:p text:style-name="P2">139</text:p>
      <text:p text:style-name="P2">snr:</text:p>
      <text:p text:style-name="P2">11.0</text:p>
      <text:p text:style-name="P2">test iteration:</text:p>
      <text:p text:style-name="P2">140</text:p>
      <text:p text:style-name="P2">snr:</text:p>
      <text:p text:style-name="P2">11.0</text:p>
      <text:p text:style-name="P2">test iteration:</text:p>
      <text:p text:style-name="P2">141</text:p>
      <text:p text:style-name="P2">snr:</text:p>
      <text:p text:style-name="P2">11.0</text:p>
      <text:p text:style-name="P2">test iteration:</text:p>
      <text:p text:style-name="P2">142</text:p>
      <text:p text:style-name="P2">snr:</text:p>
      <text:p text:style-name="P2">11.0</text:p>
      <text:p text:style-name="P2">test iteration:</text:p>
      <text:p text:style-name="P2">143</text:p>
      <text:p text:style-name="P2">snr:</text:p>
      <text:p text:style-name="P2">11.0</text:p>
      <text:p text:style-name="P2">test iteration:</text:p>
      <text:p text:style-name="P2">144</text:p>
      <text:p text:style-name="P2">snr:</text:p>
      <text:p text:style-name="P2">11.0</text:p>
      <text:p text:style-name="P2">test iteration:</text:p>
      <text:p text:style-name="P2">145</text:p>
      <text:p text:style-name="P2">snr:</text:p>
      <text:p text:style-name="P2">11.0</text:p>
      <text:p text:style-name="P2">test iteration:</text:p>
      <text:p text:style-name="P2">146</text:p>
      <text:p text:style-name="P2">snr:</text:p>
      <text:p text:style-name="P2">11.0</text:p>
      <text:p text:style-name="P2">test iteration:</text:p>
      <text:p text:style-name="P2">147</text:p>
      <text:p text:style-name="P2"><text:soft-page-break/>snr:</text:p>
      <text:p text:style-name="P2">11.0</text:p>
      <text:p text:style-name="P2">test iteration:</text:p>
      <text:p text:style-name="P2">148</text:p>
      <text:p text:style-name="P2">snr:</text:p>
      <text:p text:style-name="P2">11.0</text:p>
      <text:p text:style-name="P2">test iteration:</text:p>
      <text:p text:style-name="P2">149</text:p>
      <text:p text:style-name="P2">snr:</text:p>
      <text:p text:style-name="P2">11.0</text:p>
      <text:p text:style-name="P2">test iteration:</text:p>
      <text:p text:style-name="P2">150</text:p>
      <text:p text:style-name="P2">snr:</text:p>
      <text:p text:style-name="P2">11.0</text:p>
      <text:p text:style-name="P2">test iteration:</text:p>
      <text:p text:style-name="P2">151</text:p>
      <text:p text:style-name="P2">snr:</text:p>
      <text:p text:style-name="P2">11.0</text:p>
      <text:p text:style-name="P2">test iteration:</text:p>
      <text:p text:style-name="P2">152</text:p>
      <text:p text:style-name="P2">snr:</text:p>
      <text:p text:style-name="P2">11.0</text:p>
      <text:p text:style-name="P2">test iteration:</text:p>
      <text:p text:style-name="P2">153</text:p>
      <text:p text:style-name="P2">snr:</text:p>
      <text:p text:style-name="P2">11.0</text:p>
      <text:p text:style-name="P2">test iteration:</text:p>
      <text:p text:style-name="P2">154</text:p>
      <text:p text:style-name="P2">snr:</text:p>
      <text:p text:style-name="P2">11.0</text:p>
      <text:p text:style-name="P2">test iteration:</text:p>
      <text:p text:style-name="P2">155</text:p>
      <text:p text:style-name="P2">snr:</text:p>
      <text:p text:style-name="P2">11.0</text:p>
      <text:p text:style-name="P2">test iteration:</text:p>
      <text:p text:style-name="P2">156</text:p>
      <text:p text:style-name="P2">snr:</text:p>
      <text:p text:style-name="P2">11.0</text:p>
      <text:p text:style-name="P2">test iteration:</text:p>
      <text:p text:style-name="P2">157</text:p>
      <text:p text:style-name="P2">snr:</text:p>
      <text:p text:style-name="P2">11.0</text:p>
      <text:p text:style-name="P2">test iteration:</text:p>
      <text:p text:style-name="P2">158</text:p>
      <text:p text:style-name="P2">snr:</text:p>
      <text:p text:style-name="P2">11.0</text:p>
      <text:p text:style-name="P2">test iteration:</text:p>
      <text:p text:style-name="P2">159</text:p>
      <text:p text:style-name="P2">snr:</text:p>
      <text:p text:style-name="P2">11.0</text:p>
      <text:p text:style-name="P2">test iteration:</text:p>
      <text:p text:style-name="P2">160</text:p>
      <text:p text:style-name="P2">snr:</text:p>
      <text:p text:style-name="P2">11.0</text:p>
      <text:p text:style-name="P2">test iteration:</text:p>
      <text:p text:style-name="P2">161</text:p>
      <text:p text:style-name="P2">snr:</text:p>
      <text:p text:style-name="P2"><text:soft-page-break/>11.0</text:p>
      <text:p text:style-name="P2">test iteration:</text:p>
      <text:p text:style-name="P2">162</text:p>
      <text:p text:style-name="P2">snr:</text:p>
      <text:p text:style-name="P2">11.0</text:p>
      <text:p text:style-name="P2">test iteration:</text:p>
      <text:p text:style-name="P2">163</text:p>
      <text:p text:style-name="P2">snr:</text:p>
      <text:p text:style-name="P2">11.0</text:p>
      <text:p text:style-name="P2">test iteration:</text:p>
      <text:p text:style-name="P2">164</text:p>
      <text:p text:style-name="P2">snr:</text:p>
      <text:p text:style-name="P2">11.0</text:p>
      <text:p text:style-name="P2">test iteration:</text:p>
      <text:p text:style-name="P2">165</text:p>
      <text:p text:style-name="P2">snr:</text:p>
      <text:p text:style-name="P2">11.0</text:p>
      <text:p text:style-name="P2">test iteration:</text:p>
      <text:p text:style-name="P2">166</text:p>
      <text:p text:style-name="P2">snr:</text:p>
      <text:p text:style-name="P2">11.0</text:p>
      <text:p text:style-name="P2">test iteration:</text:p>
      <text:p text:style-name="P2">167</text:p>
      <text:p text:style-name="P2">snr:</text:p>
      <text:p text:style-name="P2">11.0</text:p>
      <text:p text:style-name="P2">test iteration:</text:p>
      <text:p text:style-name="P2">168</text:p>
      <text:p text:style-name="P2">snr:</text:p>
      <text:p text:style-name="P2">11.0</text:p>
      <text:p text:style-name="P2">test iteration:</text:p>
      <text:p text:style-name="P2">169</text:p>
      <text:p text:style-name="P2">snr:</text:p>
      <text:p text:style-name="P2">11.0</text:p>
      <text:p text:style-name="P2">test iteration:</text:p>
      <text:p text:style-name="P2">170</text:p>
      <text:p text:style-name="P2">snr:</text:p>
      <text:p text:style-name="P2">11.0</text:p>
      <text:p text:style-name="P2">test iteration:</text:p>
      <text:p text:style-name="P2">171</text:p>
      <text:p text:style-name="P2">snr:</text:p>
      <text:p text:style-name="P2">11.0</text:p>
      <text:p text:style-name="P2">test iteration:</text:p>
      <text:p text:style-name="P2">172</text:p>
      <text:p text:style-name="P2">snr:</text:p>
      <text:p text:style-name="P2">11.0</text:p>
      <text:p text:style-name="P2">test iteration:</text:p>
      <text:p text:style-name="P2">173</text:p>
      <text:p text:style-name="P2">snr:</text:p>
      <text:p text:style-name="P2">11.0</text:p>
      <text:p text:style-name="P2">test iteration:</text:p>
      <text:p text:style-name="P2">174</text:p>
      <text:p text:style-name="P2">snr:</text:p>
      <text:p text:style-name="P2">11.0</text:p>
      <text:p text:style-name="P2">test iteration:</text:p>
      <text:p text:style-name="P2">175</text:p>
      <text:p text:style-name="P2">snr:</text:p>
      <text:p text:style-name="P2">11.0</text:p>
      <text:p text:style-name="P2"><text:soft-page-break/>test iteration:</text:p>
      <text:p text:style-name="P2">176</text:p>
      <text:p text:style-name="P2">snr:</text:p>
      <text:p text:style-name="P2">11.0</text:p>
      <text:p text:style-name="P2">test iteration:</text:p>
      <text:p text:style-name="P2">177</text:p>
      <text:p text:style-name="P2">snr:</text:p>
      <text:p text:style-name="P2">11.0</text:p>
      <text:p text:style-name="P2">test iteration:</text:p>
      <text:p text:style-name="P2">178</text:p>
      <text:p text:style-name="P2">snr:</text:p>
      <text:p text:style-name="P2">11.0</text:p>
      <text:p text:style-name="P2">test iteration:</text:p>
      <text:p text:style-name="P2">179</text:p>
      <text:p text:style-name="P2">snr:</text:p>
      <text:p text:style-name="P2">11.0</text:p>
      <text:p text:style-name="P2">test iteration:</text:p>
      <text:p text:style-name="P2">180</text:p>
      <text:p text:style-name="P2">snr:</text:p>
      <text:p text:style-name="P2">11.0</text:p>
      <text:p text:style-name="P2">test iteration:</text:p>
      <text:p text:style-name="P2">181</text:p>
      <text:p text:style-name="P2">snr:</text:p>
      <text:p text:style-name="P2">11.0</text:p>
      <text:p text:style-name="P2">test iteration:</text:p>
      <text:p text:style-name="P2">182</text:p>
      <text:p text:style-name="P2">snr:</text:p>
      <text:p text:style-name="P2">11.0</text:p>
      <text:p text:style-name="P2">test iteration:</text:p>
      <text:p text:style-name="P2">183</text:p>
      <text:p text:style-name="P2">snr:</text:p>
      <text:p text:style-name="P2">11.0</text:p>
      <text:p text:style-name="P2">test iteration:</text:p>
      <text:p text:style-name="P2">184</text:p>
      <text:p text:style-name="P2">snr:</text:p>
      <text:p text:style-name="P2">11.0</text:p>
      <text:p text:style-name="P2">test iteration:</text:p>
      <text:p text:style-name="P2">185</text:p>
      <text:p text:style-name="P2">snr:</text:p>
      <text:p text:style-name="P2">11.0</text:p>
      <text:p text:style-name="P2">test iteration:</text:p>
      <text:p text:style-name="P2">186</text:p>
      <text:p text:style-name="P2">snr:</text:p>
      <text:p text:style-name="P2">11.0</text:p>
      <text:p text:style-name="P2">test iteration:</text:p>
      <text:p text:style-name="P2">187</text:p>
      <text:p text:style-name="P2">snr:</text:p>
      <text:p text:style-name="P2">11.0</text:p>
      <text:p text:style-name="P2">test iteration:</text:p>
      <text:p text:style-name="P2">188</text:p>
      <text:p text:style-name="P2">snr:</text:p>
      <text:p text:style-name="P2">11.0</text:p>
      <text:p text:style-name="P2">test iteration:</text:p>
      <text:p text:style-name="P2">189</text:p>
      <text:p text:style-name="P2">snr:</text:p>
      <text:p text:style-name="P2">11.0</text:p>
      <text:p text:style-name="P2">test iteration:</text:p>
      <text:p text:style-name="P2"><text:soft-page-break/>190</text:p>
      <text:p text:style-name="P2">snr:</text:p>
      <text:p text:style-name="P2">11.0</text:p>
      <text:p text:style-name="P2">test iteration:</text:p>
      <text:p text:style-name="P2">191</text:p>
      <text:p text:style-name="P2">snr:</text:p>
      <text:p text:style-name="P2">11.0</text:p>
      <text:p text:style-name="P2">test iteration:</text:p>
      <text:p text:style-name="P2">192</text:p>
      <text:p text:style-name="P2">snr:</text:p>
      <text:p text:style-name="P2">11.0</text:p>
      <text:p text:style-name="P2">test iteration:</text:p>
      <text:p text:style-name="P2">193</text:p>
      <text:p text:style-name="P2">snr:</text:p>
      <text:p text:style-name="P2">11.0</text:p>
      <text:p text:style-name="P2">test iteration:</text:p>
      <text:p text:style-name="P2">194</text:p>
      <text:p text:style-name="P2">snr:</text:p>
      <text:p text:style-name="P2">11.0</text:p>
      <text:p text:style-name="P2">test iteration:</text:p>
      <text:p text:style-name="P2">195</text:p>
      <text:p text:style-name="P2">snr:</text:p>
      <text:p text:style-name="P2">11.0</text:p>
      <text:p text:style-name="P2">test iteration:</text:p>
      <text:p text:style-name="P2">196</text:p>
      <text:p text:style-name="P2">snr:</text:p>
      <text:p text:style-name="P2">11.0</text:p>
      <text:p text:style-name="P2">test iteration:</text:p>
      <text:p text:style-name="P2">197</text:p>
      <text:p text:style-name="P2">snr:</text:p>
      <text:p text:style-name="P2">11.0</text:p>
      <text:p text:style-name="P2">test iteration:</text:p>
      <text:p text:style-name="P2">198</text:p>
      <text:p text:style-name="P2">snr:</text:p>
      <text:p text:style-name="P2">11.0</text:p>
      <text:p text:style-name="P2">test iteration:</text:p>
      <text:p text:style-name="P2">199</text:p>
      <text:p text:style-name="P2">snr:</text:p>
      <text:p text:style-name="P2">12.0</text:p>
      <text:p text:style-name="P2">test iteration:</text:p>
      <text:p text:style-name="P2">0</text:p>
      <text:p text:style-name="P2">snr:</text:p>
      <text:p text:style-name="P2">12.0</text:p>
      <text:p text:style-name="P2">test iteration:</text:p>
      <text:p text:style-name="P2">1</text:p>
      <text:p text:style-name="P2">snr:</text:p>
      <text:p text:style-name="P2">12.0</text:p>
      <text:p text:style-name="P2">test iteration:</text:p>
      <text:p text:style-name="P2">2</text:p>
      <text:p text:style-name="P2">snr:</text:p>
      <text:p text:style-name="P2">12.0</text:p>
      <text:p text:style-name="P2">test iteration:</text:p>
      <text:p text:style-name="P2">3</text:p>
      <text:p text:style-name="P2">snr:</text:p>
      <text:p text:style-name="P2">12.0</text:p>
      <text:p text:style-name="P2">test iteration:</text:p>
      <text:p text:style-name="P2">4</text:p>
      <text:p text:style-name="P2"><text:soft-page-break/>snr:</text:p>
      <text:p text:style-name="P2">12.0</text:p>
      <text:p text:style-name="P2">test iteration:</text:p>
      <text:p text:style-name="P2">5</text:p>
      <text:p text:style-name="P2">snr:</text:p>
      <text:p text:style-name="P2">12.0</text:p>
      <text:p text:style-name="P2">test iteration:</text:p>
      <text:p text:style-name="P2">6</text:p>
      <text:p text:style-name="P2">snr:</text:p>
      <text:p text:style-name="P2">12.0</text:p>
      <text:p text:style-name="P2">test iteration:</text:p>
      <text:p text:style-name="P2">7</text:p>
      <text:p text:style-name="P2">snr:</text:p>
      <text:p text:style-name="P2">12.0</text:p>
      <text:p text:style-name="P2">test iteration:</text:p>
      <text:p text:style-name="P2">8</text:p>
      <text:p text:style-name="P2">snr:</text:p>
      <text:p text:style-name="P2">12.0</text:p>
      <text:p text:style-name="P2">test iteration:</text:p>
      <text:p text:style-name="P2">9</text:p>
      <text:p text:style-name="P2">snr:</text:p>
      <text:p text:style-name="P2">12.0</text:p>
      <text:p text:style-name="P2">test iteration:</text:p>
      <text:p text:style-name="P2">10</text:p>
      <text:p text:style-name="P2">snr:</text:p>
      <text:p text:style-name="P2">12.0</text:p>
      <text:p text:style-name="P2">test iteration:</text:p>
      <text:p text:style-name="P2">11</text:p>
      <text:p text:style-name="P2">snr:</text:p>
      <text:p text:style-name="P2">12.0</text:p>
      <text:p text:style-name="P2">test iteration:</text:p>
      <text:p text:style-name="P2">12</text:p>
      <text:p text:style-name="P2">snr:</text:p>
      <text:p text:style-name="P2">12.0</text:p>
      <text:p text:style-name="P2">test iteration:</text:p>
      <text:p text:style-name="P2">13</text:p>
      <text:p text:style-name="P2">snr:</text:p>
      <text:p text:style-name="P2">12.0</text:p>
      <text:p text:style-name="P2">test iteration:</text:p>
      <text:p text:style-name="P2">14</text:p>
      <text:p text:style-name="P2">snr:</text:p>
      <text:p text:style-name="P2">12.0</text:p>
      <text:p text:style-name="P2">test iteration:</text:p>
      <text:p text:style-name="P2">15</text:p>
      <text:p text:style-name="P2">snr:</text:p>
      <text:p text:style-name="P2">12.0</text:p>
      <text:p text:style-name="P2">test iteration:</text:p>
      <text:p text:style-name="P2">16</text:p>
      <text:p text:style-name="P2">snr:</text:p>
      <text:p text:style-name="P2">12.0</text:p>
      <text:p text:style-name="P2">test iteration:</text:p>
      <text:p text:style-name="P2">17</text:p>
      <text:p text:style-name="P2">snr:</text:p>
      <text:p text:style-name="P2">12.0</text:p>
      <text:p text:style-name="P2">test iteration:</text:p>
      <text:p text:style-name="P2">18</text:p>
      <text:p text:style-name="P2">snr:</text:p>
      <text:p text:style-name="P2"><text:soft-page-break/>12.0</text:p>
      <text:p text:style-name="P2">test iteration:</text:p>
      <text:p text:style-name="P2">19</text:p>
      <text:p text:style-name="P2">snr:</text:p>
      <text:p text:style-name="P2">12.0</text:p>
      <text:p text:style-name="P2">test iteration:</text:p>
      <text:p text:style-name="P2">20</text:p>
      <text:p text:style-name="P2">snr:</text:p>
      <text:p text:style-name="P2">12.0</text:p>
      <text:p text:style-name="P2">test iteration:</text:p>
      <text:p text:style-name="P2">21</text:p>
      <text:p text:style-name="P2">snr:</text:p>
      <text:p text:style-name="P2">12.0</text:p>
      <text:p text:style-name="P2">test iteration:</text:p>
      <text:p text:style-name="P2">22</text:p>
      <text:p text:style-name="P2">snr:</text:p>
      <text:p text:style-name="P2">12.0</text:p>
      <text:p text:style-name="P2">test iteration:</text:p>
      <text:p text:style-name="P2">23</text:p>
      <text:p text:style-name="P2">snr:</text:p>
      <text:p text:style-name="P2">12.0</text:p>
      <text:p text:style-name="P2">test iteration:</text:p>
      <text:p text:style-name="P2">24</text:p>
      <text:p text:style-name="P2">snr:</text:p>
      <text:p text:style-name="P2">12.0</text:p>
      <text:p text:style-name="P2">test iteration:</text:p>
      <text:p text:style-name="P2">25</text:p>
      <text:p text:style-name="P2">snr:</text:p>
      <text:p text:style-name="P2">12.0</text:p>
      <text:p text:style-name="P2">test iteration:</text:p>
      <text:p text:style-name="P2">26</text:p>
      <text:p text:style-name="P2">snr:</text:p>
      <text:p text:style-name="P2">12.0</text:p>
      <text:p text:style-name="P2">test iteration:</text:p>
      <text:p text:style-name="P2">27</text:p>
      <text:p text:style-name="P2">snr:</text:p>
      <text:p text:style-name="P2">12.0</text:p>
      <text:p text:style-name="P2">test iteration:</text:p>
      <text:p text:style-name="P2">28</text:p>
      <text:p text:style-name="P2">snr:</text:p>
      <text:p text:style-name="P2">12.0</text:p>
      <text:p text:style-name="P2">test iteration:</text:p>
      <text:p text:style-name="P2">29</text:p>
      <text:p text:style-name="P2">snr:</text:p>
      <text:p text:style-name="P2">12.0</text:p>
      <text:p text:style-name="P2">test iteration:</text:p>
      <text:p text:style-name="P2">30</text:p>
      <text:p text:style-name="P2">snr:</text:p>
      <text:p text:style-name="P2">12.0</text:p>
      <text:p text:style-name="P2">test iteration:</text:p>
      <text:p text:style-name="P2">31</text:p>
      <text:p text:style-name="P2">snr:</text:p>
      <text:p text:style-name="P2">12.0</text:p>
      <text:p text:style-name="P2">test iteration:</text:p>
      <text:p text:style-name="P2">32</text:p>
      <text:p text:style-name="P2">snr:</text:p>
      <text:p text:style-name="P2">12.0</text:p>
      <text:p text:style-name="P2"><text:soft-page-break/>test iteration:</text:p>
      <text:p text:style-name="P2">33</text:p>
      <text:p text:style-name="P2">snr:</text:p>
      <text:p text:style-name="P2">12.0</text:p>
      <text:p text:style-name="P2">test iteration:</text:p>
      <text:p text:style-name="P2">34</text:p>
      <text:p text:style-name="P2">snr:</text:p>
      <text:p text:style-name="P2">12.0</text:p>
      <text:p text:style-name="P2">test iteration:</text:p>
      <text:p text:style-name="P2">35</text:p>
      <text:p text:style-name="P2">snr:</text:p>
      <text:p text:style-name="P2">12.0</text:p>
      <text:p text:style-name="P2">test iteration:</text:p>
      <text:p text:style-name="P2">36</text:p>
      <text:p text:style-name="P2">snr:</text:p>
      <text:p text:style-name="P2">12.0</text:p>
      <text:p text:style-name="P2">test iteration:</text:p>
      <text:p text:style-name="P2">37</text:p>
      <text:p text:style-name="P2">snr:</text:p>
      <text:p text:style-name="P2">12.0</text:p>
      <text:p text:style-name="P2">test iteration:</text:p>
      <text:p text:style-name="P2">38</text:p>
      <text:p text:style-name="P2">snr:</text:p>
      <text:p text:style-name="P2">12.0</text:p>
      <text:p text:style-name="P2">test iteration:</text:p>
      <text:p text:style-name="P2">39</text:p>
      <text:p text:style-name="P2">snr:</text:p>
      <text:p text:style-name="P2">12.0</text:p>
      <text:p text:style-name="P2">test iteration:</text:p>
      <text:p text:style-name="P2">40</text:p>
      <text:p text:style-name="P2">snr:</text:p>
      <text:p text:style-name="P2">12.0</text:p>
      <text:p text:style-name="P2">test iteration:</text:p>
      <text:p text:style-name="P2">41</text:p>
      <text:p text:style-name="P2">snr:</text:p>
      <text:p text:style-name="P2">12.0</text:p>
      <text:p text:style-name="P2">test iteration:</text:p>
      <text:p text:style-name="P2">42</text:p>
      <text:p text:style-name="P2">snr:</text:p>
      <text:p text:style-name="P2">12.0</text:p>
      <text:p text:style-name="P2">test iteration:</text:p>
      <text:p text:style-name="P2">43</text:p>
      <text:p text:style-name="P2">snr:</text:p>
      <text:p text:style-name="P2">12.0</text:p>
      <text:p text:style-name="P2">test iteration:</text:p>
      <text:p text:style-name="P2">44</text:p>
      <text:p text:style-name="P2">snr:</text:p>
      <text:p text:style-name="P2">12.0</text:p>
      <text:p text:style-name="P2">test iteration:</text:p>
      <text:p text:style-name="P2">45</text:p>
      <text:p text:style-name="P2">snr:</text:p>
      <text:p text:style-name="P2">12.0</text:p>
      <text:p text:style-name="P2">test iteration:</text:p>
      <text:p text:style-name="P2">46</text:p>
      <text:p text:style-name="P2">snr:</text:p>
      <text:p text:style-name="P2">12.0</text:p>
      <text:p text:style-name="P2">test iteration:</text:p>
      <text:p text:style-name="P2"><text:soft-page-break/>47</text:p>
      <text:p text:style-name="P2">snr:</text:p>
      <text:p text:style-name="P2">12.0</text:p>
      <text:p text:style-name="P2">test iteration:</text:p>
      <text:p text:style-name="P2">48</text:p>
      <text:p text:style-name="P2">snr:</text:p>
      <text:p text:style-name="P2">12.0</text:p>
      <text:p text:style-name="P2">test iteration:</text:p>
      <text:p text:style-name="P2">49</text:p>
      <text:p text:style-name="P2">snr:</text:p>
      <text:p text:style-name="P2">12.0</text:p>
      <text:p text:style-name="P2">test iteration:</text:p>
      <text:p text:style-name="P2">50</text:p>
      <text:p text:style-name="P2">snr:</text:p>
      <text:p text:style-name="P2">12.0</text:p>
      <text:p text:style-name="P2">test iteration:</text:p>
      <text:p text:style-name="P2">51</text:p>
      <text:p text:style-name="P2">snr:</text:p>
      <text:p text:style-name="P2">12.0</text:p>
      <text:p text:style-name="P2">test iteration:</text:p>
      <text:p text:style-name="P2">52</text:p>
      <text:p text:style-name="P2">snr:</text:p>
      <text:p text:style-name="P2">12.0</text:p>
      <text:p text:style-name="P2">test iteration:</text:p>
      <text:p text:style-name="P2">53</text:p>
      <text:p text:style-name="P2">snr:</text:p>
      <text:p text:style-name="P2">12.0</text:p>
      <text:p text:style-name="P2">test iteration:</text:p>
      <text:p text:style-name="P2">54</text:p>
      <text:p text:style-name="P2">snr:</text:p>
      <text:p text:style-name="P2">12.0</text:p>
      <text:p text:style-name="P2">test iteration:</text:p>
      <text:p text:style-name="P2">55</text:p>
      <text:p text:style-name="P2">snr:</text:p>
      <text:p text:style-name="P2">12.0</text:p>
      <text:p text:style-name="P2">test iteration:</text:p>
      <text:p text:style-name="P2">56</text:p>
      <text:p text:style-name="P2">snr:</text:p>
      <text:p text:style-name="P2">12.0</text:p>
      <text:p text:style-name="P2">test iteration:</text:p>
      <text:p text:style-name="P2">57</text:p>
      <text:p text:style-name="P2">snr:</text:p>
      <text:p text:style-name="P2">12.0</text:p>
      <text:p text:style-name="P2">test iteration:</text:p>
      <text:p text:style-name="P2">58</text:p>
      <text:p text:style-name="P2">snr:</text:p>
      <text:p text:style-name="P2">12.0</text:p>
      <text:p text:style-name="P2">test iteration:</text:p>
      <text:p text:style-name="P2">59</text:p>
      <text:p text:style-name="P2">snr:</text:p>
      <text:p text:style-name="P2">12.0</text:p>
      <text:p text:style-name="P2">test iteration:</text:p>
      <text:p text:style-name="P2">60</text:p>
      <text:p text:style-name="P2">snr:</text:p>
      <text:p text:style-name="P2">12.0</text:p>
      <text:p text:style-name="P2">test iteration:</text:p>
      <text:p text:style-name="P2">61</text:p>
      <text:p text:style-name="P2"><text:soft-page-break/>snr:</text:p>
      <text:p text:style-name="P2">12.0</text:p>
      <text:p text:style-name="P2">test iteration:</text:p>
      <text:p text:style-name="P2">62</text:p>
      <text:p text:style-name="P2">snr:</text:p>
      <text:p text:style-name="P2">12.0</text:p>
      <text:p text:style-name="P2">test iteration:</text:p>
      <text:p text:style-name="P2">63</text:p>
      <text:p text:style-name="P2">snr:</text:p>
      <text:p text:style-name="P2">12.0</text:p>
      <text:p text:style-name="P2">test iteration:</text:p>
      <text:p text:style-name="P2">64</text:p>
      <text:p text:style-name="P2">snr:</text:p>
      <text:p text:style-name="P2">12.0</text:p>
      <text:p text:style-name="P2">test iteration:</text:p>
      <text:p text:style-name="P2">65</text:p>
      <text:p text:style-name="P2">snr:</text:p>
      <text:p text:style-name="P2">12.0</text:p>
      <text:p text:style-name="P2">test iteration:</text:p>
      <text:p text:style-name="P2">66</text:p>
      <text:p text:style-name="P2">snr:</text:p>
      <text:p text:style-name="P2">12.0</text:p>
      <text:p text:style-name="P2">test iteration:</text:p>
      <text:p text:style-name="P2">67</text:p>
      <text:p text:style-name="P2">snr:</text:p>
      <text:p text:style-name="P2">12.0</text:p>
      <text:p text:style-name="P2">test iteration:</text:p>
      <text:p text:style-name="P2">68</text:p>
      <text:p text:style-name="P2">snr:</text:p>
      <text:p text:style-name="P2">12.0</text:p>
      <text:p text:style-name="P2">test iteration:</text:p>
      <text:p text:style-name="P2">69</text:p>
      <text:p text:style-name="P2">snr:</text:p>
      <text:p text:style-name="P2">12.0</text:p>
      <text:p text:style-name="P2">test iteration:</text:p>
      <text:p text:style-name="P2">70</text:p>
      <text:p text:style-name="P2">snr:</text:p>
      <text:p text:style-name="P2">12.0</text:p>
      <text:p text:style-name="P2">test iteration:</text:p>
      <text:p text:style-name="P2">71</text:p>
      <text:p text:style-name="P2">snr:</text:p>
      <text:p text:style-name="P2">12.0</text:p>
      <text:p text:style-name="P2">test iteration:</text:p>
      <text:p text:style-name="P2">72</text:p>
      <text:p text:style-name="P2">snr:</text:p>
      <text:p text:style-name="P2">12.0</text:p>
      <text:p text:style-name="P2">test iteration:</text:p>
      <text:p text:style-name="P2">73</text:p>
      <text:p text:style-name="P2">snr:</text:p>
      <text:p text:style-name="P2">12.0</text:p>
      <text:p text:style-name="P2">test iteration:</text:p>
      <text:p text:style-name="P2">74</text:p>
      <text:p text:style-name="P2">snr:</text:p>
      <text:p text:style-name="P2">12.0</text:p>
      <text:p text:style-name="P2">test iteration:</text:p>
      <text:p text:style-name="P2">75</text:p>
      <text:p text:style-name="P2">snr:</text:p>
      <text:p text:style-name="P2"><text:soft-page-break/>12.0</text:p>
      <text:p text:style-name="P2">test iteration:</text:p>
      <text:p text:style-name="P2">76</text:p>
      <text:p text:style-name="P2">snr:</text:p>
      <text:p text:style-name="P2">12.0</text:p>
      <text:p text:style-name="P2">test iteration:</text:p>
      <text:p text:style-name="P2">77</text:p>
      <text:p text:style-name="P2">snr:</text:p>
      <text:p text:style-name="P2">12.0</text:p>
      <text:p text:style-name="P2">test iteration:</text:p>
      <text:p text:style-name="P2">78</text:p>
      <text:p text:style-name="P2">snr:</text:p>
      <text:p text:style-name="P2">12.0</text:p>
      <text:p text:style-name="P2">test iteration:</text:p>
      <text:p text:style-name="P2">79</text:p>
      <text:p text:style-name="P2">snr:</text:p>
      <text:p text:style-name="P2">12.0</text:p>
      <text:p text:style-name="P2">test iteration:</text:p>
      <text:p text:style-name="P2">80</text:p>
      <text:p text:style-name="P2">snr:</text:p>
      <text:p text:style-name="P2">12.0</text:p>
      <text:p text:style-name="P2">test iteration:</text:p>
      <text:p text:style-name="P2">81</text:p>
      <text:p text:style-name="P2">snr:</text:p>
      <text:p text:style-name="P2">12.0</text:p>
      <text:p text:style-name="P2">test iteration:</text:p>
      <text:p text:style-name="P2">82</text:p>
      <text:p text:style-name="P2">snr:</text:p>
      <text:p text:style-name="P2">12.0</text:p>
      <text:p text:style-name="P2">test iteration:</text:p>
      <text:p text:style-name="P2">83</text:p>
      <text:p text:style-name="P2">snr:</text:p>
      <text:p text:style-name="P2">12.0</text:p>
      <text:p text:style-name="P2">test iteration:</text:p>
      <text:p text:style-name="P2">84</text:p>
      <text:p text:style-name="P2">snr:</text:p>
      <text:p text:style-name="P2">12.0</text:p>
      <text:p text:style-name="P2">test iteration:</text:p>
      <text:p text:style-name="P2">85</text:p>
      <text:p text:style-name="P2">snr:</text:p>
      <text:p text:style-name="P2">12.0</text:p>
      <text:p text:style-name="P2">test iteration:</text:p>
      <text:p text:style-name="P2">86</text:p>
      <text:p text:style-name="P2">snr:</text:p>
      <text:p text:style-name="P2">12.0</text:p>
      <text:p text:style-name="P2">test iteration:</text:p>
      <text:p text:style-name="P2">87</text:p>
      <text:p text:style-name="P2">snr:</text:p>
      <text:p text:style-name="P2">12.0</text:p>
      <text:p text:style-name="P2">test iteration:</text:p>
      <text:p text:style-name="P2">88</text:p>
      <text:p text:style-name="P2">snr:</text:p>
      <text:p text:style-name="P2">12.0</text:p>
      <text:p text:style-name="P2">test iteration:</text:p>
      <text:p text:style-name="P2">89</text:p>
      <text:p text:style-name="P2">snr:</text:p>
      <text:p text:style-name="P2">12.0</text:p>
      <text:p text:style-name="P2"><text:soft-page-break/>test iteration:</text:p>
      <text:p text:style-name="P2">90</text:p>
      <text:p text:style-name="P2">snr:</text:p>
      <text:p text:style-name="P2">12.0</text:p>
      <text:p text:style-name="P2">test iteration:</text:p>
      <text:p text:style-name="P2">91</text:p>
      <text:p text:style-name="P2">snr:</text:p>
      <text:p text:style-name="P2">12.0</text:p>
      <text:p text:style-name="P2">test iteration:</text:p>
      <text:p text:style-name="P2">92</text:p>
      <text:p text:style-name="P2">snr:</text:p>
      <text:p text:style-name="P2">12.0</text:p>
      <text:p text:style-name="P2">test iteration:</text:p>
      <text:p text:style-name="P2">93</text:p>
      <text:p text:style-name="P2">snr:</text:p>
      <text:p text:style-name="P2">12.0</text:p>
      <text:p text:style-name="P2">test iteration:</text:p>
      <text:p text:style-name="P2">94</text:p>
      <text:p text:style-name="P2">snr:</text:p>
      <text:p text:style-name="P2">12.0</text:p>
      <text:p text:style-name="P2">test iteration:</text:p>
      <text:p text:style-name="P2">95</text:p>
      <text:p text:style-name="P2">snr:</text:p>
      <text:p text:style-name="P2">12.0</text:p>
      <text:p text:style-name="P2">test iteration:</text:p>
      <text:p text:style-name="P2">96</text:p>
      <text:p text:style-name="P2">snr:</text:p>
      <text:p text:style-name="P2">12.0</text:p>
      <text:p text:style-name="P2">test iteration:</text:p>
      <text:p text:style-name="P2">97</text:p>
      <text:p text:style-name="P2">snr:</text:p>
      <text:p text:style-name="P2">12.0</text:p>
      <text:p text:style-name="P2">test iteration:</text:p>
      <text:p text:style-name="P2">98</text:p>
      <text:p text:style-name="P2">snr:</text:p>
      <text:p text:style-name="P2">12.0</text:p>
      <text:p text:style-name="P2">test iteration:</text:p>
      <text:p text:style-name="P2">99</text:p>
      <text:p text:style-name="P2">snr:</text:p>
      <text:p text:style-name="P2">12.0</text:p>
      <text:p text:style-name="P2">test iteration:</text:p>
      <text:p text:style-name="P2">100</text:p>
      <text:p text:style-name="P2">snr:</text:p>
      <text:p text:style-name="P2">12.0</text:p>
      <text:p text:style-name="P2">test iteration:</text:p>
      <text:p text:style-name="P2">101</text:p>
      <text:p text:style-name="P2">snr:</text:p>
      <text:p text:style-name="P2">12.0</text:p>
      <text:p text:style-name="P2">test iteration:</text:p>
      <text:p text:style-name="P2">102</text:p>
      <text:p text:style-name="P2">snr:</text:p>
      <text:p text:style-name="P2">12.0</text:p>
      <text:p text:style-name="P2">test iteration:</text:p>
      <text:p text:style-name="P2">103</text:p>
      <text:p text:style-name="P2">snr:</text:p>
      <text:p text:style-name="P2">12.0</text:p>
      <text:p text:style-name="P2">test iteration:</text:p>
      <text:p text:style-name="P2"><text:soft-page-break/>104</text:p>
      <text:p text:style-name="P2">snr:</text:p>
      <text:p text:style-name="P2">12.0</text:p>
      <text:p text:style-name="P2">test iteration:</text:p>
      <text:p text:style-name="P2">105</text:p>
      <text:p text:style-name="P2">snr:</text:p>
      <text:p text:style-name="P2">12.0</text:p>
      <text:p text:style-name="P2">test iteration:</text:p>
      <text:p text:style-name="P2">106</text:p>
      <text:p text:style-name="P2">snr:</text:p>
      <text:p text:style-name="P2">12.0</text:p>
      <text:p text:style-name="P2">test iteration:</text:p>
      <text:p text:style-name="P2">107</text:p>
      <text:p text:style-name="P2">snr:</text:p>
      <text:p text:style-name="P2">12.0</text:p>
      <text:p text:style-name="P2">test iteration:</text:p>
      <text:p text:style-name="P2">108</text:p>
      <text:p text:style-name="P2">snr:</text:p>
      <text:p text:style-name="P2">12.0</text:p>
      <text:p text:style-name="P2">test iteration:</text:p>
      <text:p text:style-name="P2">109</text:p>
      <text:p text:style-name="P2">snr:</text:p>
      <text:p text:style-name="P2">12.0</text:p>
      <text:p text:style-name="P2">test iteration:</text:p>
      <text:p text:style-name="P2">110</text:p>
      <text:p text:style-name="P2">snr:</text:p>
      <text:p text:style-name="P2">12.0</text:p>
      <text:p text:style-name="P2">test iteration:</text:p>
      <text:p text:style-name="P2">111</text:p>
      <text:p text:style-name="P2">snr:</text:p>
      <text:p text:style-name="P2">12.0</text:p>
      <text:p text:style-name="P2">test iteration:</text:p>
      <text:p text:style-name="P2">112</text:p>
      <text:p text:style-name="P2">snr:</text:p>
      <text:p text:style-name="P2">12.0</text:p>
      <text:p text:style-name="P2">test iteration:</text:p>
      <text:p text:style-name="P2">113</text:p>
      <text:p text:style-name="P2">snr:</text:p>
      <text:p text:style-name="P2">12.0</text:p>
      <text:p text:style-name="P2">test iteration:</text:p>
      <text:p text:style-name="P2">114</text:p>
      <text:p text:style-name="P2">snr:</text:p>
      <text:p text:style-name="P2">12.0</text:p>
      <text:p text:style-name="P2">test iteration:</text:p>
      <text:p text:style-name="P2">115</text:p>
      <text:p text:style-name="P2">snr:</text:p>
      <text:p text:style-name="P2">12.0</text:p>
      <text:p text:style-name="P2">test iteration:</text:p>
      <text:p text:style-name="P2">116</text:p>
      <text:p text:style-name="P2">snr:</text:p>
      <text:p text:style-name="P2">12.0</text:p>
      <text:p text:style-name="P2">test iteration:</text:p>
      <text:p text:style-name="P2">117</text:p>
      <text:p text:style-name="P2">snr:</text:p>
      <text:p text:style-name="P2">12.0</text:p>
      <text:p text:style-name="P2">test iteration:</text:p>
      <text:p text:style-name="P2">118</text:p>
      <text:p text:style-name="P2"><text:soft-page-break/>snr:</text:p>
      <text:p text:style-name="P2">12.0</text:p>
      <text:p text:style-name="P2">test iteration:</text:p>
      <text:p text:style-name="P2">119</text:p>
      <text:p text:style-name="P2">snr:</text:p>
      <text:p text:style-name="P2">12.0</text:p>
      <text:p text:style-name="P2">test iteration:</text:p>
      <text:p text:style-name="P2">120</text:p>
      <text:p text:style-name="P2">snr:</text:p>
      <text:p text:style-name="P2">12.0</text:p>
      <text:p text:style-name="P2">test iteration:</text:p>
      <text:p text:style-name="P2">121</text:p>
      <text:p text:style-name="P2">snr:</text:p>
      <text:p text:style-name="P2">12.0</text:p>
      <text:p text:style-name="P2">test iteration:</text:p>
      <text:p text:style-name="P2">122</text:p>
      <text:p text:style-name="P2">snr:</text:p>
      <text:p text:style-name="P2">12.0</text:p>
      <text:p text:style-name="P2">test iteration:</text:p>
      <text:p text:style-name="P2">123</text:p>
      <text:p text:style-name="P2">snr:</text:p>
      <text:p text:style-name="P2">12.0</text:p>
      <text:p text:style-name="P2">test iteration:</text:p>
      <text:p text:style-name="P2">124</text:p>
      <text:p text:style-name="P2">snr:</text:p>
      <text:p text:style-name="P2">12.0</text:p>
      <text:p text:style-name="P2">test iteration:</text:p>
      <text:p text:style-name="P2">125</text:p>
      <text:p text:style-name="P2">snr:</text:p>
      <text:p text:style-name="P2">12.0</text:p>
      <text:p text:style-name="P2">test iteration:</text:p>
      <text:p text:style-name="P2">126</text:p>
      <text:p text:style-name="P2">snr:</text:p>
      <text:p text:style-name="P2">12.0</text:p>
      <text:p text:style-name="P2">test iteration:</text:p>
      <text:p text:style-name="P2">127</text:p>
      <text:p text:style-name="P2">snr:</text:p>
      <text:p text:style-name="P2">12.0</text:p>
      <text:p text:style-name="P2">test iteration:</text:p>
      <text:p text:style-name="P2">128</text:p>
      <text:p text:style-name="P2">snr:</text:p>
      <text:p text:style-name="P2">12.0</text:p>
      <text:p text:style-name="P2">test iteration:</text:p>
      <text:p text:style-name="P2">129</text:p>
      <text:p text:style-name="P2">snr:</text:p>
      <text:p text:style-name="P2">12.0</text:p>
      <text:p text:style-name="P2">test iteration:</text:p>
      <text:p text:style-name="P2">130</text:p>
      <text:p text:style-name="P2">snr:</text:p>
      <text:p text:style-name="P2">12.0</text:p>
      <text:p text:style-name="P2">test iteration:</text:p>
      <text:p text:style-name="P2">131</text:p>
      <text:p text:style-name="P2">snr:</text:p>
      <text:p text:style-name="P2">12.0</text:p>
      <text:p text:style-name="P2">test iteration:</text:p>
      <text:p text:style-name="P2">132</text:p>
      <text:p text:style-name="P2">snr:</text:p>
      <text:p text:style-name="P2"><text:soft-page-break/>12.0</text:p>
      <text:p text:style-name="P2">test iteration:</text:p>
      <text:p text:style-name="P2">133</text:p>
      <text:p text:style-name="P2">snr:</text:p>
      <text:p text:style-name="P2">12.0</text:p>
      <text:p text:style-name="P2">test iteration:</text:p>
      <text:p text:style-name="P2">134</text:p>
      <text:p text:style-name="P2">snr:</text:p>
      <text:p text:style-name="P2">12.0</text:p>
      <text:p text:style-name="P2">test iteration:</text:p>
      <text:p text:style-name="P2">135</text:p>
      <text:p text:style-name="P2">snr:</text:p>
      <text:p text:style-name="P2">12.0</text:p>
      <text:p text:style-name="P2">test iteration:</text:p>
      <text:p text:style-name="P2">136</text:p>
      <text:p text:style-name="P2">snr:</text:p>
      <text:p text:style-name="P2">12.0</text:p>
      <text:p text:style-name="P2">test iteration:</text:p>
      <text:p text:style-name="P2">137</text:p>
      <text:p text:style-name="P2">snr:</text:p>
      <text:p text:style-name="P2">12.0</text:p>
      <text:p text:style-name="P2">test iteration:</text:p>
      <text:p text:style-name="P2">138</text:p>
      <text:p text:style-name="P2">snr:</text:p>
      <text:p text:style-name="P2">12.0</text:p>
      <text:p text:style-name="P2">test iteration:</text:p>
      <text:p text:style-name="P2">139</text:p>
      <text:p text:style-name="P2">snr:</text:p>
      <text:p text:style-name="P2">12.0</text:p>
      <text:p text:style-name="P2">test iteration:</text:p>
      <text:p text:style-name="P2">140</text:p>
      <text:p text:style-name="P2">snr:</text:p>
      <text:p text:style-name="P2">12.0</text:p>
      <text:p text:style-name="P2">test iteration:</text:p>
      <text:p text:style-name="P2">141</text:p>
      <text:p text:style-name="P2">snr:</text:p>
      <text:p text:style-name="P2">12.0</text:p>
      <text:p text:style-name="P2">test iteration:</text:p>
      <text:p text:style-name="P2">142</text:p>
      <text:p text:style-name="P2">snr:</text:p>
      <text:p text:style-name="P2">12.0</text:p>
      <text:p text:style-name="P2">test iteration:</text:p>
      <text:p text:style-name="P2">143</text:p>
      <text:p text:style-name="P2">snr:</text:p>
      <text:p text:style-name="P2">12.0</text:p>
      <text:p text:style-name="P2">test iteration:</text:p>
      <text:p text:style-name="P2">144</text:p>
      <text:p text:style-name="P2">snr:</text:p>
      <text:p text:style-name="P2">12.0</text:p>
      <text:p text:style-name="P2">test iteration:</text:p>
      <text:p text:style-name="P2">145</text:p>
      <text:p text:style-name="P2">snr:</text:p>
      <text:p text:style-name="P2">12.0</text:p>
      <text:p text:style-name="P2">test iteration:</text:p>
      <text:p text:style-name="P2">146</text:p>
      <text:p text:style-name="P2">snr:</text:p>
      <text:p text:style-name="P2">12.0</text:p>
      <text:p text:style-name="P2"><text:soft-page-break/>test iteration:</text:p>
      <text:p text:style-name="P2">147</text:p>
      <text:p text:style-name="P2">snr:</text:p>
      <text:p text:style-name="P2">12.0</text:p>
      <text:p text:style-name="P2">test iteration:</text:p>
      <text:p text:style-name="P2">148</text:p>
      <text:p text:style-name="P2">snr:</text:p>
      <text:p text:style-name="P2">12.0</text:p>
      <text:p text:style-name="P2">test iteration:</text:p>
      <text:p text:style-name="P2">149</text:p>
      <text:p text:style-name="P2">snr:</text:p>
      <text:p text:style-name="P2">12.0</text:p>
      <text:p text:style-name="P2">test iteration:</text:p>
      <text:p text:style-name="P2">150</text:p>
      <text:p text:style-name="P2">snr:</text:p>
      <text:p text:style-name="P2">12.0</text:p>
      <text:p text:style-name="P2">test iteration:</text:p>
      <text:p text:style-name="P2">151</text:p>
      <text:p text:style-name="P2">snr:</text:p>
      <text:p text:style-name="P2">12.0</text:p>
      <text:p text:style-name="P2">test iteration:</text:p>
      <text:p text:style-name="P2">152</text:p>
      <text:p text:style-name="P2">snr:</text:p>
      <text:p text:style-name="P2">12.0</text:p>
      <text:p text:style-name="P2">test iteration:</text:p>
      <text:p text:style-name="P2">153</text:p>
      <text:p text:style-name="P2">snr:</text:p>
      <text:p text:style-name="P2">12.0</text:p>
      <text:p text:style-name="P2">test iteration:</text:p>
      <text:p text:style-name="P2">154</text:p>
      <text:p text:style-name="P2">snr:</text:p>
      <text:p text:style-name="P2">12.0</text:p>
      <text:p text:style-name="P2">test iteration:</text:p>
      <text:p text:style-name="P2">155</text:p>
      <text:p text:style-name="P2">snr:</text:p>
      <text:p text:style-name="P2">12.0</text:p>
      <text:p text:style-name="P2">test iteration:</text:p>
      <text:p text:style-name="P2">156</text:p>
      <text:p text:style-name="P2">snr:</text:p>
      <text:p text:style-name="P2">12.0</text:p>
      <text:p text:style-name="P2">test iteration:</text:p>
      <text:p text:style-name="P2">157</text:p>
      <text:p text:style-name="P2">snr:</text:p>
      <text:p text:style-name="P2">12.0</text:p>
      <text:p text:style-name="P2">test iteration:</text:p>
      <text:p text:style-name="P2">158</text:p>
      <text:p text:style-name="P2">snr:</text:p>
      <text:p text:style-name="P2">12.0</text:p>
      <text:p text:style-name="P2">test iteration:</text:p>
      <text:p text:style-name="P2">159</text:p>
      <text:p text:style-name="P2">snr:</text:p>
      <text:p text:style-name="P2">12.0</text:p>
      <text:p text:style-name="P2">test iteration:</text:p>
      <text:p text:style-name="P2">160</text:p>
      <text:p text:style-name="P2">snr:</text:p>
      <text:p text:style-name="P2">12.0</text:p>
      <text:p text:style-name="P2">test iteration:</text:p>
      <text:p text:style-name="P2"><text:soft-page-break/>161</text:p>
      <text:p text:style-name="P2">snr:</text:p>
      <text:p text:style-name="P2">12.0</text:p>
      <text:p text:style-name="P2">test iteration:</text:p>
      <text:p text:style-name="P2">162</text:p>
      <text:p text:style-name="P2">snr:</text:p>
      <text:p text:style-name="P2">12.0</text:p>
      <text:p text:style-name="P2">test iteration:</text:p>
      <text:p text:style-name="P2">163</text:p>
      <text:p text:style-name="P2">snr:</text:p>
      <text:p text:style-name="P2">12.0</text:p>
      <text:p text:style-name="P2">test iteration:</text:p>
      <text:p text:style-name="P2">164</text:p>
      <text:p text:style-name="P2">snr:</text:p>
      <text:p text:style-name="P2">12.0</text:p>
      <text:p text:style-name="P2">test iteration:</text:p>
      <text:p text:style-name="P2">165</text:p>
      <text:p text:style-name="P2">snr:</text:p>
      <text:p text:style-name="P2">12.0</text:p>
      <text:p text:style-name="P2">test iteration:</text:p>
      <text:p text:style-name="P2">166</text:p>
      <text:p text:style-name="P2">snr:</text:p>
      <text:p text:style-name="P2">12.0</text:p>
      <text:p text:style-name="P2">test iteration:</text:p>
      <text:p text:style-name="P2">167</text:p>
      <text:p text:style-name="P2">snr:</text:p>
      <text:p text:style-name="P2">12.0</text:p>
      <text:p text:style-name="P2">test iteration:</text:p>
      <text:p text:style-name="P2">168</text:p>
      <text:p text:style-name="P2">snr:</text:p>
      <text:p text:style-name="P2">12.0</text:p>
      <text:p text:style-name="P2">test iteration:</text:p>
      <text:p text:style-name="P2">169</text:p>
      <text:p text:style-name="P2">snr:</text:p>
      <text:p text:style-name="P2">12.0</text:p>
      <text:p text:style-name="P2">test iteration:</text:p>
      <text:p text:style-name="P2">170</text:p>
      <text:p text:style-name="P2">snr:</text:p>
      <text:p text:style-name="P2">12.0</text:p>
      <text:p text:style-name="P2">test iteration:</text:p>
      <text:p text:style-name="P2">171</text:p>
      <text:p text:style-name="P2">snr:</text:p>
      <text:p text:style-name="P2">12.0</text:p>
      <text:p text:style-name="P2">test iteration:</text:p>
      <text:p text:style-name="P2">172</text:p>
      <text:p text:style-name="P2">snr:</text:p>
      <text:p text:style-name="P2">12.0</text:p>
      <text:p text:style-name="P2">test iteration:</text:p>
      <text:p text:style-name="P2">173</text:p>
      <text:p text:style-name="P2">snr:</text:p>
      <text:p text:style-name="P2">12.0</text:p>
      <text:p text:style-name="P2">test iteration:</text:p>
      <text:p text:style-name="P2">174</text:p>
      <text:p text:style-name="P2">snr:</text:p>
      <text:p text:style-name="P2">12.0</text:p>
      <text:p text:style-name="P2">test iteration:</text:p>
      <text:p text:style-name="P2">175</text:p>
      <text:p text:style-name="P2"><text:soft-page-break/>snr:</text:p>
      <text:p text:style-name="P2">12.0</text:p>
      <text:p text:style-name="P2">test iteration:</text:p>
      <text:p text:style-name="P2">176</text:p>
      <text:p text:style-name="P2">snr:</text:p>
      <text:p text:style-name="P2">12.0</text:p>
      <text:p text:style-name="P2">test iteration:</text:p>
      <text:p text:style-name="P2">177</text:p>
      <text:p text:style-name="P2">snr:</text:p>
      <text:p text:style-name="P2">12.0</text:p>
      <text:p text:style-name="P2">test iteration:</text:p>
      <text:p text:style-name="P2">178</text:p>
      <text:p text:style-name="P2">snr:</text:p>
      <text:p text:style-name="P2">12.0</text:p>
      <text:p text:style-name="P2">test iteration:</text:p>
      <text:p text:style-name="P2">179</text:p>
      <text:p text:style-name="P2">snr:</text:p>
      <text:p text:style-name="P2">12.0</text:p>
      <text:p text:style-name="P2">test iteration:</text:p>
      <text:p text:style-name="P2">180</text:p>
      <text:p text:style-name="P2">snr:</text:p>
      <text:p text:style-name="P2">12.0</text:p>
      <text:p text:style-name="P2">test iteration:</text:p>
      <text:p text:style-name="P2">181</text:p>
      <text:p text:style-name="P2">snr:</text:p>
      <text:p text:style-name="P2">12.0</text:p>
      <text:p text:style-name="P2">test iteration:</text:p>
      <text:p text:style-name="P2">182</text:p>
      <text:p text:style-name="P2">snr:</text:p>
      <text:p text:style-name="P2">12.0</text:p>
      <text:p text:style-name="P2">test iteration:</text:p>
      <text:p text:style-name="P2">183</text:p>
      <text:p text:style-name="P2">snr:</text:p>
      <text:p text:style-name="P2">12.0</text:p>
      <text:p text:style-name="P2">test iteration:</text:p>
      <text:p text:style-name="P2">184</text:p>
      <text:p text:style-name="P2">snr:</text:p>
      <text:p text:style-name="P2">12.0</text:p>
      <text:p text:style-name="P2">test iteration:</text:p>
      <text:p text:style-name="P2">185</text:p>
      <text:p text:style-name="P2">snr:</text:p>
      <text:p text:style-name="P2">12.0</text:p>
      <text:p text:style-name="P2">test iteration:</text:p>
      <text:p text:style-name="P2">186</text:p>
      <text:p text:style-name="P2">snr:</text:p>
      <text:p text:style-name="P2">12.0</text:p>
      <text:p text:style-name="P2">test iteration:</text:p>
      <text:p text:style-name="P2">187</text:p>
      <text:p text:style-name="P2">snr:</text:p>
      <text:p text:style-name="P2">12.0</text:p>
      <text:p text:style-name="P2">test iteration:</text:p>
      <text:p text:style-name="P2">188</text:p>
      <text:p text:style-name="P2">snr:</text:p>
      <text:p text:style-name="P2">12.0</text:p>
      <text:p text:style-name="P2">test iteration:</text:p>
      <text:p text:style-name="P2">189</text:p>
      <text:p text:style-name="P2">snr:</text:p>
      <text:p text:style-name="P2"><text:soft-page-break/>12.0</text:p>
      <text:p text:style-name="P2">test iteration:</text:p>
      <text:p text:style-name="P2">190</text:p>
      <text:p text:style-name="P2">snr:</text:p>
      <text:p text:style-name="P2">12.0</text:p>
      <text:p text:style-name="P2">test iteration:</text:p>
      <text:p text:style-name="P2">191</text:p>
      <text:p text:style-name="P2">snr:</text:p>
      <text:p text:style-name="P2">12.0</text:p>
      <text:p text:style-name="P2">test iteration:</text:p>
      <text:p text:style-name="P2">192</text:p>
      <text:p text:style-name="P2">snr:</text:p>
      <text:p text:style-name="P2">12.0</text:p>
      <text:p text:style-name="P2">test iteration:</text:p>
      <text:p text:style-name="P2">193</text:p>
      <text:p text:style-name="P2">snr:</text:p>
      <text:p text:style-name="P2">12.0</text:p>
      <text:p text:style-name="P2">test iteration:</text:p>
      <text:p text:style-name="P2">194</text:p>
      <text:p text:style-name="P2">snr:</text:p>
      <text:p text:style-name="P2">12.0</text:p>
      <text:p text:style-name="P2">test iteration:</text:p>
      <text:p text:style-name="P2">195</text:p>
      <text:p text:style-name="P2">snr:</text:p>
      <text:p text:style-name="P2">12.0</text:p>
      <text:p text:style-name="P2">test iteration:</text:p>
      <text:p text:style-name="P2">196</text:p>
      <text:p text:style-name="P2">snr:</text:p>
      <text:p text:style-name="P2">12.0</text:p>
      <text:p text:style-name="P2">test iteration:</text:p>
      <text:p text:style-name="P2">197</text:p>
      <text:p text:style-name="P2">snr:</text:p>
      <text:p text:style-name="P2">12.0</text:p>
      <text:p text:style-name="P2">test iteration:</text:p>
      <text:p text:style-name="P2">198</text:p>
      <text:p text:style-name="P2">snr:</text:p>
      <text:p text:style-name="P2">12.0</text:p>
      <text:p text:style-name="P2">test iteration:</text:p>
      <text:p text:style-name="P2">199</text:p>
      <text:p text:style-name="P2">snr:</text:p>
      <text:p text:style-name="P2">13.0</text:p>
      <text:p text:style-name="P2">test iteration:</text:p>
      <text:p text:style-name="P2">0</text:p>
      <text:p text:style-name="P2">snr:</text:p>
      <text:p text:style-name="P2">13.0</text:p>
      <text:p text:style-name="P2">test iteration:</text:p>
      <text:p text:style-name="P2">1</text:p>
      <text:p text:style-name="P2">snr:</text:p>
      <text:p text:style-name="P2">13.0</text:p>
      <text:p text:style-name="P2">test iteration:</text:p>
      <text:p text:style-name="P2">2</text:p>
      <text:p text:style-name="P2">snr:</text:p>
      <text:p text:style-name="P2">13.0</text:p>
      <text:p text:style-name="P2">test iteration:</text:p>
      <text:p text:style-name="P2">3</text:p>
      <text:p text:style-name="P2">snr:</text:p>
      <text:p text:style-name="P2">13.0</text:p>
      <text:p text:style-name="P2"><text:soft-page-break/>test iteration:</text:p>
      <text:p text:style-name="P2">4</text:p>
      <text:p text:style-name="P2">snr:</text:p>
      <text:p text:style-name="P2">13.0</text:p>
      <text:p text:style-name="P2">test iteration:</text:p>
      <text:p text:style-name="P2">5</text:p>
      <text:p text:style-name="P2">snr:</text:p>
      <text:p text:style-name="P2">13.0</text:p>
      <text:p text:style-name="P2">test iteration:</text:p>
      <text:p text:style-name="P2">6</text:p>
      <text:p text:style-name="P2">snr:</text:p>
      <text:p text:style-name="P2">13.0</text:p>
      <text:p text:style-name="P2">test iteration:</text:p>
      <text:p text:style-name="P2">7</text:p>
      <text:p text:style-name="P2">snr:</text:p>
      <text:p text:style-name="P2">13.0</text:p>
      <text:p text:style-name="P2">test iteration:</text:p>
      <text:p text:style-name="P2">8</text:p>
      <text:p text:style-name="P2">snr:</text:p>
      <text:p text:style-name="P2">13.0</text:p>
      <text:p text:style-name="P2">test iteration:</text:p>
      <text:p text:style-name="P2">9</text:p>
      <text:p text:style-name="P2">snr:</text:p>
      <text:p text:style-name="P2">13.0</text:p>
      <text:p text:style-name="P2">test iteration:</text:p>
      <text:p text:style-name="P2">10</text:p>
      <text:p text:style-name="P2">snr:</text:p>
      <text:p text:style-name="P2">13.0</text:p>
      <text:p text:style-name="P2">test iteration:</text:p>
      <text:p text:style-name="P2">11</text:p>
      <text:p text:style-name="P2">snr:</text:p>
      <text:p text:style-name="P2">13.0</text:p>
      <text:p text:style-name="P2">test iteration:</text:p>
      <text:p text:style-name="P2">12</text:p>
      <text:p text:style-name="P2">snr:</text:p>
      <text:p text:style-name="P2">13.0</text:p>
      <text:p text:style-name="P2">test iteration:</text:p>
      <text:p text:style-name="P2">13</text:p>
      <text:p text:style-name="P2">snr:</text:p>
      <text:p text:style-name="P2">13.0</text:p>
      <text:p text:style-name="P2">test iteration:</text:p>
      <text:p text:style-name="P2">14</text:p>
      <text:p text:style-name="P2">snr:</text:p>
      <text:p text:style-name="P2">13.0</text:p>
      <text:p text:style-name="P2">test iteration:</text:p>
      <text:p text:style-name="P2">15</text:p>
      <text:p text:style-name="P2">snr:</text:p>
      <text:p text:style-name="P2">13.0</text:p>
      <text:p text:style-name="P2">test iteration:</text:p>
      <text:p text:style-name="P2">16</text:p>
      <text:p text:style-name="P2">snr:</text:p>
      <text:p text:style-name="P2">13.0</text:p>
      <text:p text:style-name="P2">test iteration:</text:p>
      <text:p text:style-name="P2">17</text:p>
      <text:p text:style-name="P2">snr:</text:p>
      <text:p text:style-name="P2">13.0</text:p>
      <text:p text:style-name="P2">test iteration:</text:p>
      <text:p text:style-name="P2"><text:soft-page-break/>18</text:p>
      <text:p text:style-name="P2">snr:</text:p>
      <text:p text:style-name="P2">13.0</text:p>
      <text:p text:style-name="P2">test iteration:</text:p>
      <text:p text:style-name="P2">19</text:p>
      <text:p text:style-name="P2">snr:</text:p>
      <text:p text:style-name="P2">13.0</text:p>
      <text:p text:style-name="P2">test iteration:</text:p>
      <text:p text:style-name="P2">20</text:p>
      <text:p text:style-name="P2">snr:</text:p>
      <text:p text:style-name="P2">13.0</text:p>
      <text:p text:style-name="P2">test iteration:</text:p>
      <text:p text:style-name="P2">21</text:p>
      <text:p text:style-name="P2">snr:</text:p>
      <text:p text:style-name="P2">13.0</text:p>
      <text:p text:style-name="P2">test iteration:</text:p>
      <text:p text:style-name="P2">22</text:p>
      <text:p text:style-name="P2">snr:</text:p>
      <text:p text:style-name="P2">13.0</text:p>
      <text:p text:style-name="P2">test iteration:</text:p>
      <text:p text:style-name="P2">23</text:p>
      <text:p text:style-name="P2">snr:</text:p>
      <text:p text:style-name="P2">13.0</text:p>
      <text:p text:style-name="P2">test iteration:</text:p>
      <text:p text:style-name="P2">24</text:p>
      <text:p text:style-name="P2">snr:</text:p>
      <text:p text:style-name="P2">13.0</text:p>
      <text:p text:style-name="P2">test iteration:</text:p>
      <text:p text:style-name="P2">25</text:p>
      <text:p text:style-name="P2">snr:</text:p>
      <text:p text:style-name="P2">13.0</text:p>
      <text:p text:style-name="P2">test iteration:</text:p>
      <text:p text:style-name="P2">26</text:p>
      <text:p text:style-name="P2">snr:</text:p>
      <text:p text:style-name="P2">13.0</text:p>
      <text:p text:style-name="P2">test iteration:</text:p>
      <text:p text:style-name="P2">27</text:p>
      <text:p text:style-name="P2">snr:</text:p>
      <text:p text:style-name="P2">13.0</text:p>
      <text:p text:style-name="P2">test iteration:</text:p>
      <text:p text:style-name="P2">28</text:p>
      <text:p text:style-name="P2">snr:</text:p>
      <text:p text:style-name="P2">13.0</text:p>
      <text:p text:style-name="P2">test iteration:</text:p>
      <text:p text:style-name="P2">29</text:p>
      <text:p text:style-name="P2">snr:</text:p>
      <text:p text:style-name="P2">13.0</text:p>
      <text:p text:style-name="P2">test iteration:</text:p>
      <text:p text:style-name="P2">30</text:p>
      <text:p text:style-name="P2">snr:</text:p>
      <text:p text:style-name="P2">13.0</text:p>
      <text:p text:style-name="P2">test iteration:</text:p>
      <text:p text:style-name="P2">31</text:p>
      <text:p text:style-name="P2">snr:</text:p>
      <text:p text:style-name="P2">13.0</text:p>
      <text:p text:style-name="P2">test iteration:</text:p>
      <text:p text:style-name="P2">32</text:p>
      <text:p text:style-name="P2"><text:soft-page-break/>snr:</text:p>
      <text:p text:style-name="P2">13.0</text:p>
      <text:p text:style-name="P2">test iteration:</text:p>
      <text:p text:style-name="P2">33</text:p>
      <text:p text:style-name="P2">snr:</text:p>
      <text:p text:style-name="P2">13.0</text:p>
      <text:p text:style-name="P2">test iteration:</text:p>
      <text:p text:style-name="P2">34</text:p>
      <text:p text:style-name="P2">snr:</text:p>
      <text:p text:style-name="P2">13.0</text:p>
      <text:p text:style-name="P2">test iteration:</text:p>
      <text:p text:style-name="P2">35</text:p>
      <text:p text:style-name="P2">snr:</text:p>
      <text:p text:style-name="P2">13.0</text:p>
      <text:p text:style-name="P2">test iteration:</text:p>
      <text:p text:style-name="P2">36</text:p>
      <text:p text:style-name="P2">snr:</text:p>
      <text:p text:style-name="P2">13.0</text:p>
      <text:p text:style-name="P2">test iteration:</text:p>
      <text:p text:style-name="P2">37</text:p>
      <text:p text:style-name="P2">snr:</text:p>
      <text:p text:style-name="P2">13.0</text:p>
      <text:p text:style-name="P2">test iteration:</text:p>
      <text:p text:style-name="P2">38</text:p>
      <text:p text:style-name="P2">snr:</text:p>
      <text:p text:style-name="P2">13.0</text:p>
      <text:p text:style-name="P2">test iteration:</text:p>
      <text:p text:style-name="P2">39</text:p>
      <text:p text:style-name="P2">snr:</text:p>
      <text:p text:style-name="P2">13.0</text:p>
      <text:p text:style-name="P2">test iteration:</text:p>
      <text:p text:style-name="P2">40</text:p>
      <text:p text:style-name="P2">snr:</text:p>
      <text:p text:style-name="P2">13.0</text:p>
      <text:p text:style-name="P2">test iteration:</text:p>
      <text:p text:style-name="P2">41</text:p>
      <text:p text:style-name="P2">snr:</text:p>
      <text:p text:style-name="P2">13.0</text:p>
      <text:p text:style-name="P2">test iteration:</text:p>
      <text:p text:style-name="P2">42</text:p>
      <text:p text:style-name="P2">snr:</text:p>
      <text:p text:style-name="P2">13.0</text:p>
      <text:p text:style-name="P2">test iteration:</text:p>
      <text:p text:style-name="P2">43</text:p>
      <text:p text:style-name="P2">snr:</text:p>
      <text:p text:style-name="P2">13.0</text:p>
      <text:p text:style-name="P2">test iteration:</text:p>
      <text:p text:style-name="P2">44</text:p>
      <text:p text:style-name="P2">snr:</text:p>
      <text:p text:style-name="P2">13.0</text:p>
      <text:p text:style-name="P2">test iteration:</text:p>
      <text:p text:style-name="P2">45</text:p>
      <text:p text:style-name="P2">snr:</text:p>
      <text:p text:style-name="P2">13.0</text:p>
      <text:p text:style-name="P2">test iteration:</text:p>
      <text:p text:style-name="P2">46</text:p>
      <text:p text:style-name="P2">snr:</text:p>
      <text:p text:style-name="P2"><text:soft-page-break/>13.0</text:p>
      <text:p text:style-name="P2">test iteration:</text:p>
      <text:p text:style-name="P2">47</text:p>
      <text:p text:style-name="P2">snr:</text:p>
      <text:p text:style-name="P2">13.0</text:p>
      <text:p text:style-name="P2">test iteration:</text:p>
      <text:p text:style-name="P2">48</text:p>
      <text:p text:style-name="P2">snr:</text:p>
      <text:p text:style-name="P2">13.0</text:p>
      <text:p text:style-name="P2">test iteration:</text:p>
      <text:p text:style-name="P2">49</text:p>
      <text:p text:style-name="P2">snr:</text:p>
      <text:p text:style-name="P2">13.0</text:p>
      <text:p text:style-name="P2">test iteration:</text:p>
      <text:p text:style-name="P2">50</text:p>
      <text:p text:style-name="P2">snr:</text:p>
      <text:p text:style-name="P2">13.0</text:p>
      <text:p text:style-name="P2">test iteration:</text:p>
      <text:p text:style-name="P2">51</text:p>
      <text:p text:style-name="P2">snr:</text:p>
      <text:p text:style-name="P2">13.0</text:p>
      <text:p text:style-name="P2">test iteration:</text:p>
      <text:p text:style-name="P2">52</text:p>
      <text:p text:style-name="P2">snr:</text:p>
      <text:p text:style-name="P2">13.0</text:p>
      <text:p text:style-name="P2">test iteration:</text:p>
      <text:p text:style-name="P2">53</text:p>
      <text:p text:style-name="P2">snr:</text:p>
      <text:p text:style-name="P2">13.0</text:p>
      <text:p text:style-name="P2">test iteration:</text:p>
      <text:p text:style-name="P2">54</text:p>
      <text:p text:style-name="P2">snr:</text:p>
      <text:p text:style-name="P2">13.0</text:p>
      <text:p text:style-name="P2">test iteration:</text:p>
      <text:p text:style-name="P2">55</text:p>
      <text:p text:style-name="P2">snr:</text:p>
      <text:p text:style-name="P2">13.0</text:p>
      <text:p text:style-name="P2">test iteration:</text:p>
      <text:p text:style-name="P2">56</text:p>
      <text:p text:style-name="P2">snr:</text:p>
      <text:p text:style-name="P2">13.0</text:p>
      <text:p text:style-name="P2">test iteration:</text:p>
      <text:p text:style-name="P2">57</text:p>
      <text:p text:style-name="P2">snr:</text:p>
      <text:p text:style-name="P2">13.0</text:p>
      <text:p text:style-name="P2">test iteration:</text:p>
      <text:p text:style-name="P2">58</text:p>
      <text:p text:style-name="P2">snr:</text:p>
      <text:p text:style-name="P2">13.0</text:p>
      <text:p text:style-name="P2">test iteration:</text:p>
      <text:p text:style-name="P2">59</text:p>
      <text:p text:style-name="P2">snr:</text:p>
      <text:p text:style-name="P2">13.0</text:p>
      <text:p text:style-name="P2">test iteration:</text:p>
      <text:p text:style-name="P2">60</text:p>
      <text:p text:style-name="P2">snr:</text:p>
      <text:p text:style-name="P2">13.0</text:p>
      <text:p text:style-name="P2"><text:soft-page-break/>test iteration:</text:p>
      <text:p text:style-name="P2">61</text:p>
      <text:p text:style-name="P2">snr:</text:p>
      <text:p text:style-name="P2">13.0</text:p>
      <text:p text:style-name="P2">test iteration:</text:p>
      <text:p text:style-name="P2">62</text:p>
      <text:p text:style-name="P2">snr:</text:p>
      <text:p text:style-name="P2">13.0</text:p>
      <text:p text:style-name="P2">test iteration:</text:p>
      <text:p text:style-name="P2">63</text:p>
      <text:p text:style-name="P2">snr:</text:p>
      <text:p text:style-name="P2">13.0</text:p>
      <text:p text:style-name="P2">test iteration:</text:p>
      <text:p text:style-name="P2">64</text:p>
      <text:p text:style-name="P2">snr:</text:p>
      <text:p text:style-name="P2">13.0</text:p>
      <text:p text:style-name="P2">test iteration:</text:p>
      <text:p text:style-name="P2">65</text:p>
      <text:p text:style-name="P2">snr:</text:p>
      <text:p text:style-name="P2">13.0</text:p>
      <text:p text:style-name="P2">test iteration:</text:p>
      <text:p text:style-name="P2">66</text:p>
      <text:p text:style-name="P2">snr:</text:p>
      <text:p text:style-name="P2">13.0</text:p>
      <text:p text:style-name="P2">test iteration:</text:p>
      <text:p text:style-name="P2">67</text:p>
      <text:p text:style-name="P2">snr:</text:p>
      <text:p text:style-name="P2">13.0</text:p>
      <text:p text:style-name="P2">test iteration:</text:p>
      <text:p text:style-name="P2">68</text:p>
      <text:p text:style-name="P2">snr:</text:p>
      <text:p text:style-name="P2">13.0</text:p>
      <text:p text:style-name="P2">test iteration:</text:p>
      <text:p text:style-name="P2">69</text:p>
      <text:p text:style-name="P2">snr:</text:p>
      <text:p text:style-name="P2">13.0</text:p>
      <text:p text:style-name="P2">test iteration:</text:p>
      <text:p text:style-name="P2">70</text:p>
      <text:p text:style-name="P2">snr:</text:p>
      <text:p text:style-name="P2">13.0</text:p>
      <text:p text:style-name="P2">test iteration:</text:p>
      <text:p text:style-name="P2">71</text:p>
      <text:p text:style-name="P2">snr:</text:p>
      <text:p text:style-name="P2">13.0</text:p>
      <text:p text:style-name="P2">test iteration:</text:p>
      <text:p text:style-name="P2">72</text:p>
      <text:p text:style-name="P2">snr:</text:p>
      <text:p text:style-name="P2">13.0</text:p>
      <text:p text:style-name="P2">test iteration:</text:p>
      <text:p text:style-name="P2">73</text:p>
      <text:p text:style-name="P2">snr:</text:p>
      <text:p text:style-name="P2">13.0</text:p>
      <text:p text:style-name="P2">test iteration:</text:p>
      <text:p text:style-name="P2">74</text:p>
      <text:p text:style-name="P2">snr:</text:p>
      <text:p text:style-name="P2">13.0</text:p>
      <text:p text:style-name="P2">test iteration:</text:p>
      <text:p text:style-name="P2"><text:soft-page-break/>75</text:p>
      <text:p text:style-name="P2">snr:</text:p>
      <text:p text:style-name="P2">13.0</text:p>
      <text:p text:style-name="P2">test iteration:</text:p>
      <text:p text:style-name="P2">76</text:p>
      <text:p text:style-name="P2">snr:</text:p>
      <text:p text:style-name="P2">13.0</text:p>
      <text:p text:style-name="P2">test iteration:</text:p>
      <text:p text:style-name="P2">77</text:p>
      <text:p text:style-name="P2">snr:</text:p>
      <text:p text:style-name="P2">13.0</text:p>
      <text:p text:style-name="P2">test iteration:</text:p>
      <text:p text:style-name="P2">78</text:p>
      <text:p text:style-name="P2">snr:</text:p>
      <text:p text:style-name="P2">13.0</text:p>
      <text:p text:style-name="P2">test iteration:</text:p>
      <text:p text:style-name="P2">79</text:p>
      <text:p text:style-name="P2">snr:</text:p>
      <text:p text:style-name="P2">13.0</text:p>
      <text:p text:style-name="P2">test iteration:</text:p>
      <text:p text:style-name="P2">80</text:p>
      <text:p text:style-name="P2">snr:</text:p>
      <text:p text:style-name="P2">13.0</text:p>
      <text:p text:style-name="P2">test iteration:</text:p>
      <text:p text:style-name="P2">81</text:p>
      <text:p text:style-name="P2">snr:</text:p>
      <text:p text:style-name="P2">13.0</text:p>
      <text:p text:style-name="P2">test iteration:</text:p>
      <text:p text:style-name="P2">82</text:p>
      <text:p text:style-name="P2">snr:</text:p>
      <text:p text:style-name="P2">13.0</text:p>
      <text:p text:style-name="P2">test iteration:</text:p>
      <text:p text:style-name="P2">83</text:p>
      <text:p text:style-name="P2">snr:</text:p>
      <text:p text:style-name="P2">13.0</text:p>
      <text:p text:style-name="P2">test iteration:</text:p>
      <text:p text:style-name="P2">84</text:p>
      <text:p text:style-name="P2">snr:</text:p>
      <text:p text:style-name="P2">13.0</text:p>
      <text:p text:style-name="P2">test iteration:</text:p>
      <text:p text:style-name="P2">85</text:p>
      <text:p text:style-name="P2">snr:</text:p>
      <text:p text:style-name="P2">13.0</text:p>
      <text:p text:style-name="P2">test iteration:</text:p>
      <text:p text:style-name="P2">86</text:p>
      <text:p text:style-name="P2">snr:</text:p>
      <text:p text:style-name="P2">13.0</text:p>
      <text:p text:style-name="P2">test iteration:</text:p>
      <text:p text:style-name="P2">87</text:p>
      <text:p text:style-name="P2">snr:</text:p>
      <text:p text:style-name="P2">13.0</text:p>
      <text:p text:style-name="P2">test iteration:</text:p>
      <text:p text:style-name="P2">88</text:p>
      <text:p text:style-name="P2">snr:</text:p>
      <text:p text:style-name="P2">13.0</text:p>
      <text:p text:style-name="P2">test iteration:</text:p>
      <text:p text:style-name="P2">89</text:p>
      <text:p text:style-name="P2"><text:soft-page-break/>snr:</text:p>
      <text:p text:style-name="P2">13.0</text:p>
      <text:p text:style-name="P2">test iteration:</text:p>
      <text:p text:style-name="P2">90</text:p>
      <text:p text:style-name="P2">snr:</text:p>
      <text:p text:style-name="P2">13.0</text:p>
      <text:p text:style-name="P2">test iteration:</text:p>
      <text:p text:style-name="P2">91</text:p>
      <text:p text:style-name="P2">snr:</text:p>
      <text:p text:style-name="P2">13.0</text:p>
      <text:p text:style-name="P2">test iteration:</text:p>
      <text:p text:style-name="P2">92</text:p>
      <text:p text:style-name="P2">snr:</text:p>
      <text:p text:style-name="P2">13.0</text:p>
      <text:p text:style-name="P2">test iteration:</text:p>
      <text:p text:style-name="P2">93</text:p>
      <text:p text:style-name="P2">snr:</text:p>
      <text:p text:style-name="P2">13.0</text:p>
      <text:p text:style-name="P2">test iteration:</text:p>
      <text:p text:style-name="P2">94</text:p>
      <text:p text:style-name="P2">snr:</text:p>
      <text:p text:style-name="P2">13.0</text:p>
      <text:p text:style-name="P2">test iteration:</text:p>
      <text:p text:style-name="P2">95</text:p>
      <text:p text:style-name="P2">snr:</text:p>
      <text:p text:style-name="P2">13.0</text:p>
      <text:p text:style-name="P2">test iteration:</text:p>
      <text:p text:style-name="P2">96</text:p>
      <text:p text:style-name="P2">snr:</text:p>
      <text:p text:style-name="P2">13.0</text:p>
      <text:p text:style-name="P2">test iteration:</text:p>
      <text:p text:style-name="P2">97</text:p>
      <text:p text:style-name="P2">snr:</text:p>
      <text:p text:style-name="P2">13.0</text:p>
      <text:p text:style-name="P2">test iteration:</text:p>
      <text:p text:style-name="P2">98</text:p>
      <text:p text:style-name="P2">snr:</text:p>
      <text:p text:style-name="P2">13.0</text:p>
      <text:p text:style-name="P2">test iteration:</text:p>
      <text:p text:style-name="P2">99</text:p>
      <text:p text:style-name="P2">snr:</text:p>
      <text:p text:style-name="P2">13.0</text:p>
      <text:p text:style-name="P2">test iteration:</text:p>
      <text:p text:style-name="P2">100</text:p>
      <text:p text:style-name="P2">snr:</text:p>
      <text:p text:style-name="P2">13.0</text:p>
      <text:p text:style-name="P2">test iteration:</text:p>
      <text:p text:style-name="P2">101</text:p>
      <text:p text:style-name="P2">snr:</text:p>
      <text:p text:style-name="P2">13.0</text:p>
      <text:p text:style-name="P2">test iteration:</text:p>
      <text:p text:style-name="P2">102</text:p>
      <text:p text:style-name="P2">snr:</text:p>
      <text:p text:style-name="P2">13.0</text:p>
      <text:p text:style-name="P2">test iteration:</text:p>
      <text:p text:style-name="P2">103</text:p>
      <text:p text:style-name="P2">snr:</text:p>
      <text:p text:style-name="P2"><text:soft-page-break/>13.0</text:p>
      <text:p text:style-name="P2">test iteration:</text:p>
      <text:p text:style-name="P2">104</text:p>
      <text:p text:style-name="P2">snr:</text:p>
      <text:p text:style-name="P2">13.0</text:p>
      <text:p text:style-name="P2">test iteration:</text:p>
      <text:p text:style-name="P2">105</text:p>
      <text:p text:style-name="P2">snr:</text:p>
      <text:p text:style-name="P2">13.0</text:p>
      <text:p text:style-name="P2">test iteration:</text:p>
      <text:p text:style-name="P2">106</text:p>
      <text:p text:style-name="P2">snr:</text:p>
      <text:p text:style-name="P2">13.0</text:p>
      <text:p text:style-name="P2">test iteration:</text:p>
      <text:p text:style-name="P2">107</text:p>
      <text:p text:style-name="P2">snr:</text:p>
      <text:p text:style-name="P2">13.0</text:p>
      <text:p text:style-name="P2">test iteration:</text:p>
      <text:p text:style-name="P2">108</text:p>
      <text:p text:style-name="P2">snr:</text:p>
      <text:p text:style-name="P2">13.0</text:p>
      <text:p text:style-name="P2">test iteration:</text:p>
      <text:p text:style-name="P2">109</text:p>
      <text:p text:style-name="P2">snr:</text:p>
      <text:p text:style-name="P2">13.0</text:p>
      <text:p text:style-name="P2">test iteration:</text:p>
      <text:p text:style-name="P2">110</text:p>
      <text:p text:style-name="P2">snr:</text:p>
      <text:p text:style-name="P2">13.0</text:p>
      <text:p text:style-name="P2">test iteration:</text:p>
      <text:p text:style-name="P2">111</text:p>
      <text:p text:style-name="P2">snr:</text:p>
      <text:p text:style-name="P2">13.0</text:p>
      <text:p text:style-name="P2">test iteration:</text:p>
      <text:p text:style-name="P2">112</text:p>
      <text:p text:style-name="P2">snr:</text:p>
      <text:p text:style-name="P2">13.0</text:p>
      <text:p text:style-name="P2">test iteration:</text:p>
      <text:p text:style-name="P2">113</text:p>
      <text:p text:style-name="P2">snr:</text:p>
      <text:p text:style-name="P2">13.0</text:p>
      <text:p text:style-name="P2">test iteration:</text:p>
      <text:p text:style-name="P2">114</text:p>
      <text:p text:style-name="P2">snr:</text:p>
      <text:p text:style-name="P2">13.0</text:p>
      <text:p text:style-name="P2">test iteration:</text:p>
      <text:p text:style-name="P2">115</text:p>
      <text:p text:style-name="P2">snr:</text:p>
      <text:p text:style-name="P2">13.0</text:p>
      <text:p text:style-name="P2">test iteration:</text:p>
      <text:p text:style-name="P2">116</text:p>
      <text:p text:style-name="P2">snr:</text:p>
      <text:p text:style-name="P2">13.0</text:p>
      <text:p text:style-name="P2">test iteration:</text:p>
      <text:p text:style-name="P2">117</text:p>
      <text:p text:style-name="P2">snr:</text:p>
      <text:p text:style-name="P2">13.0</text:p>
      <text:p text:style-name="P2"><text:soft-page-break/>test iteration:</text:p>
      <text:p text:style-name="P2">118</text:p>
      <text:p text:style-name="P2">snr:</text:p>
      <text:p text:style-name="P2">13.0</text:p>
      <text:p text:style-name="P2">test iteration:</text:p>
      <text:p text:style-name="P2">119</text:p>
      <text:p text:style-name="P2">snr:</text:p>
      <text:p text:style-name="P2">13.0</text:p>
      <text:p text:style-name="P2">test iteration:</text:p>
      <text:p text:style-name="P2">120</text:p>
      <text:p text:style-name="P2">snr:</text:p>
      <text:p text:style-name="P2">13.0</text:p>
      <text:p text:style-name="P2">test iteration:</text:p>
      <text:p text:style-name="P2">121</text:p>
      <text:p text:style-name="P2">snr:</text:p>
      <text:p text:style-name="P2">13.0</text:p>
      <text:p text:style-name="P2">test iteration:</text:p>
      <text:p text:style-name="P2">122</text:p>
      <text:p text:style-name="P2">snr:</text:p>
      <text:p text:style-name="P2">13.0</text:p>
      <text:p text:style-name="P2">test iteration:</text:p>
      <text:p text:style-name="P2">123</text:p>
      <text:p text:style-name="P2">snr:</text:p>
      <text:p text:style-name="P2">13.0</text:p>
      <text:p text:style-name="P2">test iteration:</text:p>
      <text:p text:style-name="P2">124</text:p>
      <text:p text:style-name="P2">snr:</text:p>
      <text:p text:style-name="P2">13.0</text:p>
      <text:p text:style-name="P2">test iteration:</text:p>
      <text:p text:style-name="P2">125</text:p>
      <text:p text:style-name="P2">snr:</text:p>
      <text:p text:style-name="P2">13.0</text:p>
      <text:p text:style-name="P2">test iteration:</text:p>
      <text:p text:style-name="P2">126</text:p>
      <text:p text:style-name="P2">snr:</text:p>
      <text:p text:style-name="P2">13.0</text:p>
      <text:p text:style-name="P2">test iteration:</text:p>
      <text:p text:style-name="P2">127</text:p>
      <text:p text:style-name="P2">snr:</text:p>
      <text:p text:style-name="P2">13.0</text:p>
      <text:p text:style-name="P2">test iteration:</text:p>
      <text:p text:style-name="P2">128</text:p>
      <text:p text:style-name="P2">snr:</text:p>
      <text:p text:style-name="P2">13.0</text:p>
      <text:p text:style-name="P2">test iteration:</text:p>
      <text:p text:style-name="P2">129</text:p>
      <text:p text:style-name="P2">snr:</text:p>
      <text:p text:style-name="P2">13.0</text:p>
      <text:p text:style-name="P2">test iteration:</text:p>
      <text:p text:style-name="P2">130</text:p>
      <text:p text:style-name="P2">snr:</text:p>
      <text:p text:style-name="P2">13.0</text:p>
      <text:p text:style-name="P2">test iteration:</text:p>
      <text:p text:style-name="P2">131</text:p>
      <text:p text:style-name="P2">snr:</text:p>
      <text:p text:style-name="P2">13.0</text:p>
      <text:p text:style-name="P2">test iteration:</text:p>
      <text:p text:style-name="P2"><text:soft-page-break/>132</text:p>
      <text:p text:style-name="P2">snr:</text:p>
      <text:p text:style-name="P2">13.0</text:p>
      <text:p text:style-name="P2">test iteration:</text:p>
      <text:p text:style-name="P2">133</text:p>
      <text:p text:style-name="P2">snr:</text:p>
      <text:p text:style-name="P2">13.0</text:p>
      <text:p text:style-name="P2">test iteration:</text:p>
      <text:p text:style-name="P2">134</text:p>
      <text:p text:style-name="P2">snr:</text:p>
      <text:p text:style-name="P2">13.0</text:p>
      <text:p text:style-name="P2">test iteration:</text:p>
      <text:p text:style-name="P2">135</text:p>
      <text:p text:style-name="P2">snr:</text:p>
      <text:p text:style-name="P2">13.0</text:p>
      <text:p text:style-name="P2">test iteration:</text:p>
      <text:p text:style-name="P2">136</text:p>
      <text:p text:style-name="P2">snr:</text:p>
      <text:p text:style-name="P2">13.0</text:p>
      <text:p text:style-name="P2">test iteration:</text:p>
      <text:p text:style-name="P2">137</text:p>
      <text:p text:style-name="P2">snr:</text:p>
      <text:p text:style-name="P2">13.0</text:p>
      <text:p text:style-name="P2">test iteration:</text:p>
      <text:p text:style-name="P2">138</text:p>
      <text:p text:style-name="P2">snr:</text:p>
      <text:p text:style-name="P2">13.0</text:p>
      <text:p text:style-name="P2">test iteration:</text:p>
      <text:p text:style-name="P2">139</text:p>
      <text:p text:style-name="P2">snr:</text:p>
      <text:p text:style-name="P2">13.0</text:p>
      <text:p text:style-name="P2">test iteration:</text:p>
      <text:p text:style-name="P2">140</text:p>
      <text:p text:style-name="P2">snr:</text:p>
      <text:p text:style-name="P2">13.0</text:p>
      <text:p text:style-name="P2">test iteration:</text:p>
      <text:p text:style-name="P2">141</text:p>
      <text:p text:style-name="P2">snr:</text:p>
      <text:p text:style-name="P2">13.0</text:p>
      <text:p text:style-name="P2">test iteration:</text:p>
      <text:p text:style-name="P2">142</text:p>
      <text:p text:style-name="P2">snr:</text:p>
      <text:p text:style-name="P2">13.0</text:p>
      <text:p text:style-name="P2">test iteration:</text:p>
      <text:p text:style-name="P2">143</text:p>
      <text:p text:style-name="P2">snr:</text:p>
      <text:p text:style-name="P2">13.0</text:p>
      <text:p text:style-name="P2">test iteration:</text:p>
      <text:p text:style-name="P2">144</text:p>
      <text:p text:style-name="P2">snr:</text:p>
      <text:p text:style-name="P2">13.0</text:p>
      <text:p text:style-name="P2">test iteration:</text:p>
      <text:p text:style-name="P2">145</text:p>
      <text:p text:style-name="P2">snr:</text:p>
      <text:p text:style-name="P2">13.0</text:p>
      <text:p text:style-name="P2">test iteration:</text:p>
      <text:p text:style-name="P2">146</text:p>
      <text:p text:style-name="P2"><text:soft-page-break/>snr:</text:p>
      <text:p text:style-name="P2">13.0</text:p>
      <text:p text:style-name="P2">test iteration:</text:p>
      <text:p text:style-name="P2">147</text:p>
      <text:p text:style-name="P2">snr:</text:p>
      <text:p text:style-name="P2">13.0</text:p>
      <text:p text:style-name="P2">test iteration:</text:p>
      <text:p text:style-name="P2">148</text:p>
      <text:p text:style-name="P2">snr:</text:p>
      <text:p text:style-name="P2">13.0</text:p>
      <text:p text:style-name="P2">test iteration:</text:p>
      <text:p text:style-name="P2">149</text:p>
      <text:p text:style-name="P2">snr:</text:p>
      <text:p text:style-name="P2">13.0</text:p>
      <text:p text:style-name="P2">test iteration:</text:p>
      <text:p text:style-name="P2">150</text:p>
      <text:p text:style-name="P2">snr:</text:p>
      <text:p text:style-name="P2">13.0</text:p>
      <text:p text:style-name="P2">test iteration:</text:p>
      <text:p text:style-name="P2">151</text:p>
      <text:p text:style-name="P2">snr:</text:p>
      <text:p text:style-name="P2">13.0</text:p>
      <text:p text:style-name="P2">test iteration:</text:p>
      <text:p text:style-name="P2">152</text:p>
      <text:p text:style-name="P2">snr:</text:p>
      <text:p text:style-name="P2">13.0</text:p>
      <text:p text:style-name="P2">test iteration:</text:p>
      <text:p text:style-name="P2">153</text:p>
      <text:p text:style-name="P2">snr:</text:p>
      <text:p text:style-name="P2">13.0</text:p>
      <text:p text:style-name="P2">test iteration:</text:p>
      <text:p text:style-name="P2">154</text:p>
      <text:p text:style-name="P2">snr:</text:p>
      <text:p text:style-name="P2">13.0</text:p>
      <text:p text:style-name="P2">test iteration:</text:p>
      <text:p text:style-name="P2">155</text:p>
      <text:p text:style-name="P2">snr:</text:p>
      <text:p text:style-name="P2">13.0</text:p>
      <text:p text:style-name="P2">test iteration:</text:p>
      <text:p text:style-name="P2">156</text:p>
      <text:p text:style-name="P2">snr:</text:p>
      <text:p text:style-name="P2">13.0</text:p>
      <text:p text:style-name="P2">test iteration:</text:p>
      <text:p text:style-name="P2">157</text:p>
      <text:p text:style-name="P2">snr:</text:p>
      <text:p text:style-name="P2">13.0</text:p>
      <text:p text:style-name="P2">test iteration:</text:p>
      <text:p text:style-name="P2">158</text:p>
      <text:p text:style-name="P2">snr:</text:p>
      <text:p text:style-name="P2">13.0</text:p>
      <text:p text:style-name="P2">test iteration:</text:p>
      <text:p text:style-name="P2">159</text:p>
      <text:p text:style-name="P2">snr:</text:p>
      <text:p text:style-name="P2">13.0</text:p>
      <text:p text:style-name="P2">test iteration:</text:p>
      <text:p text:style-name="P2">160</text:p>
      <text:p text:style-name="P2">snr:</text:p>
      <text:p text:style-name="P2"><text:soft-page-break/>13.0</text:p>
      <text:p text:style-name="P2">test iteration:</text:p>
      <text:p text:style-name="P2">161</text:p>
      <text:p text:style-name="P2">snr:</text:p>
      <text:p text:style-name="P2">13.0</text:p>
      <text:p text:style-name="P2">test iteration:</text:p>
      <text:p text:style-name="P2">162</text:p>
      <text:p text:style-name="P2">snr:</text:p>
      <text:p text:style-name="P2">13.0</text:p>
      <text:p text:style-name="P2">test iteration:</text:p>
      <text:p text:style-name="P2">163</text:p>
      <text:p text:style-name="P2">snr:</text:p>
      <text:p text:style-name="P2">13.0</text:p>
      <text:p text:style-name="P2">test iteration:</text:p>
      <text:p text:style-name="P2">164</text:p>
      <text:p text:style-name="P2">snr:</text:p>
      <text:p text:style-name="P2">13.0</text:p>
      <text:p text:style-name="P2">test iteration:</text:p>
      <text:p text:style-name="P2">165</text:p>
      <text:p text:style-name="P2">snr:</text:p>
      <text:p text:style-name="P2">13.0</text:p>
      <text:p text:style-name="P2">test iteration:</text:p>
      <text:p text:style-name="P2">166</text:p>
      <text:p text:style-name="P2">snr:</text:p>
      <text:p text:style-name="P2">13.0</text:p>
      <text:p text:style-name="P2">test iteration:</text:p>
      <text:p text:style-name="P2">167</text:p>
      <text:p text:style-name="P2">snr:</text:p>
      <text:p text:style-name="P2">13.0</text:p>
      <text:p text:style-name="P2">test iteration:</text:p>
      <text:p text:style-name="P2">168</text:p>
      <text:p text:style-name="P2">snr:</text:p>
      <text:p text:style-name="P2">13.0</text:p>
      <text:p text:style-name="P2">test iteration:</text:p>
      <text:p text:style-name="P2">169</text:p>
      <text:p text:style-name="P2">snr:</text:p>
      <text:p text:style-name="P2">13.0</text:p>
      <text:p text:style-name="P2">test iteration:</text:p>
      <text:p text:style-name="P2">170</text:p>
      <text:p text:style-name="P2">snr:</text:p>
      <text:p text:style-name="P2">13.0</text:p>
      <text:p text:style-name="P2">test iteration:</text:p>
      <text:p text:style-name="P2">171</text:p>
      <text:p text:style-name="P2">snr:</text:p>
      <text:p text:style-name="P2">13.0</text:p>
      <text:p text:style-name="P2">test iteration:</text:p>
      <text:p text:style-name="P2">172</text:p>
      <text:p text:style-name="P2">snr:</text:p>
      <text:p text:style-name="P2">13.0</text:p>
      <text:p text:style-name="P2">test iteration:</text:p>
      <text:p text:style-name="P2">173</text:p>
      <text:p text:style-name="P2">snr:</text:p>
      <text:p text:style-name="P2">13.0</text:p>
      <text:p text:style-name="P2">test iteration:</text:p>
      <text:p text:style-name="P2">174</text:p>
      <text:p text:style-name="P2">snr:</text:p>
      <text:p text:style-name="P2">13.0</text:p>
      <text:p text:style-name="P2"><text:soft-page-break/>test iteration:</text:p>
      <text:p text:style-name="P2">175</text:p>
      <text:p text:style-name="P2">snr:</text:p>
      <text:p text:style-name="P2">13.0</text:p>
      <text:p text:style-name="P2">test iteration:</text:p>
      <text:p text:style-name="P2">176</text:p>
      <text:p text:style-name="P2">snr:</text:p>
      <text:p text:style-name="P2">13.0</text:p>
      <text:p text:style-name="P2">test iteration:</text:p>
      <text:p text:style-name="P2">177</text:p>
      <text:p text:style-name="P2">snr:</text:p>
      <text:p text:style-name="P2">13.0</text:p>
      <text:p text:style-name="P2">test iteration:</text:p>
      <text:p text:style-name="P2">178</text:p>
      <text:p text:style-name="P2">snr:</text:p>
      <text:p text:style-name="P2">13.0</text:p>
      <text:p text:style-name="P2">test iteration:</text:p>
      <text:p text:style-name="P2">179</text:p>
      <text:p text:style-name="P2">snr:</text:p>
      <text:p text:style-name="P2">13.0</text:p>
      <text:p text:style-name="P2">test iteration:</text:p>
      <text:p text:style-name="P2">180</text:p>
      <text:p text:style-name="P2">snr:</text:p>
      <text:p text:style-name="P2">13.0</text:p>
      <text:p text:style-name="P2">test iteration:</text:p>
      <text:p text:style-name="P2">181</text:p>
      <text:p text:style-name="P2">snr:</text:p>
      <text:p text:style-name="P2">13.0</text:p>
      <text:p text:style-name="P2">test iteration:</text:p>
      <text:p text:style-name="P2">182</text:p>
      <text:p text:style-name="P2">snr:</text:p>
      <text:p text:style-name="P2">13.0</text:p>
      <text:p text:style-name="P2">test iteration:</text:p>
      <text:p text:style-name="P2">183</text:p>
      <text:p text:style-name="P2">snr:</text:p>
      <text:p text:style-name="P2">13.0</text:p>
      <text:p text:style-name="P2">test iteration:</text:p>
      <text:p text:style-name="P2">184</text:p>
      <text:p text:style-name="P2">snr:</text:p>
      <text:p text:style-name="P2">13.0</text:p>
      <text:p text:style-name="P2">test iteration:</text:p>
      <text:p text:style-name="P2">185</text:p>
      <text:p text:style-name="P2">snr:</text:p>
      <text:p text:style-name="P2">13.0</text:p>
      <text:p text:style-name="P2">test iteration:</text:p>
      <text:p text:style-name="P2">186</text:p>
      <text:p text:style-name="P2">snr:</text:p>
      <text:p text:style-name="P2">13.0</text:p>
      <text:p text:style-name="P2">test iteration:</text:p>
      <text:p text:style-name="P2">187</text:p>
      <text:p text:style-name="P2">snr:</text:p>
      <text:p text:style-name="P2">13.0</text:p>
      <text:p text:style-name="P2">test iteration:</text:p>
      <text:p text:style-name="P2">188</text:p>
      <text:p text:style-name="P2">snr:</text:p>
      <text:p text:style-name="P2">13.0</text:p>
      <text:p text:style-name="P2">test iteration:</text:p>
      <text:p text:style-name="P2"><text:soft-page-break/>189</text:p>
      <text:p text:style-name="P2">snr:</text:p>
      <text:p text:style-name="P2">13.0</text:p>
      <text:p text:style-name="P2">test iteration:</text:p>
      <text:p text:style-name="P2">190</text:p>
      <text:p text:style-name="P2">snr:</text:p>
      <text:p text:style-name="P2">13.0</text:p>
      <text:p text:style-name="P2">test iteration:</text:p>
      <text:p text:style-name="P2">191</text:p>
      <text:p text:style-name="P2">snr:</text:p>
      <text:p text:style-name="P2">13.0</text:p>
      <text:p text:style-name="P2">test iteration:</text:p>
      <text:p text:style-name="P2">192</text:p>
      <text:p text:style-name="P2">snr:</text:p>
      <text:p text:style-name="P2">13.0</text:p>
      <text:p text:style-name="P2">test iteration:</text:p>
      <text:p text:style-name="P2">193</text:p>
      <text:p text:style-name="P2">snr:</text:p>
      <text:p text:style-name="P2">13.0</text:p>
      <text:p text:style-name="P2">test iteration:</text:p>
      <text:p text:style-name="P2">194</text:p>
      <text:p text:style-name="P2">snr:</text:p>
      <text:p text:style-name="P2">13.0</text:p>
      <text:p text:style-name="P2">test iteration:</text:p>
      <text:p text:style-name="P2">195</text:p>
      <text:p text:style-name="P2">snr:</text:p>
      <text:p text:style-name="P2">13.0</text:p>
      <text:p text:style-name="P2">test iteration:</text:p>
      <text:p text:style-name="P2">196</text:p>
      <text:p text:style-name="P2">snr:</text:p>
      <text:p text:style-name="P2">13.0</text:p>
      <text:p text:style-name="P2">test iteration:</text:p>
      <text:p text:style-name="P2">197</text:p>
      <text:p text:style-name="P2">snr:</text:p>
      <text:p text:style-name="P2">13.0</text:p>
      <text:p text:style-name="P2">test iteration:</text:p>
      <text:p text:style-name="P2">198</text:p>
      <text:p text:style-name="P2">snr:</text:p>
      <text:p text:style-name="P2">13.0</text:p>
      <text:p text:style-name="P2">test iteration:</text:p>
      <text:p text:style-name="P2">199</text:p>
      <text:p text:style-name="P2">snrdb_list</text:p>
      <text:p text:style-name="P2">[ 8. <text:s/>9. 10. 11. 12. 13.]</text:p>
      <text:p text:style-name="P2">bers</text:p>
      <text:p text:style-name="P2">[[0.02052025 0.01068375 0.00505825 0.002245 <text:s text:c="2"/>0.00090425 0.00036675]]</text:p>
      <text:p text:style-name="P2">times</text:p>
      <text:p text:style-name="P2">[[0.00054043 0.00023706 0.00023594 0.00022321 0.00021407 0.00023074]]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14:17:45.126000000</meta:creation-date>
    <dc:date>2020-06-19T14:18:19.365000000</dc:date>
    <meta:editing-duration>PT37S</meta:editing-duration>
    <meta:editing-cycles>1</meta:editing-cycles>
    <meta:document-statistic meta:table-count="0" meta:image-count="0" meta:object-count="0" meta:page-count="88" meta:paragraph-count="5006" meta:word-count="7022" meta:character-count="38670" meta:non-whitespace-character-count="36651"/>
    <meta:generator>LibreOffice/6.3.0.4$Windows_X86_64 LibreOffice_project/057fc023c990d676a43019934386b85b21a9ee99</meta:generator>
  </office:meta>
</office:document-meta>
</file>